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2">
      <style:text-properties officeooo:rsid="001f3867" officeooo:paragraph-rsid="001f3867"/>
    </style:style>
    <style:style style:name="P2" style:family="paragraph" style:parent-style-name="Text_20_body">
      <style:text-properties officeooo:rsid="001f3867" officeooo:paragraph-rsid="001f3867"/>
    </style:style>
    <style:style style:name="P3" style:family="paragraph" style:parent-style-name="Standard">
      <style:text-properties officeooo:rsid="0020b2c0" officeooo:paragraph-rsid="0020b2c0"/>
    </style:style>
    <style:style style:name="P4" style:family="paragraph" style:parent-style-name="Text_20_body">
      <style:text-properties officeooo:rsid="0020b2c0" officeooo:paragraph-rsid="0020b2c0"/>
    </style:style>
    <style:style style:name="P5" style:family="paragraph" style:parent-style-name="Standard">
      <style:text-properties officeooo:rsid="0022bfe7" officeooo:paragraph-rsid="0022bfe7"/>
    </style:style>
    <style:style style:name="P6" style:family="paragraph" style:parent-style-name="Standard">
      <style:text-properties officeooo:rsid="0022bfe7" officeooo:paragraph-rsid="0032a45a"/>
    </style:style>
    <style:style style:name="P7" style:family="paragraph" style:parent-style-name="Heading_20_1">
      <style:text-properties officeooo:paragraph-rsid="0023461f"/>
    </style:style>
    <style:style style:name="P8" style:family="paragraph" style:parent-style-name="Standard">
      <style:text-properties officeooo:paragraph-rsid="0023461f"/>
    </style:style>
    <style:style style:name="P9" style:family="paragraph" style:parent-style-name="Text_20_body">
      <style:text-properties officeooo:paragraph-rsid="0023461f"/>
    </style:style>
    <style:style style:name="P10" style:family="paragraph" style:parent-style-name="Heading_20_2">
      <style:text-properties officeooo:rsid="0024583a" officeooo:paragraph-rsid="0024583a"/>
    </style:style>
    <style:style style:name="P11" style:family="paragraph" style:parent-style-name="Heading_20_2">
      <style:text-properties officeooo:paragraph-rsid="001f3867"/>
    </style:style>
    <style:style style:name="P12" style:family="paragraph" style:parent-style-name="Text_20_body">
      <style:text-properties officeooo:paragraph-rsid="002fcc8a"/>
    </style:style>
    <style:style style:name="P13" style:family="paragraph" style:parent-style-name="Text_20_body">
      <style:text-properties officeooo:paragraph-rsid="0024583a"/>
    </style:style>
    <style:style style:name="P14" style:family="paragraph" style:parent-style-name="Text_20_body">
      <style:text-properties officeooo:paragraph-rsid="002cc327"/>
    </style:style>
    <style:style style:name="P15" style:family="paragraph" style:parent-style-name="Text_20_body">
      <style:text-properties officeooo:paragraph-rsid="002e6d97"/>
    </style:style>
    <style:style style:name="P16" style:family="paragraph" style:parent-style-name="Text_20_body">
      <style:text-properties officeooo:paragraph-rsid="0032a45a"/>
    </style:style>
    <style:style style:name="P17" style:family="paragraph" style:parent-style-name="Text_20_body">
      <style:text-properties officeooo:paragraph-rsid="00349e81"/>
    </style:style>
    <style:style style:name="P18" style:family="paragraph" style:parent-style-name="Text_20_body">
      <style:text-properties fo:font-style="italic" fo:font-weight="bold" officeooo:paragraph-rsid="003842b7" style:font-style-asian="italic" style:font-weight-asian="bold" style:font-style-complex="italic" style:font-weight-complex="bold"/>
    </style:style>
    <style:style style:name="P19" style:family="paragraph" style:parent-style-name="Standard" style:list-style-name="L1">
      <style:text-properties officeooo:rsid="0022bfe7" officeooo:paragraph-rsid="0032a45a"/>
    </style:style>
    <style:style style:name="P20" style:family="paragraph" style:parent-style-name="Standard" style:list-style-name="L1">
      <style:text-properties officeooo:rsid="0022bfe7" officeooo:paragraph-rsid="0022bfe7"/>
    </style:style>
    <style:style style:name="P21" style:family="paragraph" style:parent-style-name="Text_20_body" style:list-style-name="L2"/>
    <style:style style:name="P22" style:family="paragraph" style:parent-style-name="Text_20_body" style:list-style-name="L2">
      <style:paragraph-properties fo:margin-top="0in" fo:margin-bottom="0in" style:contextual-spacing="false"/>
    </style:style>
    <style:style style:name="P23" style:family="paragraph" style:parent-style-name="Text_20_body" style:list-style-name="L3"/>
    <style:style style:name="P24" style:family="paragraph" style:parent-style-name="Text_20_body" style:list-style-name="L3">
      <style:paragraph-properties fo:margin-top="0in" fo:margin-bottom="0in" style:contextual-spacing="false"/>
    </style:style>
    <style:style style:name="P25" style:family="paragraph" style:parent-style-name="Text_20_body" style:list-style-name="L4"/>
    <style:style style:name="P26" style:family="paragraph" style:parent-style-name="Text_20_body" style:list-style-name="L4">
      <style:paragraph-properties fo:margin-top="0in" fo:margin-bottom="0in" style:contextual-spacing="false"/>
    </style:style>
    <style:style style:name="P27" style:family="paragraph" style:parent-style-name="Text_20_body" style:list-style-name="L5"/>
    <style:style style:name="P28" style:family="paragraph" style:parent-style-name="Text_20_body" style:list-style-name="L5">
      <style:paragraph-properties fo:margin-top="0in" fo:margin-bottom="0in" style:contextual-spacing="false"/>
    </style:style>
    <style:style style:name="P29" style:family="paragraph" style:parent-style-name="Text_20_body" style:list-style-name="L6"/>
    <style:style style:name="P30" style:family="paragraph" style:parent-style-name="Text_20_body" style:list-style-name="L6">
      <style:paragraph-properties fo:margin-top="0in" fo:margin-bottom="0in" style:contextual-spacing="false"/>
    </style:style>
    <style:style style:name="P31" style:family="paragraph" style:parent-style-name="Text_20_body" style:list-style-name="L6">
      <style:paragraph-properties fo:margin-top="0in" fo:margin-bottom="0in" style:contextual-spacing="false"/>
      <style:text-properties officeooo:paragraph-rsid="0020b2c0"/>
    </style:style>
    <style:style style:name="P32" style:family="paragraph" style:parent-style-name="Text_20_body" style:list-style-name="L7"/>
    <style:style style:name="P33" style:family="paragraph" style:parent-style-name="Text_20_body" style:list-style-name="L7">
      <style:paragraph-properties fo:margin-top="0in" fo:margin-bottom="0in" style:contextual-spacing="false"/>
    </style:style>
    <style:style style:name="P34" style:family="paragraph" style:parent-style-name="Text_20_body" style:list-style-name="L8"/>
    <style:style style:name="P35" style:family="paragraph" style:parent-style-name="Text_20_body" style:list-style-name="L8">
      <style:paragraph-properties fo:margin-top="0in" fo:margin-bottom="0in" style:contextual-spacing="false"/>
    </style:style>
    <style:style style:name="P36" style:family="paragraph" style:parent-style-name="Text_20_body" style:list-style-name="L9"/>
    <style:style style:name="P37" style:family="paragraph" style:parent-style-name="Text_20_body" style:list-style-name="L9">
      <style:paragraph-properties fo:margin-top="0in" fo:margin-bottom="0in" style:contextual-spacing="false"/>
    </style:style>
    <style:style style:name="P38" style:family="paragraph" style:parent-style-name="Text_20_body" style:list-style-name="L10"/>
    <style:style style:name="P39" style:family="paragraph" style:parent-style-name="Text_20_body" style:list-style-name="L10">
      <style:paragraph-properties fo:margin-top="0in" fo:margin-bottom="0in" style:contextual-spacing="false"/>
    </style:style>
    <style:style style:name="P40" style:family="paragraph" style:parent-style-name="Text_20_body" style:list-style-name="L11"/>
    <style:style style:name="P41" style:family="paragraph" style:parent-style-name="Text_20_body" style:list-style-name="L11">
      <style:paragraph-properties fo:margin-top="0in" fo:margin-bottom="0in" style:contextual-spacing="false"/>
    </style:style>
    <style:style style:name="P42" style:family="paragraph" style:parent-style-name="Text_20_body" style:list-style-name="L12"/>
    <style:style style:name="P43" style:family="paragraph" style:parent-style-name="Text_20_body" style:list-style-name="L12">
      <style:paragraph-properties fo:margin-top="0in" fo:margin-bottom="0in" style:contextual-spacing="false"/>
    </style:style>
    <style:style style:name="P44" style:family="paragraph" style:parent-style-name="Text_20_body" style:list-style-name="L13"/>
    <style:style style:name="P45" style:family="paragraph" style:parent-style-name="Text_20_body" style:list-style-name="L13">
      <style:paragraph-properties fo:margin-top="0in" fo:margin-bottom="0in" style:contextual-spacing="false"/>
    </style:style>
    <style:style style:name="P46" style:family="paragraph" style:parent-style-name="Text_20_body" style:list-style-name="L14"/>
    <style:style style:name="P47" style:family="paragraph" style:parent-style-name="Text_20_body" style:list-style-name="L14">
      <style:paragraph-properties fo:margin-top="0in" fo:margin-bottom="0in" style:contextual-spacing="false"/>
    </style:style>
    <style:style style:name="P48" style:family="paragraph" style:parent-style-name="Text_20_body" style:list-style-name="L15"/>
    <style:style style:name="P49" style:family="paragraph" style:parent-style-name="Text_20_body" style:list-style-name="L15">
      <style:paragraph-properties fo:margin-top="0in" fo:margin-bottom="0in" style:contextual-spacing="false"/>
    </style:style>
    <style:style style:name="P50" style:family="paragraph" style:parent-style-name="Text_20_body" style:list-style-name="L16"/>
    <style:style style:name="P51" style:family="paragraph" style:parent-style-name="Text_20_body" style:list-style-name="L16">
      <style:paragraph-properties fo:margin-top="0in" fo:margin-bottom="0in" style:contextual-spacing="false"/>
    </style:style>
    <style:style style:name="P52" style:family="paragraph" style:parent-style-name="Text_20_body" style:list-style-name="L17">
      <style:paragraph-properties fo:margin-top="0in" fo:margin-bottom="0in" style:contextual-spacing="false"/>
      <style:text-properties officeooo:paragraph-rsid="002e6d97"/>
    </style:style>
    <style:style style:name="P53" style:family="paragraph" style:parent-style-name="Text_20_body" style:list-style-name="L17">
      <style:text-properties officeooo:paragraph-rsid="002e6d97"/>
    </style:style>
    <style:style style:name="P54" style:family="paragraph" style:parent-style-name="Text_20_body" style:list-style-name="L18">
      <style:paragraph-properties fo:margin-top="0in" fo:margin-bottom="0in" style:contextual-spacing="false"/>
      <style:text-properties officeooo:paragraph-rsid="002fcc8a"/>
    </style:style>
    <style:style style:name="P55" style:family="paragraph" style:parent-style-name="Text_20_body" style:list-style-name="L19">
      <style:paragraph-properties fo:margin-top="0in" fo:margin-bottom="0in" style:contextual-spacing="false"/>
      <style:text-properties officeooo:paragraph-rsid="002fcc8a"/>
    </style:style>
    <style:style style:name="P56" style:family="paragraph" style:parent-style-name="Text_20_body" style:list-style-name="L19">
      <style:text-properties officeooo:paragraph-rsid="002fcc8a"/>
    </style:style>
    <style:style style:name="P57" style:family="paragraph" style:parent-style-name="Text_20_body" style:list-style-name="L20"/>
    <style:style style:name="P58" style:family="paragraph" style:parent-style-name="Text_20_body" style:list-style-name="L20">
      <style:paragraph-properties fo:margin-top="0in" fo:margin-bottom="0in" style:contextual-spacing="false"/>
    </style:style>
    <style:style style:name="T1" style:family="text">
      <style:text-properties officeooo:rsid="001f3867"/>
    </style:style>
    <style:style style:name="T2" style:family="text">
      <style:text-properties fo:font-style="italic" style:font-style-asian="italic" style:font-style-complex="italic"/>
    </style:style>
    <style:style style:name="T3" style:family="text">
      <style:text-properties officeooo:rsid="0023461f"/>
    </style:style>
    <style:style style:name="T4" style:family="text">
      <style:text-properties fo:font-style="normal" style:font-style-asian="normal" style:font-style-complex="normal"/>
    </style:style>
    <style:style style:name="T5" style:family="text">
      <style:text-properties fo:font-style="normal" officeooo:rsid="0023461f"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23461f" style:font-weight-asian="bold" style:font-weight-complex="bold"/>
    </style:style>
    <style:style style:name="T8" style:family="text">
      <style:text-properties fo:font-weight="bold" officeooo:rsid="0032a45a" style:font-weight-asian="bold" style:font-weight-complex="bold"/>
    </style:style>
    <style:style style:name="T9" style:family="text">
      <style:text-properties officeooo:rsid="0024583a"/>
    </style:style>
    <style:style style:name="T10" style:family="text">
      <style:text-properties officeooo:rsid="002cc327"/>
    </style:style>
    <style:style style:name="T11" style:family="text">
      <style:text-properties fo:font-weight="normal" style:font-weight-asian="normal" style:font-weight-complex="normal"/>
    </style:style>
    <style:style style:name="T12" style:family="text">
      <style:text-properties fo:font-weight="normal" officeooo:rsid="002cc327" style:font-weight-asian="normal" style:font-weight-complex="normal"/>
    </style:style>
    <style:style style:name="T13" style:family="text">
      <style:text-properties officeooo:rsid="0032a45a"/>
    </style:style>
    <style:style style:name="T14" style:family="text">
      <style:text-properties officeooo:rsid="00359d07"/>
    </style:style>
    <style:style style:name="T15" style:family="text">
      <style:text-properties officeooo:rsid="003842b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Любецкий Павел Викторович. <text:span text:style-name="T14">Ч</text:span><text:span text:style-name="T13">ерновики </text:span><text:span text:style-name="T14">за 2017-2018 годы</text:span></text:p>
      <text:p text:style-name="P5"/>
      <text:p text:style-name="P6"><text:span text:style-name="T6">Источник</text:span><text:span text:style-name="T8">и</text:span><text:span text:style-name="T6">:</text:span></text:p>
      <text:list text:style-name="L1">
        <text:list-item>
          <text:p text:style-name="P19"><text:a xlink:type="simple" xlink:href="https://web.archive.org/web/20180715042459/https://reuptake.github.io/" text:style-name="Internet_20_link" text:visited-style-name="Visited_20_Internet_20_Link">https://web.archive.org/web/20180715042459/https://reuptake.github.io/</text:a></text:p>
        </text:list-item>
        <text:list-item>
          <text:p text:style-name="P20"><text:a xlink:type="simple" xlink:href="https://web.archive.org/web/20171213223512/https://reuptake.github.io/" text:style-name="Internet_20_link" text:visited-style-name="Visited_20_Internet_20_Link">https://web.archive.org/web/20171213223512/https://reuptake.github.io/</text:a></text:p>
        </text:list-item>
        <text:list-item>
          <text:p text:style-name="P20"><text:a xlink:type="simple" xlink:href="https://web.archive.org/web/20170311131254/http://reuptake.github.io/art/poems-interesting.html" text:style-name="Internet_20_link" text:visited-style-name="Visited_20_Internet_20_Link">https://web.archive.org/web/20170311131254/http://reuptake.github.io/art/poems-interesting.html</text:a></text:p>
        </text:list-item>
      </text:list>
      <text:p text:style-name="P5"/>
      <text:p text:style-name="P8"><text:span text:style-name="T7">Лицензия:</text:span><text:span text:style-name="T3"> </text:span><text:a xlink:type="simple" xlink:href="https://creativecommons.org/licenses/by-sa/4.0/deed.ru" text:style-name="Internet_20_link" text:visited-style-name="Visited_20_Internet_20_Link"><text:span text:style-name="Emphasis"><text:span text:style-name="T5">Creative Commons Attribution Share Alike 4.0</text:span></text:span></text:a><text:span text:style-name="Emphasis"><text:span text:style-name="T5">. </text:span></text:span></text:p>
      <text:h text:style-name="P7" text:outline-level="1">Стихи</text:h>
      <text:h text:style-name="Heading_20_2" text:outline-level="2"><text:bookmark text:name="онтологически-холодное-стихотворение"/>Онтологически холодное стихотворение</text:h>
      <text:p text:style-name="Text_20_body"><text:span text:style-name="Emphasis">В песочных часах сыплется прах умирающего времени (вариант: умирающей вечности)</text:span></text:p>
      <text:p text:style-name="Text_20_body">квазары карлики кометы<text:line-break/>сегменты времени планеты</text:p>
      <text:p text:style-name="Text_20_body">в пустых глазницах вечности<text:line-break/>нет места человечности</text:p>
      <text:p text:style-name="Text_20_body">под радиопульсаров хор<text:line-break/>сгораю будто метеор</text:p>
      <text:p text:style-name="Text_20_body">из праха плёнка были<text:line-break/>а я из звёздной пыли</text:p>
      <text:h text:style-name="P1" text:outline-level="2"><text:bookmark text:name="безымянное"/>Безымянное</text:h>
      <text:p text:style-name="Text_20_body"><text:span text:style-name="Emphasis">намеренно без названия, потому что назвать – значит ограничить, а этого как раз хотелось бы избежать</text:span></text:p>
      <text:p text:style-name="Text_20_body">давайте присядем на мягкую Вечность<text:line-break/>и будем следить за тем,<text:line-break/>как устремляются в бесконечность<text:line-break/>духи нескучных тем</text:p>
      <text:p text:style-name="Text_20_body">для разговоров (читать – болтовни).<text:line-break/>смотрите, как быстро убегают они!</text:p>
      <text:p text:style-name="Text_20_body">давайте следить за Пространства игрою<text:line-break/>за суетой Времён,<text:line-break/>за сутью вещей, которым, порою<text:line-break/>ещё не дали имён.</text:p>
      <text:p text:style-name="Text_20_body"><text:soft-page-break/>и вряд ли дадут. давайте встрепещем<text:line-break/>от вещи, большей понятия «вещи»!</text:p>
      <text:h text:style-name="P1" text:outline-level="2"><text:bookmark text:name="мы-тоже"/>Мы тоже</text:h>
      <text:p text:style-name="Text_20_body">о Боже!<text:line-break/>мы это знание выдумывали тоже.<text:line-break/>мы эту правду чувствовали тоже.<text:line-break/>мы тоже.</text:p>
      <text:h text:style-name="P1" text:outline-level="2"><text:bookmark text:name="малітва"/>Малітва</text:h>
      <text:p text:style-name="Text_20_body">штосьці губляем, штосьці знаходзім,<text:line-break/>сонца свеціць лампай стоватнай.<text:line-break/>божа, калі ты існуеш у прыродзе,<text:line-break/>зрабі<text:line-break/>мяне<text:line-break/>адэкватным!<text:line-break/>свой квіток я згубіў на ўваходзе.<text:line-break/>ну і чорт з ім, так пройдзем.</text:p>
      <text:h text:style-name="Heading_20_2" text:outline-level="2">Эхо перезвона колокольчиков</text:h>
      <text:p text:style-name="Text_20_body">…и ей казалось. что внутри<text:line-break/>всё не такое, как снаружи<text:line-break/>что вот - часы пробили три<text:line-break/>и вот - пора готовить ужин</text:p>
      <text:p text:style-name="Text_20_body">и небо, только посмотри<text:line-break/>бывает и в ближайшей луже<text:line-break/>и что оно, держу пари,<text:line-break/>ничем обычного не хуже</text:p>
      <text:p text:style-name="Text_20_body">что в отраженьи сточных вод<text:line-break/>есть свой, особый небосвод</text:p>
      <text:p text:style-name="Text_20_body">что поток мыслей в голове<text:line-break/>бывает шире или уже<text:line-break/>и что несчастный человек<text:line-break/>придумал пистолет и ружья</text:p>
      <text:p text:style-name="Text_20_body">а счастье - это так легко,<text:line-break/>но счастлив только тот, кто нужен<text:line-break/>кто может жить не беспоко<text:line-break/>я, не надоев и не нарушив</text:p>
      <text:h text:style-name="P11" text:outline-level="2"><text:bookmark text:name="паэзія--гэта-ахвяра-і-подзвіг"/><text:soft-page-break/><text:span text:style-name="T1">Паэзія – гэта ахвяра і подзвіг</text:span></text:h>
      <text:p text:style-name="Text_20_body">паэзія - гэта ахвяра і подзвіг<text:line-break/>дзякуй богу, што тое, што я пішу - не паэзія,<text:line-break/>а так, звычайны душэўны эксгібіцыянізм.<text:line-break/>паэзія - гэта як лёгкі подых,<text:line-break/>ці амерыканскія горкі, што хутка нясуць цябе ўніз.</text:p>
      <text:p text:style-name="Text_20_body"><text:span text:style-name="T3">п</text:span>аэзія - гэта голая манашка з наколкай на спіне,<text:line-break/>ці маўклівы інтэлігент, якога замучыў штодзённы быт.<text:line-break/>удзень ён жыве ў рытме разам з усімі,<text:line-break/>каб ноччу прачнуцца - у халодным поце - злавіўшы свой рытм.</text:p>
      <text:p text:style-name="Text_20_body">паэзія ніколі не церпіць халтуры<text:line-break/>ці фальшу, стракатасці ў вонкавасці.<text:line-break/>глыбіня для яе - другая натура,<text:line-break/>і гэтых натураў - бясконцасць.</text:p>
      <text:p text:style-name="Text_20_body">паэзія - гэта няспынныя гонкі,<text:line-break/>у якіх ты ніколі не прыйдзеш да фінішу<text:line-break/>яна ўнутры, хоць ўвесь час лезе вонкі.<text:line-break/>шэпт ветру,<text:line-break/>пах яблыкаў,<text:line-break/>плыні шум.</text:p>
      <text:p text:style-name="Text_20_body"><text:span text:style-name="Emphasis"><text:span text:style-name="Strong_20_Emphasis">P.S.</text:span></text:span><text:span text:style-name="Emphasis"> раптам падхоплены плынню са словаў<text:line-break/>ты можаш выказаць невыказнае<text:line-break/>будзь па-за шаблёнамі, па-за ўмовамі<text:line-break/>заўсёды тут і заўсёды па-за.</text:span></text:p>
      <text:h text:style-name="P1" text:outline-level="2"><text:bookmark text:name="некоторые-из-ритмов-сны-с-ны"/>Некоторые из ритмов (сны с ны)</text:h>
      <text:h text:style-name="Heading_20_3" text:outline-level="3"><text:bookmark text:name="ритм-первый"/>Ритм первый</text:h>
      <text:p text:style-name="Text_20_body">сегодня мы смотрели с ны<text:line-break/>на яблоневый сад,<text:line-break/>на смену ритма тишины<text:line-break/>один раз в два часа,</text:p>
      <text:p text:style-name="Text_20_body">на бездну звёзд, которых нет,<text:line-break/>крупицу всех, что есть,<text:line-break/>в пространстве-времени просвет,<text:line-break/>куда нам не пролезть.</text:p>
      <text:h text:style-name="Heading_20_3" text:outline-level="3"><text:bookmark text:name="ритм-второй"/>Ритм второй</text:h>
      <text:p text:style-name="Text_20_body">сегодня мы смотрели с ны<text:line-break/>на то, как умирают<text:line-break/>смы<text:line-break/>слы. и то, к<text:line-break/><text:soft-page-break/>ак снова возникают<text:line-break/>такое чувство, будто ток<text:line-break/>ом бьёт,<text:line-break/>и жжёт как йод.<text:line-break/>пустоты дуккха заполняет,<text:line-break/>пчела бессмертная поёт.</text:p>
      <text:h text:style-name="P1" text:outline-level="2"><text:bookmark text:name="опыт-общения-с-известным-профессиональным-литератором-по-мотивам-шекли"/>Опыт общения с известным профессиональным литератором (по мотивам Шекли)</text:h>
      <text:p text:style-name="Text_20_body">– Лимля, печукрудалия, дадалка, псевдоангелы какие-то под псевдонимбами и, как его, гладкошёрстный пурктик? – говорит мне один известный профессиональный литератор, протирая стёклочки<text:line-break/>– Не марайте бумагу, займитесь делом<text:line-break/>Всё высосано из пальца<text:line-break/>Чешуя его из жёлтой становится белой<text:line-break/>И он втягивает свою голову в панцирь.</text:p>
      <text:h text:style-name="P1" text:outline-level="2"><text:bookmark text:name="кредо-2-шт"/>Кредо (2010)</text:h>
      <text:p text:style-name="Text_20_body">божа, я хачу глядзець людзям у вочы<text:line-break/>не сармеючыся. і не імкнучыся адвесці позірк<text:line-break/>я хачу адчуваць кожнай клеткай свайго цела<text:line-break/>жыццё. яго пульс і подых<text:line-break/>я хачу наперад крочыць<text:line-break/>з адчуваннем, што ўсё зрабіў правільна.<text:line-break/>а яшчэ - каб уласныя адчуванні<text:line-break/>ніколі мяне не падманвалі</text:p>
      <text:p text:style-name="Text_20_body">я хачу - з захаваннем аўтарскай інтанацыі, арфаграфіі і пунктуацыі<text:line-break/>я хачу ўсё па пунктах, заснавальна, ці адразу, імправізацыяй</text:p>
      <text:p text:style-name="Text_20_body">я хачу, каб галоўным словам стала “дзякуй”, а галоўным пачуццем - любоў<text:line-break/>я хачу гаварыць адразу, без уводных прамоў<text:line-break/>я хачу, каб любая параза была найменш значнай з падзей<text:line-break/>я хачу верыць у людзей</text:p>
      <text:p text:style-name="Text_20_body">я хачу быць камусьці патрэбным<text:line-break/>я хачу ў вечар суботы<text:line-break/>я хачу хацець не дарэмна<text:line-break/>я хачу адчування палёту<text:line-break/>я хачу сабе крыл<text:line-break/>і яшчэ дачакаць, калі яно прыйдзе, доўгачаканае «потым»</text:p>
      <text:p text:style-name="Text_20_body">я хачу, каб усё было шчыра<text:line-break/>амінь</text:p>
      <text:h text:style-name="Heading_20_2" text:outline-level="2"><text:bookmark text:name="один-мой-день"/><text:soft-page-break/>Один мой день</text:h>
      <text:p text:style-name="Text_20_body">норковые шубы вылезли из нор<text:line-break/>дамы идут в <text:a xlink:type="simple" xlink:href="https://web.archive.org/web/20180425095345/https://vocabulary.ru/termin/shub-shizofrenicheskii.html" text:style-name="Internet_20_link" text:visited-style-name="Visited_20_Internet_20_Link">schub</text:a>`ах вне возможных норм</text:p>
      <text:p text:style-name="Text_20_body">идут пускаясь в пляску на облокаблуках<text:line-break/>мужья ведут коляски на длинных поводках</text:p>
      <text:p text:style-name="Text_20_body">летят часы с кукушкой разносят жизнесроки<text:line-break/>а дзенские хлопушки пускают дхарм потоки</text:p>
      <text:p text:style-name="Text_20_body">разбужена округа хлопками дзен-петард<text:line-break/>чаи “беседа” (с другом) в капсулах ретард</text:p>
      <text:p text:style-name="Text_20_body">– пролонг-реализация потребности в общении<text:line-break/>для чайных корпораций же - путь к обогащению</text:p>
      <text:p text:style-name="Text_20_body">…а лебеди в балетках ныряют в водоём<text:line-break/>ну всё, настал таблеток торжественный приём</text:p>
      <text:h text:style-name="Heading_20_2" text:outline-level="2"><text:bookmark text:name="ещё-один-день"/>Ещё один день</text:h>
      <text:p text:style-name="Text_20_body">ещё один день. его Мера и Суть — Всё Поглотивший Испуг<text:line-break/><text:span text:style-name="T3">уйди нечистый</text:span>. забери с <text:span text:style-name="T3">с</text:span>обой <text:span text:style-name="T3">с</text:span>вои</text:p>
      <text:list text:style-name="L2">
        <text:list-item>
          <text:p text:style-name="P22">Обоняние </text:p>
        </text:list-item>
        <text:list-item>
          <text:p text:style-name="P22">Зрение </text:p>
        </text:list-item>
        <text:list-item>
          <text:p text:style-name="P21">Слух </text:p>
        </text:list-item>
      </text:list>
      <text:p text:style-name="P9">ещё один день. его мера - испуг и отчаяние<text:line-break/><text:span text:style-name="T3">уйди нечистый</text:span>. забери с <text:span text:style-name="T3">с</text:span>обой <text:span text:style-name="T3">с</text:span>вои</text:p>
      <text:list text:style-name="L3">
        <text:list-item>
          <text:p text:style-name="P24">Зрение </text:p>
        </text:list-item>
        <text:list-item>
          <text:p text:style-name="P24">Слух </text:p>
        </text:list-item>
        <text:list-item>
          <text:p text:style-name="P23">Обоняние </text:p>
        </text:list-item>
      </text:list>
      <text:p text:style-name="Text_20_body">в общем-то, вот они, опрелые прелести жизни в долг<text:line-break/>согласился бы и на кондицию как у Кандинского, вот только и к ней путь долог<text:line-break/>путь долог, а движения нет. нет движения кро ме движения кро ви<text:line-break/>радует только что хоть что третий из органов зрения не обезбровлен</text:p>
      <text:p text:style-name="Text_20_body">поиск решения гол, он сам по себе, с него спала иллюзия смысла<text:line-break/>муха сознания (какая там бабочка!) вязнет в меду из мыслей<text:line-break/>который почему-то льётся непрерывным потопом<text:line-break/>манит самая суть? попробуй добраться до неё автостопом!</text:p>
      <text:h text:style-name="Heading_20_2" text:outline-level="2"><text:bookmark text:name="ночь"/>Ночь</text:h>
      <text:p text:style-name="Text_20_body">ночь - это время долгожданной свободы<text:line-break/>ото всех не тобой обусловленных<text:line-break/>условностей<text:line-break/><text:soft-page-break/>мысли в голове прокручиваются с безумной скоростью<text:line-break/>и исчезают, унося от тебя собой дневные заботы</text:p>
      <text:p text:style-name="Text_20_body">ночью нет места для правил и обязательств<text:line-break/>безумно длинна, но это ей даже идёт<text:line-break/>стечение вялотекущести<text:bookmark text:name="fnref:1"/><text:a xlink:type="simple" xlink:href="https://web.archive.org/web/20180425095345/http://reuptake.github.io/art/poems.html#fn:1" text:style-name="Internet_20_link" text:visited-style-name="Visited_20_Internet_20_Link">1</text:a> обстоятельств<text:line-break/>и иллюзорности грёз, где выход не там же, где вход</text:p>
      <text:p text:style-name="Text_20_body">в ночные часы я кажусь себе немножечко лучше<text:line-break/>видя лишь то, что всё время старался увидеть<text:line-break/>повергая<text:line-break/>Всесильный<text:line-break/>Его Величество Случай<text:line-break/>и возлюбя<text:line-break/>то, что хотел ненавидеть</text:p>
      <text:p text:style-name="Text_20_body">ночью нет рамок, ночью стёрты границы<text:line-break/>бессмысленен смысл, отныне смысл – ты сам<text:line-break/>ты волен лететь навеки свободною птицей<text:line-break/>в мире, податливом, как мягкий кусок бабль-гам</text:p>
      <text:h text:style-name="Heading_20_2" text:outline-level="2"><text:bookmark text:name="1001-шлях-адчуць-сябе-поўным-лузерам-робячы-ўсё-правільна-рэп-на-дзень-народзінаў"/>100+1 Шлях Адчуць Сябе Поўным Лузерам, Робячы ўсё Правільна (рэп на дзень народзінаў)</text:h>
      <text:p text:style-name="P18"><text:span text:style-name="T15">Красавік </text:span>2010</text:p>
      <text:p text:style-name="Text_20_body"><text:span text:style-name="Emphasis">Прысвячаецца мне.</text:span></text:p>
      <text:p text:style-name="Text_20_body">я ніяк не магу пазбавіцца ад адчування таго, што буду жыць вечна<text:line-break/>гэтае адчуванне засела ў мяне ў самых глыбінях свядомасці, і яго не вытравіш адтуль нават дыхлафосам<text:line-break/>словы бываюць бессэнсоўнымі (калі прыходзіцца казаць і казаць нешта, толькі каб яны адчапіліся), і я, часам, паводжу сябе ну вельмі недарэчна –<text:line-break/>але ўсё роўна, лепей так, чым вечна хадзіць з высока задраным носам.</text:p>
      <text:p text:style-name="Text_20_body">я ніколі не веру ў сваю правату, калі мне кажуць: “хлопча, ты маеш рацыю!”<text:line-break/>і гатовы на ўсё, каб яе даказаць, калі з мяне ўсе смяюцца.<text:line-break/>я імкнуся не губляць твара, праяўляць велікадушша, усміхацца й смяяцца.<text:line-break/>а потым б’юся аб сценку і думаю: “калі яны ўсе заб’юцца!”</text:p>
      <text:p text:style-name="Text_20_body">я прывык фіксаваць свядомасць на адным чалавеку ці справе<text:line-break/>што зробіш, галава ўвесь час занятая клопатам аб клопатах, тваіх і сваіх<text:line-break/>(канешне, толькі тады, калі яна свабодная ад думак аб пазачарговай страве - у такія моманты звычайна зусім не да іх…)</text:p>
      <text:p text:style-name="Text_20_body">я прывык увесь час вітаць ў аблоках, вандруючы ад мары да новай мары,<text:line-break/>ісці па шляху, што мне асабіста выдзеліў Бог<text:line-break/>у цемры настолькі глыбокай, што хоць выкалі вока,<text:line-break/>сярод мной жа настаўленых абставін і нейкіх там планаў<text:line-break/><text:soft-page-break/>спатыкнуўшыся й мацюгнуўшыся, упаўшы ў лужыну (чамусьці заўсёды тварам),<text:line-break/>устаць і пайсці, не заўважаючы, што ідзеш у іншы бок.</text:p>
      <text:h text:style-name="Heading_20_2" text:outline-level="2"><text:span text:style-name="T3">Т</text:span>расянк<text:span text:style-name="T3">а</text:span></text:h>
      <text:p text:style-name="Text_20_body">таки ужо чалавек, яго судьба - мы надзяваем урэменные маски<text:line-break/>наги тым часам дзве, и лыжа тожа два<text:line-break/>скальзяць па снегу и траве (але са змазкай)</text:p>
      <text:p text:style-name="Text_20_body">яшчэ у чалавека дзве руки,<text:line-break/>два вухи, дзве наздры и сам ён парны<text:line-break/>и дзве наги, и два чаравики,<text:line-break/>па усёй сваёй прыродзе ён бинарны<text:line-break/>там дзе ёсць крышка, заусёды ёсць и дно,<text:line-break/>а на гениальна знойдзецца бяздарна<text:line-break/>у дваякасци такой жыццё. адно.<text:line-break/>не прапусци. не карыстайся марна</text:p>
      <text:h text:style-name="P1" text:outline-level="2"><text:bookmark text:name="числовая-поэзия"/>Числовая поэзия</text:h>
      <text:h text:style-name="Heading_20_4" text:outline-level="4"><text:bookmark text:name="геометрическое-стихотворение-со-знаменателем-одна-вторая"/>Геометрическое стихотворение со знаменателем одна вторая</text:h>
      <text:p text:style-name="Text_20_body">один <text:span text:style-name="Emphasis">(читается за одну секунду)</text:span><text:line-break/>одна вторая <text:span text:style-name="Emphasis">(читается за одну вторую секунды)</text:span><text:line-break/>одна четвёртая <text:span text:style-name="Emphasis">(читается за одну четвёртую секунду)</text:span><text:line-break/>одна восьмая <text:span text:style-name="Emphasis">(читается за одну восьмую секунды)</text:span><text:line-break/>одна шестнадцатая <text:span text:style-name="Emphasis">(читается за одну шестнадцатую секунды)</text:span><text:line-break/>…<text:line-break/><text:span text:style-name="Emphasis">число строк в стихотворении бесконечное (счётное).<text:line-break/>полностью стихотворение читается за две секунды.</text:span></text:p>
      <text:h text:style-name="Heading_20_4" text:outline-level="4"><text:bookmark text:name="обобщённое-гармоническое-стихотворение-стихотворение-дирихле-с-параметром-альфа-равным-двум"/>Обобщённое гармоническое стихотворение (стихотворение Дирихле) с параметром альфа, равным двум</text:h>
      <text:p text:style-name="Text_20_body">один <text:span text:style-name="Emphasis">(читается за одну секунду)</text:span><text:line-break/>одна четвёртая <text:span text:style-name="Emphasis">(читается за одну четвёртую секунды)</text:span><text:line-break/>одна девятая <text:span text:style-name="Emphasis">(читается за одну девятую секунды)</text:span><text:line-break/>одна шестнадцатая <text:span text:style-name="Emphasis">(читается за одну шестнадцатую секунды)</text:span><text:line-break/>одна двадцать пятая <text:span text:style-name="Emphasis">(читается за одну двадцать пятую секунды)</text:span><text:line-break/>…<text:line-break/><text:span text:style-name="Emphasis">число строк в стихотворении бесконечное (счётное).<text:line-break/>полностью стихотворение читается за пи в квадрате делить на шесть секунды.</text:span></text:p>
      <text:h text:style-name="Heading_20_2" text:outline-level="2"><text:bookmark text:name="в-честь-пятидесятого-найденного-числа-мерсенна"/>В честь пятидесятого найденного числа Мерсенна</text:h>
      <text:p text:style-name="Text_20_body">очередной поток дхарм пытающийся скрыться в миражах и за ярлыками =: x_0<text:line-break/>клякса на чистом листе попытки начать всё сначала =: x_1<text:line-break/><text:soft-page-break/>то, как она просачивается сквозь простыню на ткань пространства и времени =: x_<text:span text:style-name="T1">2</text:span><text:line-break/>…</text:p>
      <text:p text:style-name="Text_20_body">– глубоко извращённый секс со многими неизвестными одно из которых - ты</text:p>
      <text:p text:style-name="Text_20_body">и даже учтя что не каждый переживёт встречу с сутью<text:line-break/>стоит учитывать что для некоторых она едва ли не самое простое испытание в их жизни</text:p>
      <text:p text:style-name="Text_20_body">1, 3, 7, 15, 31, 63, 127, 255, … , 2^{77,232,917} - 1, …<text:line-break/>как забавно что порой чуть ли не самые простые вещи<text:line-break/>приходится искать так долго</text:p>
      <text:p text:style-name="Text_20_body">и что самой лучшей структурой вдруг может разродиться сам хаос<text:line-break/>смеясь над твоими бесплодными поисками</text:p>
      <text:h text:style-name="Heading_20_2" text:outline-level="2"><text:bookmark text:name="на-смерть-семантики"/>На смерть семантики</text:h>
      <text:p text:style-name="Text_20_body">хамелеоньи грибницы чисты<text:line-break/>густы фараонов гробницы<text:line-break/>смысл утерян. огни Пустоты -<text:line-break/>новой семантики лица</text:p>
      <text:h text:style-name="Heading_20_2" text:outline-level="2"><text:bookmark text:name="парадоксов-рукав"/>Парадоксов рукав</text:h>
      <text:p text:style-name="Text_20_body">парадоксов рукав,<text:line-break/>где пространство –<text:line-break/>ручной колонтитул.</text:p>
      <text:p text:style-name="Text_20_body">истончается быль<text:line-break/>и семантики порвана ткань.</text:p>
      <text:p text:style-name="Text_20_body">тяжек крест, словно орден.<text:line-break/>удар приговора –<text:line-break/>как титул.</text:p>
      <text:p text:style-name="Text_20_body">смерть –<text:line-break/>как главная тема,<text:line-break/>лейтмотив.</text:p>
      <text:p text:style-name="Text_20_body">жизнь –<text:line-break/>немого гортань.</text:p>
      <text:h text:style-name="Heading_20_2" text:outline-level="2"><text:bookmark text:name="оригинальность-многослойных-смыслов"/>Оригинальность многослойных смыслов</text:h>
      <text:p text:style-name="P2"><text:span text:style-name="Emphasis">Посвящается мезолимбическому дофаминовому пути</text:span><text:line-break/>весь мир мультяшен и ненастоящ<text:line-break/>орлиной солью высыпан паркет<text:line-break/>лишь голос Голосовкера звенящ<text:line-break/>он громко зазывает на банкет</text:p>
      <text:p text:style-name="Text_20_body"><text:soft-page-break/>где робкий одинокий мыслепут<text:line-break/>в который раз распутывает след<text:line-break/>загадочный: сейчас он, вроде, тут<text:line-break/>а через миг – уже, похоже, нет</text:p>
      <text:p text:style-name="Text_20_body">этаж затих. на сестринском посту<text:line-break/>звучит раскатом братская молитва.<text:line-break/>бассейн наплакан. гладко выбрит стул<text:line-break/>он храбр, и оттого – опасной бритвой.</text:p>
      <text:p text:style-name="Text_20_body">в созвездии Большой Столовой Ножки<text:line-break/>корабль наконец-то лёг на курс.<text:line-break/>хоть странен порождённый мной дискурс<text:line-break/>в контексте мирозданья многоножки.</text:p>
      <text:p text:style-name="Text_20_body">как рёв сирен, когда я заземлился<text:line-break/>как вой вселен<text:line-break/>ных, что снуют без дела<text:line-break/>как саблезубость Нельсона Манделы<text:line-break/>витиеватость позабытых истин<text:line-break/>и смысл, что как будто испарился</text:p>
      <text:h text:style-name="Heading_20_2" text:outline-level="2"><text:bookmark text:name="ортогональность-позитронных-смыслов"/>Ортогональность позитронных смыслов</text:h>
      <text:p text:style-name="Text_20_body">нож - это бремя жданодолгой свободы<text:line-break/>ото всех не тобой<text:line-break/>гиппопанк звучит в каждом доме уже практически годы</text:p>
      <text:p text:style-name="Text_20_body">контексты мирозданья многоножки<text:line-break/>разорваны, как овощи в окрошке</text:p>
      <text:p text:style-name="Text_20_body">предвещая беды, бады, Будды и боды<text:line-break/>предвещая кораллы и хороводы</text:p>
      <text:p text:style-name="Text_20_body">так скажи Архи тектор<text:line-break/>правда ли те кто?</text:p>
      <text:p text:style-name="Text_20_body">предвещая великий отбой</text:p>
      <text:p text:style-name="Text_20_body"><text:span text:style-name="Emphasis">не барайте марагу, печукрудаля темя:<text:line-break/>у вас голова испанца.<text:line-break/>ползяк, червоточащий семя<text:line-break/>несёт однородность субстанции</text:span></text:p>
      <text:h text:style-name="Heading_20_2" text:outline-level="2"><text:bookmark text:name="section-9"/><text:span text:style-name="Emphasis"><text:span text:style-name="T4">Белое стихотворение про схизис</text:span></text:span></text:h>
      <text:p text:style-name="Text_20_body"><text:span text:style-name="Emphasis">Сцена: универсум психики.<text:line-break/>Крупный план: зрители видят надлом.<text:line-break/>Из надлома выкатывается яблоко.</text:span></text:p>
      <text:p text:style-name="Text_20_body"><text:soft-page-break/>Помидор грызёт яблоко<text:line-break/>Яблоко грызёт слива<text:line-break/>Сливу грызёт Ближайший<text:line-break/>Ближайшего никто не грызёт</text:p>
      <text:h text:style-name="P1" text:outline-level="2"><text:bookmark text:name="песнопения-хора-норковых-schub"/>Песнопения хора норковых schub</text:h>
      <text:p text:style-name="P17"><text:span text:style-name="Emphasis">слышите выжжена вышита выше там<text:line-break/>в крыше ли в трубке дыра<text:line-break/>в общем-то именно так<text:line-break/>выглядит наша нора</text:span></text:p>
      <text:p text:style-name="Text_20_body">немного рифмованной чу-<text:line-break/>ши. быть восьмилетним ребёнком - достаточный смех через юность. кричу: вот, мне девять!<text:line-break/>надеюсь, не очень-то громко, не очень-то громко надеясь.</text:p>
      <text:p text:style-name="Text_20_body">вокруг ползла пересечённая оазис:<text:line-break/>мать,<text:line-break/>мадемуазель,<text:line-break/>Империя!<text:line-break/>вокруг пол зла<text:line-break/>источник из вылазь из<text:line-break/>и таинство мистерии</text:p>
      <text:p text:style-name="Text_20_body">у людей которые с нами учатся только в десятом семестре будут попрошайки<text:line-break/>в каких-то случаях лучше не мучиться например перец или дерьмо на лужайке<text:line-break/>в каких-то случаях странные ночки ли<text:line-break/>такие как мы в основном одиночки<text:line-break/>которые объединяются в шайки</text:p>
      <text:p text:style-name="Text_20_body">над каждой парой брюк<text:line-break/>искрится ледяную<text:line-break/>и каждый пятый жезл<text:line-break/>зелёному под стать</text:p>
      <text:h text:style-name="Heading_20_1" text:outline-level="1">Проза</text:h>
      <text:h text:style-name="Heading_20_2" text:outline-level="2"><text:bookmark text:name="случайные-наброски"/><text:span text:style-name="T9">Аниил Дхармс. </text:span>Случа(йные наброск)и</text:h>
      <text:p text:style-name="P13"><text:span text:style-name="Strong_20_Emphasis">Об авторе:</text:span> <text:span text:style-name="Emphasis">буддист-абсурдист.</text:span></text:p>
      <text:p text:style-name="Text_20_body">проблема - это концепция проблемы. убрать уровень концепций значит убрать уровень проблем. это как в прятки играть: чтобы тебя не смогли найти, нужно закрыть глаза. дети интуитивно догадываются, что нужно всё делать именно так, но получается у них далеко не всегда. просто они забывают закрыть третий глаз. далее третий глаз поворачивается внутрь головы и пристально рассматривает носителя. рассматривает до тех пор, пока не станет понятно, что носителя-то и нет! а как его после такого найдёшь?</text:p>
      <text:p text:style-name="Text_20_body"><text:soft-page-break/>при осознании Пустоты очень легко впасть в ошибку, создав себе идола, концепцию Пустоты на уровне концепций, и осознав её. а дальше что предлагаете? вместо того, чтобы достичь Нирваны, достичь концепции Нирваны? Будда предостерегал от такого, но предостережение попало немного не в то время и не в тот культурный контекст, прозвучав как “не сотвори себе кумира” в Ветхом Завете. ну, такие ошибки простительны, если ты существуешь вне времени.</text:p>
      <text:p text:style-name="Text_20_body">у Будды был один ученик, испытывавший к нему большую привязанность (и выражавший её тем, что постоянно пытался привлечь внимание Учителя разговорами). Будда давно повторял, что привязанность - причина страданий, и он совсем не хотел страданий ученика, поэтому часто спрашивал у него: чего ты ко мне привязался?!</text:p>
      <text:p text:style-name="Text_20_body">Окончательную Истину невозможно увидеть ни одним из трёх своих глаз. ими можно увидеть лишь то, что увидеть её с их помощью нельзя. и увидев это, можно увидеть Окончательную Истину. но не глазами, это сложно объяснить… вы попробуйте, сами увидите.</text:p>
      <text:h text:style-name="Heading_20_2" text:outline-level="2"><text:bookmark text:name="наш-муравейник-следом-за-моруа"/>Наш муравейник: следом за Моруа</text:h>
      <text:p text:style-name="Text_20_body">Ардагони был ещё совсем молодым божеством. Мать в первый раз привела его выбрать себе игрушечный мирок - сущий пустяк по сравнению с теми, которыми ворочали взрослые! - в магазин игрушек. Населявшие этот мир народы были такими примитивными, а сам он - так прост в обращении, что его без опаски можно было доверить и ребёнку.</text:p>
      <text:p text:style-name="Text_20_body">Внутри пластиковой колбы на пластиковой подставке висела крохотная планетка. Всё, что требовалось от владельца - это раз в месяц подбрасывать туда щепотку любви и несколько капелек счастья, реализуя свою божественную природу.</text:p>
      <text:p text:style-name="Text_20_body">Ардагони исправно делал всё это, пока не вырос и не занялся делами серьёзнее и величественнее, позабыв свои детские игрушки. А люди, которые населяли этот мир, тем временем продолжали жить свои жизни, счастья и любви в которых становилось всё меньше. При этом почему-то они всерьёз считали, что счастливыми им мешают быть другие люди (увы, ума многим из них тоже недоставало) и вели свои бесконечные скучные войны.</text:p>
      <text:p text:style-name="Text_20_body">Хотя нет, бесконечными они как раз не были: в конце концов жителей на планетке осталось совсем мало, да и оставшиеся после всех этих химических атак и ядерных бомб особым здоровьем не отличались. Если у кого-то и рождались дети, они были уродами и быстро умирали. В конце концов на всей планете осталось только двое: Альманора и Финкьяри.</text:p>
      <text:p text:style-name="Text_20_body">Этот мир ещё долго никто не доставал из мешка для старых игрушек, так что никто так и не увидел, как он доживал свои последние дни. И как умер Финкьяри, изо всех сил пытаясь сберечь последние крохи любви (крохи для этого мира, но не для него самого!) для Альманоры, своей Королевы.</text:p>
      <text:h text:style-name="Heading_20_2" text:outline-level="2"><text:bookmark text:name="трагические-судьбы-гадких-утят"/>Трагические судьбы гадких утят</text:h>
      <text:p text:style-name="Text_20_body">Жил-был один гадкий утёнок. Ну, по правде говоря, никаким утёнком он не был, да и гадким был уж точно куда меньше остальных, но о том, что он гадкий и о том, что он утёнок, ему постоянно твердили окружающие, и оснований для сомнения наш герой не видел. Да что там <text:soft-page-break/>говорить, он и близко не мог допустить даже мысли о том, что этот порядок вещей неправильный и не догадывался о своей сути: огромном потенциале прекрасного лебедя. Не догадывался и так никогда не догадался, ровно как и не догадались окружающие: “утёнка” успели сломать раньше, чем он присоединился к остальным лебедям. Так что наш утёнок попал в дурку, где и провёл остаток своей полной боли жизни в овощном состоянии, напичканный нейролептиками первого поколения – современные препараты утки-врачи признавать отказывались.</text:p>
      <text:p text:style-name="Text_20_body">Другому же утёнку повезло больше: он успел превратиться в лебедя до того, как случилась катастрофа, но крышей всё равно поехал. Остаток жизни его мучали кошмары и воспоминания о прошлом, и свою прекрасно-лебединую жизнь он прожил, сидя на препаратах и борясь с обострениями.</text:p>
      <text:p text:style-name="Text_20_body">А ещё один утёнок был в курсе оригинальной истории про гадкого утёнка и тоже любил лебедей. Он уже был готов к преображению в прекрасного лебедя, вот только оказалось, что не лебедь он никакой, а реально гадкий утёнок с мегаломанией. В дурку его отправили уже сами лебеди: многие из них в душе оказались не такими уж и прекрасными, а заносчивыми лебедями-снобами, презирающими чужаков. И они совсем не любили, когда к ним примазывались всякие untervogel.</text:p>
      <text:h text:style-name="Heading_20_2" text:outline-level="2"><text:bookmark text:name="стул-в-небытие"/>Стул в небытие</text:h>
      <text:p text:style-name="Text_20_body"><text:span text:style-name="Strong_20_Emphasis">вначале не было ничего.</text:span></text:p>
      <text:p text:style-name="Text_20_body">нет, действительно, в свежесамозародившейся Вселенной для “ничего” просто не хватало места: вся она полнилась неисчислимым множеством сущностей, слишком свободных и мало с чем определившихся, чтобы иметь достаточно уловимые, хоть как-то пригодные для их описания, свойства.</text:p>
      <text:p text:style-name="Text_20_body">эти сущности кружились в поначалу неупорядоченном танце, притягиваясь друг к другу и отталкиваясь: они провели так не одну вечность, совершенно, даже не пытайтесь, несоизмеримое со временем до их (за)рождения, время.</text:p>
      <text:p text:style-name="Text_20_body">но и это было не навсегда: взаимодействие порождало первые локальные области упорядоченности и первые структуры – слишком нестабильные, чтобы существовать вечно, но каждая такая нестабильность была шажком вперёд, пусть и не всегда удачным. время от времени начали появляляться структуры, которые хоть и не могли избежать разрушения, но были уже достаточно живучими, чтобы просуществовать и развиваться в течение заметных периодов времени.</text:p>
      <text:p text:style-name="Text_20_body"><text:span text:style-name="Strong_20_Emphasis">сложно перечислить всё, что было создано в этом танце роя сущностей, но самым удачным его изобретением стал Хранитель.</text:span></text:p>
      <text:p text:style-name="Text_20_body">Хранитель был, по сути, чем-то вроде божества, создающего, упорядочивающего и постоянно ремонтирующего постоянно разрушающийся мир. Описания того, как Хранитель (за)родился, как он начал осознавать себя, мир вокруг и свои возможности, по сути, рассказа про детство божества и его внутренний мир, порождающий внешний, хватило бы на целую (глубоко сакральную) книгу, но он не был тщеславен и не собирался писать мемуаров и автобиографий.</text:p>
      <text:p text:style-name="Text_20_body"><text:soft-page-break/>мир был невелик, а населяющие его существа – прекрасны. Хранитель любил их всей душой, но при всей своей любви уберечь этот мир полностью не было под силу даже ему, и некоторые любимые им структуры, в том числе и существа, всё равно разрушались.</text:p>
      <text:p text:style-name="Text_20_body">периферия мира была упорядочена (пусть и с локальными возмущениями беспорядка), в центре же мира бурлил хаос – именно там зарождались новые структуры и именно там могла погибнуть неосторожная старая.</text:p>
      <text:p text:style-name="Text_20_body">за периферией же начиналось детерминирование и остановка всего, полный порядок, а за полным порядком шло небытие, как его ещё наиболее экстремальное воплощение. небытие не оставляло попыток наступления и поглощения мира – Хранитель же сдерживал его во время таких интервенций.</text:p>
      <text:p text:style-name="Text_20_body">когда же небытие было спокойно, Хранитель, время от времени, сидел на стуле скраю мира и молча наблюдал за этой вечной пустотой – только так он мог сполна чувствовать вверенный ему мир. никто не знал, что он думал в эти моменты, и он мог считать своим успехом, что никто из так нежно любимых им созданий не был знаком со всеми этими чертовски тяжёлыми вещами. <text:span text:style-name="Strong_20_Emphasis">Никто из них не мог понять его выражения лица после всех этих молчаливых медитаций, увидев в глазах Хранителя весь ужас подступающей к их миру, вечно стремящейся на него наброситься, Неизбежности.</text:span></text:p>
      <text:h text:style-name="Heading_20_2" text:outline-level="2"><text:bookmark text:name="миры-как-касеты-и-грамофонные-пластинки"/>Миры как касеты и грамофонные пластинки</text:h>
      <text:p text:style-name="Text_20_body"><text:span text:style-name="Emphasis">Невечное возвращение.</text:span></text:p>
      <text:p text:style-name="Text_20_body">Описать мир каких-то высших существ, которые записывают Вселенные вроде нашей на аналоги грамопластинок и аудиокассет, тиражируют и продают. В итоге такое существо может раз за разом пережить всё существование Вселенной целиком, от начала до конца, со всеми переживаниями всех её обитателей и наблюдая за местами, где ни разу не побывало ни одно живое существо. Населения миров оживают раз за разом и раз за разом умирают, причём на бессчисленом количестве экземпляров записи. Кто-то собирает целые коллекции Вселенных, которые пылятся на полках и проигрываются изредка, а то и вообще никогда.</text:p>
      <text:p text:style-name="Text_20_body">Описать, как плеер зажёвывает и портит кассету прямо посреди драматичной истории, происходящей с её обитателями (история описывается параллельно с повествованием об этих высших существах, причём имена эта история и кажется основной по построению текста). Кассету выбрасывают в мусорку.</text:p>
      <text:h text:style-name="Heading_20_2" text:outline-level="2"><text:bookmark text:name="читатели-вариация"/>Читатели (вариация)</text:h>
      <text:p text:style-name="Text_20_body">Читатели - большие любители историй. Они читают истории миров, которые пишут народы и цивилизации, и уже от авторов зависит, бросят ли их мир, не дочитав историю даже до середины, или будут перечитывать вновь и вновь, обеспечив миру ницшеанское вечное возвращение.</text:p>
      <text:p text:style-name="Text_20_body">Аналог жизни после смерти (как вознаграждения), но в масштабах целого мира.</text:p>
      <text:h text:style-name="Heading_20_2" text:outline-level="2"><text:bookmark text:name="драматурги"/><text:soft-page-break/>Драматурги</text:h>
      <text:p text:style-name="Text_20_body">Драматурги - сверхъестественные существа, вмешивающиеся в (ранее благополучные) судьбы существ или целых миров, чтобы сделать из них цепляющую за живое эмоционально насыщенную либо просто поучительную историю, призванную удовлетворить их и Наблюдателей либо стать учебными пособиями для других надмировых существ. При этом они могут в каком-то смысле любить своих жертв/персонажей, как своих персонажей может любить писатель, позже их убивающий. и как раз тем, кого они любят больше всего, кто наиболее значим в Повествовании, они и создают наиболее серьёзные испытания.</text:p>
      <text:h text:style-name="Heading_20_2" text:outline-level="2"><text:bookmark text:name="инструменты"/>Инструменты</text:h>
      <text:p text:style-name="Text_20_body">Может ли у инструмента быть своё, независимое (и ложное) мнение о том. что с его помощью делают? Что он думает о своём создателе? Что он думает о том, кто им пользуется? Как он оценивает важность своей роли в мироздании?</text:p>
      <text:p text:style-name="Text_20_body">Считает ли линейка себя мерой всех вещей, а молот кузнеца - ковцом своей судьбы? Каких взглядов придерживается молоток, а каких - отвёртка?</text:p>
      <text:p text:style-name="Text_20_body">Рады ли они своему (пред)назначению и как относятся к создателю и пользователю, если существование приносит им в основном боль? Если их роль в мироздании при этом велика? Если ничтожна?</text:p>
      <text:p text:style-name="Text_20_body">Смысл в том, что мы сами можем быть инструментами, которыми пользуются другие люди и, допустим, высшие силы. И мы часто не знаем своей подлинной роли: то, что мы там о себе думаем, это уже так, вторичная рационализация.</text:p>
      <text:h text:style-name="P10" text:outline-level="2"><text:bookmark text:name="наказание-богов"/>Пустыня</text:h>
      <text:p text:style-name="Text_20_body">суровое наказание: я заключён в звуке, разносящемся над пустыней.</text:p>
      <text:p text:style-name="Text_20_body">что это за звук, я не знаю, да и некому знать: здесь есть только я. у него нету слушателя, нет у него и источника. кроме того, пустыня бескрайняя: если бы здесь и был кто-то, то куда бы он ни пошёл, он шёл бы вечно. но здесь никого нет, поэтому идти некому и некуда.</text:p>
      <text:p text:style-name="Text_20_body">моя темница звучит не так уж и долго и быстро замолкает. перед ней была вечность небытия и пустоты, они же ожидают меня и после.</text:p>
      <text:p text:style-name="Text_20_body">а потом всё повторяется: та же пустыня, та же темница и те же мысли.</text:p>
      <text:p text:style-name="Text_20_body">каждое движение сознания, каждое мгновение моего существования уже было несчётное количество раз и будет столько же.</text:p>
      <text:p text:style-name="Text_20_body">а я даже не знаю, со мной ли.</text:p>
      <text:h text:style-name="Heading_20_2" text:outline-level="2"><text:bookmark text:name="город-и-числа-а-ля-пелевин"/>Город и числа</text:h>
      <text:p text:style-name="Text_20_body">город покрыт домами. город находится в сетях маршрутов общественного транспорта. город оснащён, город снабжён многими другими пронумерованными объектами, процессами и явлениями.<text:line-break/><text:soft-page-break/>числа делят город на зоны влияния: так, маршрут двадцать девятого троллейбуса - это зона влияния числа 29.</text:p>
      <text:p text:style-name="Text_20_body">люди же живут примерно в одних и тех же домах. встают примерно в одно и то же время. едут примерно на одних и тех же маршрутах, успевая или опаздывая на работу примерно с одинаковой частотой.</text:p>
      <text:p text:style-name="Text_20_body">однако время от времени картина меняются: люди меняют номера домов, меняют график работы, меняют сами работы вместе с номерами зданий, в которых те находятся… кроме этого, судя по тому, насколько активно они этим занимаются, люди очень любят рождаться и умирать, приобретая номера в книгах учёта рождения и смертей.<text:line-break/>так числа обретают динамику.</text:p>
      <text:p text:style-name="Text_20_body">люди связывают с числами какие-то значения, эмоции, надежды и страхи. вокруг каждого числа формируется целый ореол кусочков человеческих личностей (некоторые из которых могли уже и погибнуть), целый ореол значений: снова-таки динамичные.<text:line-break/>и на некотором абстрактном уровне, с одной стороны, созданном городом и людьми, а с другой - освобождённом от них абстрагированием, эти числа оживают.</text:p>
      <text:p text:style-name="Text_20_body">и на этом уровне числа живут своей жизнью, вступают в отношения: дружат, любят, плетут интриги и дерутся за сферы влияния. и подчиняются законам, например, предельным теоремам теории вероятностей.<text:line-break/>но может ли число быть незаконопослушным?</text:p>
      <text:h text:style-name="Heading_20_2" text:outline-level="2"><text:bookmark text:name="бритва-оккама"/>Бритва Оккама</text:h>
      <text:p text:style-name="Text_20_body">помимо основной сюжетной линии по ходу повествования вводится много “лишних” персонажей и бессмысленных ни к чему не приводящих линий. множество “висящих на сцене ружей”, которые и не собирались выстреливать.</text:p>
      <text:p text:style-name="Text_20_body">а ещё по сюжету орудует какой-то серийный убийца по кличке Оккам, убивающий своих жертв бритвой. и ближе к концу никого из лишних персонажей не остаётся, остаётся только основная сюжетная линия приходящая к развязке.</text:p>
      <text:h text:style-name="Heading_20_2" text:outline-level="2"><text:bookmark text:name="цена-чудес"/>Цена чудес</text:h>
      <text:p text:style-name="Text_20_body">В центре повествования - прибор, который позволяет подкрутить вероятность какого-то события (в том числе превратить крайне маловероятные события в происходящие “почти наверное”, по сути превращая обладателя в чудотворца). Но у этих чудес есть цена (побочный эффект) – во время подобных стохастических вмешательств могут измениться и вероятности зависимых событий, в том числе и совсем неприятных для обладателя и маловероятных до применения прибора.</text:p>
      <text:h text:style-name="Heading_20_2" text:outline-level="2"><text:bookmark text:name="на-руинах-микрокосма-руины-разума"/>На руинах микрокосма (руины разума)</text:h>
      <text:p text:style-name="Text_20_body"><text:span text:style-name="Emphasis">Слишком похоже на Рика и Морти, нужно развить, чтобы было больше своих идей.</text:span></text:p>
      <text:p text:style-name="Text_20_body">в будущем появляется технология, позволяющая ненадолго проникнуть в разрушающийся мозг умершего человека, в некоторой степени “оживить” его на время.</text:p>
      <text:p text:style-name="Text_20_body"><text:soft-page-break/>умирает профессор, инженер либо ещё какой-то человек, остающийся единственным носителем знаний по какому-то жизненно важному для других вопросу (будет называть его профессор). он прожил много столетий, и его тело - тело глубокого старика. люди, которые путешествуют по его сознанию встречаются с его личностями в разные периоды: ребёнок, подросток, студент и так далее.</text:p>
      <text:p text:style-name="Text_20_body">сначала воспоминания оживают, а потом начинают разрушаться: иссыхают водоёмы, сохнут растения, ветшают здания. в конце концов путешествующие встречаются с самой поздней личностью и узнают то, что хотели.</text:p>
      <text:p text:style-name="Text_20_body">профессор в это время преображается и снова становится молодым, какие-то вещи ему всё же подконтрольны. последняя сцена - профессор (или кто там) ложится на траву вместе со своей давно умершей любовью, ожившей в этом воспоминании, и они вместе наблюдают, как гаснут звёзды. на заднем плане в это время рушатся здания.</text:p>
      <text:h text:style-name="Heading_20_2" text:outline-level="2"><text:bookmark text:name="бессмертие-по-корсакову"/>Бессмертие по Корсакову</text:h>
      <text:p text:style-name="Text_20_body">история про добровольца, участвовавшего в экспериментах по продлению жизни и ставшего биологически бессмертным. со временем у него развился корсаковский синдром (помнит прошлое до какого-то момента, а вот способность запоминать текущие события существенно нарушена), что не так уж неожиданно, потому что на очень длительные периоды времени человеческой памяти не хватит.</text:p>
      <text:p text:style-name="Text_20_body">начинается история с того, что герой остаётся единственным выжившим на Земле. память о том, что происходило начиная с какого-то момента (объявления о каком-то крупном физическом эксперименте, в результате и погубившим людей), очень туманная, а свои старые записи он найти не может.</text:p>
      <text:p text:style-name="Text_20_body">он начинает вести новый дневник, пытаясь понять, что произошло, собрав паззл воспоминаний. время от времени его отбрасывают назад проблемы с памятью, и он заново перечитывает вещи, которые писал совсем недавно. в конце концов у него складывается чёткая картина того, что случилось с человечеством.</text:p>
      <text:p text:style-name="Text_20_body">однако заканчивается всё тем, что он снова всё забывает, и начинает поиск сначала: становится ясно, что он заново переоткрывал для себя историю гибели человечества уже много раз.</text:p>
      <text:h text:style-name="Heading_20_2" text:outline-level="2"><text:bookmark text:name="распределённое-бессмертие-и-личностная-диффузия"/>Распределённое бессмертие и личностная диффузия</text:h>
      <text:p text:style-name="Text_20_body">диффузное общение - общение, состоящее во взаимном обмене идеями, взаимном обогащении ими. может затухать (временно или навсегда) при взаимном насыщении. если обмен идёт в одну сторону, общение называется осмотическим.</text:p>
      <text:p text:style-name="Text_20_body">интересно было бы вообразить сообщество существ, общение которых доходило бы до полного взаимного построения моделей личности друг друга (всеохватывающая theory of mind). у них бы не было техники, мобильной связи, зато у каждого существа была бы не только индивидуальность, но и коллективный опыт остальных. если одному существу нужно обдумать проблему - оно может посоветоваться с образом другого у себя в голове. при встрече двух разных существ образы в головах синхронизируются, дополняются (если эти <text:soft-page-break/>образы модифицируются в их головах, нужен механизм разрешения конфликтов. иначе просто инкрементное обновление до последней возможной версии). приводить аналогии с VCS и системами резервного копирования. если первоначальный носитель личности погибает, личность можно восстановить из распределённо хранимого бэкапа в специальный сосуд, в который вливается наиболее современная и полная её версия.</text:p>
      <text:p text:style-name="Text_20_body">неплохая завязка: группа этих существ каким-то образом оказывается разделена на две подгруппы, так что никакая связь невозможна. каждая восстанавливает недостающие личности из “бэкапов” на своей стороне. в итоге получается две альтернативные ветви развития одних и тех же личностей. что произойдёт, когда они встретятся?</text:p>
      <text:h text:style-name="Heading_20_2" text:outline-level="2"><text:bookmark text:name="веган-на-планете-хищных-растений"/>Веган на планете хищных растений</text:h>
      <text:p text:style-name="Text_20_body">космический корабль вегана-исследователя терпит крушение на планете, покрытой хищными растениями. он ждёт спасательную миссию и пытается выжить там любой ценой. маскируется, прячется, охотится на них сам, они охотятся на него.</text:p>
      <text:p text:style-name="Text_20_body">сначала у него есть бластер. сцены, где он выжигает хищные растения бластером, могут быть крутыми. потом бластер ломается, и дерётся он уже ножом.</text:p>
      <text:p text:style-name="Text_20_body">писать нужно с максимальной концентрацией штампов НФ, американскими именами и получить в итоге пародию на космические боевики.</text:p>
      <text:h text:style-name="Heading_20_1" text:outline-level="1">Словарь</text:h>
      <text:p text:style-name="P3"/>
      <text:p text:style-name="P16"><text:span text:style-name="Strong_20_Emphasis">на берегу у Ганга лежит базальный ганглий!</text:span></text:p>
      <text:p text:style-name="P4"><text:span text:style-name="Strong_20_Emphasis">яблоки</text:span> – блоки, из которых складывается человеческое “Я”. я-блоки и вы:деления.</text:p>
      <text:p text:style-name="Text_20_body"><text:span text:style-name="Strong_20_Emphasis">шизофрейлен</text:span>, <text:span text:style-name="Strong_20_Emphasis">шизофрекен</text:span> – форма вежливого упоминания о больной шизофренией незамужней девушке.</text:p>
      <text:p text:style-name="Text_20_body"><text:span text:style-name="Strong_20_Emphasis">троллейбус, который идёт на Вудсток!</text:span></text:p>
      <text:p text:style-name="Text_20_body"><text:span text:style-name="Strong_20_Emphasis">игрушечные смыслы</text:span> – смыслы, наполняющие детство человека, из которых он позднее вырастает.</text:p>
      <text:p text:style-name="Text_20_body"><text:span text:style-name="Strong_20_Emphasis">идеяло</text:span> – одеяло, сотканное из идей.</text:p>
      <text:p text:style-name="Text_20_body"><text:span text:style-name="Strong_20_Emphasis">если в этой стране и соблюдали какие-то законы, то только законы Мерфи.</text:span></text:p>
      <text:p text:style-name="Text_20_body"><text:span text:style-name="Strong_20_Emphasis">плакательный бассейн</text:span></text:p>
      <text:p text:style-name="Text_20_body">у Вселенной <text:span text:style-name="Strong_20_Emphasis">онтологическое заболевание</text:span>.</text:p>
      <text:p text:style-name="Text_20_body">о <text:span text:style-name="Strong_20_Emphasis">псевдогаллюцинациях:</text:span> <text:span text:style-name="Strong_20_Emphasis">внутренний голос</text:span> нашептал на <text:span text:style-name="Strong_20_Emphasis">внутреннее ушко</text:span>.</text:p>
      <text:p text:style-name="Text_20_body"><text:span text:style-name="Strong_20_Emphasis">я буду читать стеганографический хип-хоп под последний значащий бит.</text:span></text:p>
      <text:p text:style-name="Text_20_body"><text:span text:style-name="Strong_20_Emphasis">единственные и неповторимые, как последняя пуля в обойме.</text:span></text:p>
      <text:p text:style-name="Text_20_body"><text:span text:style-name="Strong_20_Emphasis">андрогин делится по полам делением пополам.</text:span></text:p>
      <text:p text:style-name="Text_20_body"><text:soft-page-break/><text:span text:style-name="Strong_20_Emphasis">не понимаю, как кому-то может быть интересна литература, в которой нет звездолёта или на худой конец бластера.</text:span></text:p>
      <text:p text:style-name="Text_20_body"><text:span text:style-name="Source_20_Text">Алфред Уайтхед: Прогресс цивилизации состоит в расширении сферы действий, которые мы выполняем не думая.</text:span><text:line-break/>регресс человека в этой прогрессирующей цивилизации состоит в сужении сферы действий, которые он выполняет не гугля.</text:p>
      <text:p text:style-name="Text_20_body"><text:span text:style-name="Strong_20_Emphasis">психоз</text:span> и <text:span text:style-name="Strong_20_Emphasis">религия</text:span> – самые мощные виды творчества (кроме того, очевидна их тесная взаимосвязь), ведь создаваемые в их рамках миры становятся реальностью для человека, их переживающего.</text:p>
      <text:p text:style-name="Text_20_body"><text:span text:style-name="Strong_20_Emphasis">плачет ли роскомнадзор, когда режет лурк?</text:span>. про блокировку Tor тоже можно сказать, что они режут лук. плачут ли они при этом?</text:p>
      <text:p text:style-name="Text_20_body"><text:span text:style-name="Strong_20_Emphasis">если джоуль в СИ - это мера теплоты и работы, то что может быть мерой теплоты и заботы?</text:span></text:p>
      <text:p text:style-name="Text_20_body"><text:span text:style-name="Strong_20_Emphasis">собираемся-разбираемся</text:span> – название для сборищ с целью разобраться в каком-нибудь предмете в университете, например. <text:span text:style-name="Strong_20_Emphasis">вступаем-выступаем</text:span> – название для дебатного клуба.</text:p>
      <text:p text:style-name="Text_20_body"><text:span text:style-name="Strong_20_Emphasis">Вселенский Пастух, его Альдебараны, первичные бульоны, приготовленные из звёздной пыли, галактика как мясорубка и круговорот веществ в природе как мясорубка.</text:span></text:p>
      <text:p text:style-name="Text_20_body">в тему фишки, что американцы любят на ценниках писать цены вроде 99.99 центов: <text:span text:style-name="Strong_20_Emphasis">учебники по матанализу нужно продавать с ценниками 99.(9) центов</text:span> (отсылка к <text:a xlink:type="simple" xlink:href="https://web.archive.org/web/20180630165535/https://en.wikipedia.org/wiki/0.999..." text:style-name="Internet_20_link" text:visited-style-name="Visited_20_Internet_20_Link">этому</text:a> и тому, что про это, по идее, должны рассказывать на первых лекциях).</text:p>
      <text:p text:style-name="Text_20_body"><text:span text:style-name="Strong_20_Emphasis">ритмы тишины</text:span></text:p>
      <text:p text:style-name="Text_20_body"><text:span text:style-name="Strong_20_Emphasis">проект реформы мироздания.</text:span></text:p>
      <text:p text:style-name="Text_20_body"><text:span text:style-name="Strong_20_Emphasis">интерпретация</text:span> – искусство вкладывать во что-то смысл, которого там изначально и близко не было.</text:p>
      <text:p text:style-name="Text_20_body"><text:span text:style-name="Strong_20_Emphasis">мы все одинаковые, но с разными людьми мы одинаковы по-разному.</text:span></text:p>
      <text:p text:style-name="Text_20_body"><text:span text:style-name="Strong_20_Emphasis">творческий ноль</text:span> – творческая единица, воспевающая небытие и семантически соседние явления.</text:p>
      <text:p text:style-name="Text_20_body"><text:span text:style-name="Strong_20_Emphasis">блуждающая злость</text:span> – злость, ещё не нашедшая “жертвы”, объекта для реализации, но пытающаяся это сделать.</text:p>
      <text:p text:style-name="Text_20_body"><text:span text:style-name="Strong_20_Emphasis">привыкание к терминам и явлениям</text:span> – лайт-замена их пониманию.</text:p>
      <text:p text:style-name="Text_20_body"><text:span text:style-name="Strong_20_Emphasis">нейролептики</text:span> – яд для монстров, которые завелись во внутреннем мире, инсектицид для тараканов. а насчёт побочек… чего вы хотели от яда? <text:span text:style-name="Strong_20_Emphasis">травить внутренних монстров (тараканов) галоперидолом.</text:span></text:p>
      <text:p text:style-name="Text_20_body"><text:span text:style-name="Strong_20_Emphasis">боязнь выхода из зоны дискомфорта:</text:span> когда ты живёшь в дерьме, твоё состояние тебе ненавистно, но выходить из него страшно, потому что за его пределами неизвестность, а это состояние ты обжил.</text:p>
      <text:p text:style-name="Text_20_body"><text:span text:style-name="Strong_20_Emphasis">смысл</text:span> – тюрьма.</text:p>
      <text:p text:style-name="Text_20_body"><text:soft-page-break/><text:span text:style-name="Strong_20_Emphasis">творец</text:span> – это разрыв в ткани Реальности, через который в Пространство вбрасывается идея из Платоновского Мира Идей. <text:span text:style-name="Strong_20_Emphasis">мания</text:span> при БАР может означать, например, что Пространство прорвало.</text:p>
      <text:p text:style-name="Text_20_body"><text:span text:style-name="Strong_20_Emphasis">принцип относительности ценностей:</text:span> не существует эталонной, предпочтительной системы ценностей (см. принцип относительности Галлилея).</text:p>
      <text:p text:style-name="Text_20_body"><text:span text:style-name="Strong_20_Emphasis">большая столовая ножка</text:span> – это как большая столовая ложка.</text:p>
      <text:p text:style-name="Text_20_body"><text:span text:style-name="Strong_20_Emphasis">посеять рациональное зерно в поле вещественных чисел</text:span>.</text:p>
      <text:p text:style-name="Text_20_body"><text:span text:style-name="Strong_20_Emphasis">Вселенная</text:span> – колыбель человечества.</text:p>
      <text:p text:style-name="Text_20_body"><text:span text:style-name="Strong_20_Emphasis">гнаться за чем-то (напр. успехом)</text:span> - гнать себе, что это принесёт тебе счастье.</text:p>
      <text:p text:style-name="Text_20_body"><text:span text:style-name="Strong_20_Emphasis">устный веб</text:span></text:p>
      <text:p text:style-name="Text_20_body"><text:span text:style-name="Strong_20_Emphasis">энциклопедия движений мысли</text:span>, <text:span text:style-name="Strong_20_Emphasis">энциклопедия опыта, ошибок и усвоенных уроков, записанных с необходимым контекстом.</text:span></text:p>
      <text:p text:style-name="Text_20_body"><text:span text:style-name="Strong_20_Emphasis">мир</text:span> – трагикомедия со сценами 18+ и 21+</text:p>
      <text:p text:style-name="Text_20_body"><text:span text:style-name="Strong_20_Emphasis">картезианская вода</text:span> – лекция по философии в БГУ, посвящённая Декарту.</text:p>
      <text:p text:style-name="Text_20_body"><text:span text:style-name="Strong_20_Emphasis">мне красиво</text:span>. Почему не говорят «мне красиво», если понятие красоты индивидуально? Или язык мудрее и говорит, что не такое уж и индивидуальное?</text:p>
      <text:p text:style-name="Text_20_body"><text:span text:style-name="Strong_20_Emphasis">небезразличие</text:span> бывает <text:span text:style-name="Strong_20_Emphasis">лично небезразличным</text:span> и <text:span text:style-name="Strong_20_Emphasis">обезличенно небезразличным</text:span>.</text:p>
      <text:p text:style-name="Text_20_body">формат <text:span text:style-name="Strong_20_Emphasis">(псевдо)философского стэндапа</text:span>: (псевдо)философ выступает перед публикой, но вместо шуток-минуток выдаёт короткие мудрые мысли. как вариант, можно интегрировать в это импровизацию.</text:p>
      <text:p text:style-name="Text_20_body"><text:span text:style-name="Strong_20_Emphasis">нужно кормить уточек не батоном, а протеиновыми батончиками, чтобы они были не только качкамі, но и качками.</text:span></text:p>
      <text:p text:style-name="Text_20_body"><text:span text:style-name="Strong_20_Emphasis">ну что за мир! куда не посмотри, везде одни проекции.</text:span></text:p>
      <text:p text:style-name="Text_20_body"><text:span text:style-name="Strong_20_Emphasis">традиция</text:span> – это адаптация (необязательно рабочая) к необходимости, способная пережить саму необходимость и стать дезадаптивной либо балластной. а порой и просто протяжённый во времени балласт.</text:p>
      <text:p text:style-name="Text_20_body"><text:span text:style-name="Strong_20_Emphasis">машинное отделение вселенной</text:span> – интереснейшее место! Чего стоят хотя бы фонтаны, из которых цифра за цифрой льются иррациональные числа вроде Пи.</text:p>
      <text:p text:style-name="Text_20_body"><text:span text:style-name="Strong_20_Emphasis">неуверенность в себе</text:span> – одно из главных достоинств человека, которому нужно уметь принимать взвешенные решения.</text:p>
      <text:p text:style-name="Text_20_body"><text:span text:style-name="Strong_20_Emphasis">идейная агорафобия</text:span>, <text:span text:style-name="Strong_20_Emphasis">мировоззренческая трусость</text:span> – боязнь думать о чём-то новом, глубоком и сильно отличном от привычного, о вещах, о которых никто ещё не задумывался.</text:p>
      <text:p text:style-name="Text_20_body"><text:span text:style-name="Strong_20_Emphasis">красота</text:span> – это омерзительно.</text:p>
      <text:p text:style-name="Text_20_body"><text:span text:style-name="Strong_20_Emphasis">малоподвижные точки</text:span> – точки вблизи неподвижной для сжимающего отображения. неподвижная точка переходит сама в себя, точки вблизи неподвижной сдвигаются несильно, потому что сжимающее отображение непрерывно.</text:p>
      <text:p text:style-name="Text_20_body"><text:soft-page-break/><text:span text:style-name="Strong_20_Emphasis">список нерекомендованной литературы</text:span></text:p>
      <text:p text:style-name="Text_20_body">а вещественной прямой мы сделаем <text:span text:style-name="Strong_20_Emphasis">дедекиндово сечение</text:span>, чтобы она разродилась числами.</text:p>
      <text:p text:style-name="Text_20_body"><text:span text:style-name="Strong_20_Emphasis">аспиранты</text:span> – нестигматизирующее название для носителей синдрома Аспергера.</text:p>
      <text:p text:style-name="Text_20_body"><text:span text:style-name="Strong_20_Emphasis">ритм бесполезных идей</text:span></text:p>
      <text:p text:style-name="Text_20_body"><text:span text:style-name="Strong_20_Emphasis">смысл жизни</text:span> – компенсатор её дерьмовости. чем жизнь дерьмовее, тем сильнее должен быть смысл. а если жизнь изначально хорошая, то и нужды в нём особой не будет? или она не будет хорошей, если Смысла нет?</text:p>
      <text:p text:style-name="Text_20_body"><text:span text:style-name="Strong_20_Emphasis">связь бредовых систем и теории Рамсея.</text:span> условия появления бредовых систем в психотическом хаосе.</text:p>
      <text:p text:style-name="Text_20_body">мне не верится, что я первый, кто додумался назвать Асю Казанцеву <text:span text:style-name="Strong_20_Emphasis">научпоп-дивой</text:span>, но что-то не гуглится слово. хотя всё равно, наверняка я это где-то видел и просто вспомнил.</text:p>
      <text:p text:style-name="Text_20_body"><text:span text:style-name="Strong_20_Emphasis">специалист</text:span> – человек, вложивший достаточное количество времени и сил для того, чтобы усвоить предрассудки, предубеждения и “слепые пятна”, свойственные его среде, в процессе обучения.</text:p>
      <text:p text:style-name="Text_20_body"><text:span text:style-name="Strong_20_Emphasis">выставка ретровирусов</text:span>: ретро-компьютеры и вирусы под dos, amiga os и пр.</text:p>
      <text:p text:style-name="Text_20_body"><text:span text:style-name="Strong_20_Emphasis">смещённость центра</text:span> – одно из проявлений любви. Заключается в том, что центр мироздания смещается с себя на какой-то другой объект.</text:p>
      <text:p text:style-name="Text_20_body"><text:span text:style-name="Strong_20_Emphasis">переменная &lt;…&gt;</text:span> – число умерших на данный момент мыслящих существ <text:span text:style-name="Emphasis">(надо придумать, в честь кого назвать)</text:span>.</text:p>
      <text:p text:style-name="Text_20_body"><text:span text:style-name="Strong_20_Emphasis">Красота</text:span> – Организующий Принцип Вселенной, объективная сущность.<text:line-break/><text:span text:style-name="Strong_20_Emphasis">красота</text:span> – субъективное переживание.<text:line-break/><text:span text:style-name="Strong_20_Emphasis">проблема связи Красота - красота</text:span>, по аналогии с mind-body problem.</text:p>
      <text:p text:style-name="Text_20_body"><text:span text:style-name="Strong_20_Emphasis">Даниил Хармс</text:span> – протест языка против смысла.</text:p>
      <text:p text:style-name="Text_20_body"><text:span text:style-name="Strong_20_Emphasis">реалити-шоу “за стеклом”</text:span> про людей, страдающих от деперсонализации.</text:p>
      <text:p text:style-name="Text_20_body"><text:span text:style-name="Strong_20_Emphasis">в основном без рифмы</text:span> – созвучие с “в основном безвредна” Дугласа Адамса.</text:p>
      <text:p text:style-name="Text_20_body"><text:span text:style-name="Strong_20_Emphasis">Мікола Бульбакі</text:span> – калектыўны псеўданім групы беларускіх матэматыкаў.</text:p>
      <text:p text:style-name="Text_20_body"><text:span text:style-name="Strong_20_Emphasis">книги по философии</text:span> читают не для того, чтобы начать понимать то, что до этого не понимали, а чтобы перестать понимать то, что понимали раньше. книги по естественным наукам всё-таки комбинируют эти две вещи.</text:p>
      <text:p text:style-name="Text_20_body"><text:span text:style-name="Strong_20_Emphasis">он знал обо всём на свете, но, к сожалению, в разные периоды своей жизни.</text:span></text:p>
      <text:p text:style-name="Text_20_body"><text:span text:style-name="Strong_20_Emphasis">структуры, Носители и Организующие Принципы.</text:span></text:p>
      <text:p text:style-name="Text_20_body"><text:span text:style-name="Strong_20_Emphasis">споры мыслей, споры идей</text:span> как у бактерий, способ выжить в неблагоприятных условиях, чтобы позже реализоваться в благоприятных. в общем - понятие <text:span text:style-name="Strong_20_Emphasis">споры для мема</text:span>.</text:p>
      <text:p text:style-name="Text_20_body">(придумали с одним анонимом, который знает толк в топологии:) <text:span text:style-name="Strong_20_Emphasis">шизоиды замкнутые, но они могут искать открытости, чтобы объединиться со своим дополнением и обрести целостность</text:span>.</text:p>
      <text:p text:style-name="Text_20_body"><text:soft-page-break/><text:span text:style-name="Strong_20_Emphasis">есть ли у IBM Watson природа Будды?</text:span></text:p>
      <text:p text:style-name="Text_20_body"><text:span text:style-name="Strong_20_Emphasis">плейлист: разные виды тишины.</text:span></text:p>
      <text:p text:style-name="Text_20_body"><text:span text:style-name="Strong_20_Emphasis">надену завтра свою нарядную смирительную рубашку.</text:span></text:p>
      <text:p text:style-name="Text_20_body"><text:span text:style-name="Strong_20_Emphasis">реальность</text:span> – материал для трансформации.</text:p>
      <text:p text:style-name="Text_20_body"><text:span text:style-name="Strong_20_Emphasis">структура безумия</text:span></text:p>
      <text:p text:style-name="Text_20_body"><text:span text:style-name="Strong_20_Emphasis">локальная хирургия ассоциаций</text:span></text:p>
      <text:p text:style-name="Text_20_body"><text:span text:style-name="Strong_20_Emphasis">ритм бесполезных идей</text:span></text:p>
      <text:p text:style-name="Text_20_body"><text:span text:style-name="Strong_20_Emphasis">ревизия отвращений</text:span></text:p>
      <text:p text:style-name="Text_20_body"><text:span text:style-name="Strong_20_Emphasis">бессмысленность бытий, сконцентрированная в одной точке</text:span></text:p>
      <text:p text:style-name="Text_20_body"><text:span text:style-name="Strong_20_Emphasis">безымянная тоска, пытающаяся придумать (прощупать?) себе имя</text:span></text:p>
      <text:p text:style-name="Text_20_body"><text:span text:style-name="Strong_20_Emphasis">чорная панда Нясвiжа</text:span></text:p>
      <text:p text:style-name="Text_20_body"><text:span text:style-name="Strong_20_Emphasis">хворчасць</text:span>: «натхненне» і «абвастрэнне» рыфмуюцца не проста так.</text:p>
      <text:p text:style-name="Text_20_body"><text:span text:style-name="Strong_20_Emphasis">mathurity</text:span> – mathematical maturity</text:p>
      <text:p text:style-name="Text_20_body"><text:span text:style-name="Strong_20_Emphasis">schizotyping</text:span> – процесс набора креативов на клавиатуре больным шизотипическим расстройством.</text:p>
      <text:p text:style-name="Text_20_body"><text:span text:style-name="Strong_20_Emphasis">астигматизм</text:span> – такой вид взгляда на мир, когда стигматизация кого-то исчезает и восприятие становится свободным от подобных стереотипов.</text:p>
      <text:p text:style-name="Text_20_body"><text:span text:style-name="Strong_20_Emphasis">репрессивно-реабилитационный психоз</text:span> – последовательное то нарастание тоталитаризма, то демократизация, и всё это выглядит извне как полное сумасшествие. <text:span text:style-name="Emphasis">ввести понятие аналогов психических болезней, которые поражают не психику одного человека, а целые сообщества.</text:span></text:p>
      <text:p text:style-name="Text_20_body"><text:span text:style-name="Strong_20_Emphasis">психоз</text:span> – высшая форма творчества (создание новой реальности).</text:p>
      <text:p text:style-name="Text_20_body"><text:span text:style-name="Strong_20_Emphasis">по-быстрому склепать свою метафизику</text:span></text:p>
      <text:p text:style-name="Text_20_body"><text:span text:style-name="Strong_20_Emphasis">роль будд – вставлять палки в колесо Сансары.</text:span></text:p>
      <text:p text:style-name="Text_20_body"><text:span text:style-name="Strong_20_Emphasis">коллекционер благодарностей</text:span> – подвид реципрокного альтруиста.</text:p>
      <text:p text:style-name="Text_20_body"><text:span text:style-name="Strong_20_Emphasis">пастафарианское государство.</text:span></text:p>
      <text:p text:style-name="Text_20_body"><text:span text:style-name="Strong_20_Emphasis">TempleOS: для продолжения нажмите F20.</text:span></text:p>
      <text:p text:style-name="Text_20_body"><text:span text:style-name="Strong_20_Emphasis">обнажённые желания, обнажённые чувства.</text:span></text:p>
      <text:p text:style-name="Text_20_body"><text:span text:style-name="Strong_20_Emphasis">Психиатрия. Точка входа (поиск выхода).</text:span></text:p>
      <text:p text:style-name="Text_20_body"><text:span text:style-name="Strong_20_Emphasis">ярлыки: проблема перенасыщенности/недогруженности смыслами.</text:span></text:p>
      <text:p text:style-name="Text_20_body"><text:span text:style-name="Strong_20_Emphasis">HINT: если ваше положение кажется безвыходным, проверьте, что это действительно так, а не что вы просто мнётесь у выхода и переливаете из пустого в порожнее.</text:span></text:p>
      <text:p text:style-name="Text_20_body"><text:span text:style-name="Strong_20_Emphasis">стили гниения, подходы к вопросу гниения.</text:span></text:p>
      <text:p text:style-name="Text_20_body"><text:span text:style-name="Strong_20_Emphasis">жизнь</text:span> – предфаза гниения.</text:p>
      <text:p text:style-name="Text_20_body"><text:soft-page-break/><text:span text:style-name="Strong_20_Emphasis">доказательная народная медицина.</text:span></text:p>
      <text:p text:style-name="Text_20_body"><text:span text:style-name="Strong_20_Emphasis">миротворяющий эффект</text:span> – эффект, который переводит фокус внимания с боли, которая внутри, на внешний мир, который не так страшен <text:span text:style-name="Emphasis">(“отворить мир”)</text:span>. “Двери восприятия”.</text:p>
      <text:p text:style-name="Text_20_body"><text:span text:style-name="Strong_20_Emphasis">энциклопедия (каталог) набитых шишек.</text:span></text:p>
      <text:p text:style-name="Text_20_body"><text:span text:style-name="Strong_20_Emphasis">приложения теории игр к внутренним конфликтам.</text:span></text:p>
      <text:p text:style-name="Text_20_body"><text:span text:style-name="Strong_20_Emphasis">любовь к миру</text:span> – разновидность стокгольмского синдрома.</text:p>
      <text:p text:style-name="Text_20_body"><text:span text:style-name="Strong_20_Emphasis">поездка на ретрит в саторий от профсоюза Сансары.</text:span></text:p>
      <text:p text:style-name="Text_20_body"><text:span text:style-name="Strong_20_Emphasis">насыщение недостатками и погрешностями</text:span> – необходимый этап материлизации идеи. <text:span text:style-name="Emphasis">(описать конвейер по материализации идеи, эдакую абстрактную фабрику)</text:span></text:p>
      <text:p text:style-name="Text_20_body"><text:span text:style-name="Strong_20_Emphasis">мораль</text:span> – средство, изобретённое для оправдания поступков, ей прямо противоречащих.</text:p>
      <text:p text:style-name="Text_20_body"><text:span text:style-name="Strong_20_Emphasis">разум</text:span> – место создания и разрушения целых миров.</text:p>
      <text:p text:style-name="Text_20_body"><text:span text:style-name="Strong_20_Emphasis">разум</text:span> – стабилизатор для эмоций (одно из назначений).</text:p>
      <text:p text:style-name="Text_20_body"><text:span text:style-name="Strong_20_Emphasis">метод Уолта Диснея</text:span> (методика креативности, когда задачу рассматривают с трёх точек зрения: творческой, реалистичной и критической – это калька с биполярного расстройства: гипомания, интермиссия, депрессия.</text:p>
      <text:p text:style-name="Text_20_body"><text:span text:style-name="Strong_20_Emphasis">аромат ассоциаций</text:span>. Я думаю некоторое понятие. С ним ассоциированы некоторые другие. В итоге на исходное понятие может переносится отношение к ассоциированным.</text:p>
      <text:p text:style-name="Text_20_body"><text:span text:style-name="Strong_20_Emphasis">Аниил Дхармс</text:span> – известный буддист-абсурдист. <text:span text:style-name="Strong_20_Emphasis">Даниил Кармс</text:span>, <text:span text:style-name="Strong_20_Emphasis">Бодхидхармс</text:span> и т.д.</text:p>
      <text:p text:style-name="Text_20_body"><text:span text:style-name="Strong_20_Emphasis">“потупить” (в смысле задуматься поглубже) на простых вещах</text:span> как залог успеха на сложных.</text:p>
      <text:p text:style-name="Text_20_body"><text:span text:style-name="Strong_20_Emphasis">Красота</text:span> – это насмешка.<text:line-break/><text:span text:style-name="Strong_20_Emphasis">Принцип наибольшей насмешки</text:span> – аналог физического принципа наименьшего действия в метафизике. Красота как организующий принцип для Вселенной была выбрана неслучайно. Замечено, что в мире вокруг нас рулят экстремальные принципы (минимизировать или максимизировать что-то), и сами организующие принципы Вселенной подбирались так, чтобы максимизировать насмешку над обитателями. Насмешка заключается в контрасте между тем, как холодно красивы принципы её построения, и тем, насколько омерзительна и ужасна жизнь тех, кто её населяет (даже если те сами не всегда это понимают, что тоже часть этой глобальной насмешки). Согласитесь, никчёмные куски мяса, радующиеся своей короткой дерьмовой жизни действительно смешны. А своей холодной красотой Вселеная похожа на безжалостную к другим красотку.</text:p>
      <text:p text:style-name="Text_20_body"><text:span text:style-name="Strong_20_Emphasis">самоисправляющиеся рассуждения</text:span> – такой метод вести рассуждения, когда они становятся устойчивыми к ошибкам, некоторый набор ошибок в фактах или логике не влияет на правильность вывода.<text:line-break/>аналогия с кодами с исправлением ошибок (кодами Хемминга, например), самоисправляющимися итерационными методами. “если совершить в вычислениях чётное число ошибок, можно получить правильный ответ”. решение задач Ферми очень к этому близко. шаг к обоснованию - ЦПТ. возможны ли похожие вещи в рамках вероятностной логики (ошибки тоже случайны и снова подчинятся той же ЦПТ)?</text:p>
      <text:p text:style-name="Text_20_body"><text:soft-page-break/><text:span text:style-name="Strong_20_Emphasis">перцептивные пузыри</text:span> образуются между картиной мира и непосредственным миром. между ними могут образовываться зазоры (называемые иллюзиями), и картина мира вздувается. если вздутие слишком велико (да и не только, иногда и просто при оказании слишком значительного внешнего давления), они могут лопаться, образуя в картине мира дыры, бреши. бутылку водки назвали пузырём именно из-за её способности образовывать иллюзии. <text:span text:style-name="Strong_20_Emphasis">перцепция вздувается.</text:span></text:p>
      <text:p text:style-name="Text_20_body"><text:span text:style-name="Strong_20_Emphasis">тьюрьма</text:span> – ну вот типа есть тьюрьмиты, например муравей Лэнгтона (и про то, и про то я читал только на википедии, предупреждаю; слава б-гу, хоть что такое машина тьюринга знаю). идея такая: есть бесконечное поле из клеток, раскрашенное в два цвета. по ним по каким-то правилам ходит “муравей”. правила заданы жёстко, и эти правила, как и само поле для него - тюрьма, вырваться из которой он не может. мы снаружи можем глядеть, и мы-то не ограничены этими правилами и этим полем, наши правила и поле чуть шире, и мы точно так же не можем вырваться за их рамки, но может быть, возможен взгляд извне, и мы тоже будет выглядеть, как этот тьюрьмит. <text:span text:style-name="Strong_20_Emphasis">тьюрмиту не вырваться из тьюрьмы?</text:span></text:p>
      <text:p text:style-name="Text_20_body"><text:span text:style-name="Strong_20_Emphasis">анимизм</text:span> – это генетическая память о временах, когда их инопланетные предки жили в окружении умных гаджетов, где ИИ был внутри каждого предмета. стремление снова сделать всё подряд “умным” (умные дома, холодильники, телевизоры), встроить туда искусственный интеллект как попытка реализовать анимизм на практике. <text:span text:style-name="Emphasis">по аналогии с “вот раньше Бога не было, давайте его изобретём и построим” у фантастов.</text:span> а <text:span text:style-name="Strong_20_Emphasis">Internet of Things</text:span> – тяга к пантеизму.</text:p>
      <text:p text:style-name="Text_20_body"><text:span text:style-name="Strong_20_Emphasis">процесс познания мира</text:span> – это как колонизация, освоение новых территорий, создание поселения, города. начинают с простых строений, потихоньку город всё растёт и растёт, и ранее “непознанные”, незастроенные территории подчиняются человеку. сам город в процессе тоже перестраивается, обновляется, разрушается - как и старые научные теории. город населён жителями. и сам город можно изучать, как и научные теории. и сами жители знают только какую-то часть города, видят только какие-то его аспекты и не замечают других. милиционер видит город через призму различной концентрации преступности, эпидемиолог - через статистику заболеваемости. научные теории - это тоже различные аспекты знаний.</text:p>
      <text:p text:style-name="Text_20_body"><text:span text:style-name="Strong_20_Emphasis">глубинка</text:span> – “маленькая глубина”, которой может достичь человек со склонностью глубоко копать, который по каким-то причинам не приобщился толком к “глубинам” других людей, не получив образования, например, человека, который так и не стал на плечи к гигантам (а что насчёт самих гигантов?) вид мудрости человека без образования и знания всяких умных штук, часто куда более ценная, чем псевдоглубина “эрудита”, не умеющего думать самостоятельно.</text:p>
      <text:p text:style-name="Text_20_body">я работаю в <text:span text:style-name="Strong_20_Emphasis">лаборатории экспериментальной метафизики</text:span>, где мы занимаемся <text:span text:style-name="Strong_20_Emphasis">глубинным анализом бытийных структур</text:span> и <text:span text:style-name="Strong_20_Emphasis">численным моделированием экспериментов по поиску смысла жизни</text:span>. кроме этого мы <text:span text:style-name="Strong_20_Emphasis">решаем неразрешимые задачи</text:span>, и способны <text:span text:style-name="Strong_20_Emphasis">отыскать заведомо несуществующую метафорическую иголку в метафорическом стоге сена.</text:span> в частности, в разное время мы занимались ещё и:</text:p>
      <text:list text:style-name="L4">
        <text:list-item>
          <text:p text:style-name="P26">разработкой <text:span text:style-name="Strong_20_Emphasis">автомобилей на вечных двигателях</text:span> с автоматическим управлением (ими управляет Космический Разум), обойдя в итоге Илона Маска. </text:p>
        </text:list-item>
        <text:list-item>
          <text:p text:style-name="P25"><text:soft-page-break/>решением задачи квадратуры круга, решением задачи триссекции угла и прочими весьма банальными вещами. только мы смогли построить множество всех множеств по заказу наследников Кантора (и именно нам пришлось затем латать ткань реальности из-за возникшего в результате парадокса). </text:p>
        </text:list-item>
      </text:list>
      <text:p text:style-name="Text_20_body">рядом с лабораторией имеется также зоопарк из персонажей “Книги вымышленных существ” Борхеса.</text:p>
      <text:p text:style-name="Text_20_body">пример <text:span text:style-name="Strong_20_Emphasis">идеи с неясным авторством</text:span>: кто-то излагает тебе свою идею, ты понимаешь её неправильно и в итоге образуется другая идея, порой куда более интересная. вопрос: кто автор? ты, ты вместе с тем кто рассказывал, или авторства у неё вообще нет? пример <text:span text:style-name="Strong_20_Emphasis">идеи без автора</text:span>, <text:span text:style-name="Strong_20_Emphasis">придумать по ошибке</text:span>.</text:p>
      <text:p text:style-name="Text_20_body"><text:span text:style-name="Strong_20_Emphasis">науки бывают:</text:span></text:p>
      <text:list text:style-name="L5">
        <text:list-item>
          <text:p text:style-name="P28">гуманитарные </text:p>
        </text:list-item>
        <text:list-item>
          <text:p text:style-name="P28">естественные </text:p>
        </text:list-item>
        <text:list-item>
          <text:p text:style-name="P28">противоестественные (математика, это Лев Ландау придумал) </text:p>
        </text:list-item>
        <text:list-item>
          <text:p text:style-name="P27">сверхъестественные науки (например, теология и то, чем занимался Гарри Поттер в <text:a xlink:type="simple" xlink:href="https://web.archive.org/web/20180630165535/http://hpmor.ru/" text:style-name="Internet_20_link" text:visited-style-name="Visited_20_Internet_20_Link">http://hpmor.ru/</text:a>) </text:p>
        </text:list-item>
      </text:list>
      <text:p text:style-name="Text_20_body"><text:span text:style-name="Strong_20_Emphasis">Список предметов на стыке указанных выше типов наук</text:span> <text:span text:style-name="Emphasis">(в качестве одного из лекторов нужно пригласить Романа Михайлова)</text:span><text:span text:style-name="Strong_20_Emphasis">:</text:span></text:p>
      <text:list text:style-name="L6">
        <text:list-item>
          <text:p text:style-name="P30">Введение в теоретическую магию. Матемагия. Магия как точная наука. </text:p>
        </text:list-item>
        <text:list-item>
          <text:p text:style-name="P30">Численные методы нумерологии. </text:p>
        </text:list-item>
        <text:list-item>
          <text:p text:style-name="P30">Метафизическая алхимия (по аналогии с физической химией): за пределами таблицы Менделеева. </text:p>
        </text:list-item>
        <text:list-item>
          <text:p text:style-name="P30">Компьютерное моделирование в астрологии. </text:p>
        </text:list-item>
        <text:list-item>
          <text:p text:style-name="P30">Структура и интерпретация заклинаний (отсылка к SICP). </text:p>
        </text:list-item>
        <text:list-item>
          <text:p text:style-name="P30">Астробиология (наука о влиянии небесных тел на живые организмы). </text:p>
        </text:list-item>
        <text:list-item>
          <text:p text:style-name="P30">Вычислительная нумерология. </text:p>
        </text:list-item>
        <text:list-item>
          <text:p text:style-name="P30">Теория заговора (наговора). </text:p>
        </text:list-item>
        <text:list-item>
          <text:p text:style-name="P30">Астрометафизика (наука на стыке астрологии и метафизики) </text:p>
        </text:list-item>
        <text:list-item>
          <text:p text:style-name="P31"><text:s/>Синтетический курс “Введение в структуру”: 1. “Идеи” 2. “Материя” — <text:span text:style-name="T2">вот в каком смысле синтетический: есть, скажем, математика и химия. обе они изучают структуры, но свои и по-своему. было бы интересно перегруппировать эти структуры, чтобы принцип разделения (как, например, “математика” и “химия”) стали другими. скажем, отдельно структуры из платоновского мира идей и отдельно структуры из мира материального.</text:span> </text:p>
        </text:list-item>
        <text:list-item>
          <text:p text:style-name="P30">Глубинный анализ бытийных структур: организующие принципы. </text:p>
        </text:list-item>
        <text:list-item>
          <text:p text:style-name="P30">Глубинный мета-анализ бытийных структур. </text:p>
        </text:list-item>
        <text:list-item>
          <text:p text:style-name="P30">Помимо структуры: носители. </text:p>
        </text:list-item>
        <text:list-item>
          <text:p text:style-name="P30">Всемирная история изоморфизмов. </text:p>
        </text:list-item>
        <text:list-item>
          <text:p text:style-name="P30">Языковые игры и другие способы разметки реальности: введение в глубинную картографию. </text:p>
        </text:list-item>
        <text:list-item>
          <text:p text:style-name="P30">Экспериментальная метафизика. </text:p>
        </text:list-item>
        <text:list-item>
          <text:p text:style-name="P30">Стеганографические методы поиска скрытых смыслов в священных текстах. </text:p>
        </text:list-item>
        <text:list-item>
          <text:p text:style-name="P29"><text:soft-page-break/>Символические системы как интерфейс к реальности: общий взгляд на естественные языки, математику, языки программирования и магию. </text:p>
        </text:list-item>
      </text:list>
      <text:p text:style-name="Text_20_body">Изучаются, например, в магистратуре и аспирантуре Хогвартса. <text:span text:style-name="Strong_20_Emphasis">Метафизико-математические (матемагические) классы</text:span> в школах.</text:p>
      <text:p text:style-name="Text_20_body"><text:span text:style-name="Strong_20_Emphasis">нестабильность</text:span> – первичный, а <text:span text:style-name="Strong_20_Emphasis">цветение (оформление)</text:span> и <text:span text:style-name="Strong_20_Emphasis">гниение (распад)</text:span> – два латентных признака всех объектов Вселенной, стремящиеся к актуализации. <text:span text:style-name="Strong_20_Emphasis">амбивалентность</text:span> стремится примирить их, но они взаимоуничтожаются, формируя <text:span text:style-name="Strong_20_Emphasis">апато-абулический дефект</text:span> и превращаясь в нуль, nil, Nil, <text:span text:style-name="Strong_20_Emphasis">реку Nil</text:span>, питающую <text:span text:style-name="Strong_20_Emphasis">цивилизацию NIHIL</text:span> на ней.</text:p>
      <text:p text:style-name="Text_20_body"><text:span text:style-name="Strong_20_Emphasis">истина</text:span> – это приближение к истине. истина - приближение к истине. рекурсивное определение, ну так и приближения - понятие итерационное. у таких методов может быть свойство самоисправляемости: если ты в каком-то месте ошибаешься в рассчётах, и очередное приближение посчитаешь неправильно, если оно не будет уж слишком неправильным, оно всё равно сойдёт за приближение, просто немного отбросит тебя назад. и может и не отбросит и даже ускорит поиск :) Алина Марютина напомнила, что начальное приближение ещё выбрать надо. тоже важный вопрос в поиске правды. иногда берут один метод приближённый, находят с его помощью что-то быстренько, а то, что нашли, используют как начальное приближение для другого. а ещё бывает так: уравнение, у которого ответов несколько, т.е. несколько правд. и в зависимости от того, какая будет правда в качестве начального приближения, зависит то, какая из правд будет в ответе. люди начинают с разных религий, культур. это разные приближения. может, они придут в результате к разным истинам?</text:p>
      <text:p text:style-name="Text_20_body"><text:span text:style-name="Strong_20_Emphasis">мир</text:span> – это метафора, которую вставили в речь, чтобы передать что-то действительно важное. когда смысл будет передан и усвоен, надобность в ней отпадёт. оптимистичный взгляд, ведь он придаёт нашему существованию смысл. <text:span text:style-name="Emphasis">(подкрашенная идея, что эта жизнь ненастоящая и нужна для того, чтобы чему-то нас научить.)</text:span></text:p>
      <text:p text:style-name="Text_20_body"><text:span text:style-name="Strong_20_Emphasis">мир</text:span> – это то ли марка, то ли чей-то кислотный (бэд) трип от неё. и его цель, как и цель марки, снова передать какое-то сообщение, в чём ещё может быть смысл марки, как не в передаче сообщений? вот только как оно преобразует адресата и какова его дальнейшая судьба?<text:line-break/>изначальная Цель <text:span text:style-name="Strong_20_Emphasis">марок</text:span> – передача сообщений, но ими пользуются и в развлекательных целях, коллекционируя их. этим марки удивительным образом похожи на марки, только там развлекательные цели немного другие.</text:p>
      <text:p text:style-name="Text_20_body"><text:a xlink:type="simple" xlink:href="https://web.archive.org/web/20180630165535/http://necra.by/" text:style-name="Internet_20_link" text:visited-style-name="Visited_20_Internet_20_Link">http://necra.by/</text:a> – творчае аб’яднанне лiнгвiстычых некрафiлаў Імя Некрашэвіча і Байкова, думаю, някепская назва для праекту, звязанага з беларушчынай. Сугучна са словам <text:span text:style-name="Emphasis">небакрай</text:span>, а <text:span text:style-name="Emphasis">некрабай</text:span> – спасылка Некрашэвіча-Байкова.</text:p>
      <text:p text:style-name="Text_20_body"><text:span text:style-name="Strong_20_Emphasis">лекция</text:span> – форма взаимодействия преподавателя и студентов, когда студенты приходят подготовленными, уже зная читаемые темы и будучи в состоянии задавать вопросы. лектор читает со значительной долей импровизации, хотя и имея в голове план, так, чтобы можно было следить за его реальным ходом мысли, его ошибками, тем, как он их исправляет (в какой-то статье говорили, насколько поучительным был процесс слежения за тем, как свои ошибки исправлял какой-то крутой чел). лекция происходит интерактивно и адаптивно, лектор пытается прощупать аудиторию и подстроиться под её уровень (и заранее имеет какую-то оценку уровня). всё остальное - косплей лекций и трата времени. посещение <text:soft-page-break/>лекций факультативное, нужное только для углубленного изучения предмета, базовое усвоение материала происходит с помощью книг и других источников, возможно, более современных. лекции автономны: возможно посещение только определённых тем, которые хотелось бы знать глубже.</text:p>
      <text:p text:style-name="Text_20_body"><text:span text:style-name="Strong_20_Emphasis">обобщённый перенос</text:span> – обобщение переноса из психологии, только тут чувства и отношения могут переноситься не только с человека на человека, но вообще с произвольного объекта (в том числе концепции) на другой (неодушевлённые объекты, абстрактные объекты, перенос с абстрактного объекта на живого человек и наоборот). <text:span text:style-name="Emphasis">Пример:</text:span> “я люблю такой-то раздел математики потому, что у меня был хороший преподаватель”.<text:line-break/>кроме <text:span text:style-name="Strong_20_Emphasis">обобщённого переноса</text:span>, можно выделить кристаллизацию (“я ненавижу целую группу людей, но сделаю козлом отпущения только одного, но он при этом получит за всех”), <text:span text:style-name="Strong_20_Emphasis">рассеяние</text:span> (“мне не понравилось, как повёл себя кто-то конкретный, но я рассеиваю это отношение на всю группу лиц, к которой он относится, при этом отношение к каждому представителю слабее”, “как же несправедлив этот жестокий мир”) и <text:span text:style-name="Strong_20_Emphasis">обобщённый перенос</text:span> (“у меня не сложились отношения конкретно с этой девушкой, поэтому я буду ненавидеть всех женщин”, в отличие от <text:span text:style-name="Strong_20_Emphasis">рассеяния</text:span>, тут ненависть идёт с одинаковой силой) да и много чего ещё. <text:span text:style-name="Strong_20_Emphasis">конденсация</text:span></text:p>
      <text:p text:style-name="Text_20_body">у нас было 2 пачки абилифая, 75 таблеток велбутрина, 5 упаковок бромокриптина и целое множество антидепрессантов разных типов и производителей. Не то чтобы это был необходимый запас для того, чтобы появились хоть какие-то силы, но если начал подбирать таблетки, становится трудно остановиться. Единственное, что вызывало у меня опасение – это <text:span text:style-name="Strong_20_Emphasis">леводопа</text:span>. Ничто в мире не бывает более беспомощным, безответственным и порочным, чем леводопа. Я знал, что рано или поздно мы перейдем и на эту дрянь.</text:p>
      <text:p text:style-name="Text_20_body"><text:span text:style-name="Strong_20_Emphasis">о приложениях функционального анализа к любви.</text:span> любовь можно понимать, например, в таких смыслах (каких ещё?):</text:p>
      <text:list text:style-name="L7">
        <text:list-item>
          <text:p text:style-name="P33">равномерная норма: мы можем любить человека или объект за какое-то отдельное яркое качество или свойство, игнорируя остальное. </text:p>
        </text:list-item>
        <text:list-item>
          <text:p text:style-name="P32">норма пространства $L^p$ (любовь в смысле усреднения: любим “в среднем”, есть какие-то приятные свойства, есть неприятные, но в среднем приятные перевешивают. </text:p>
        </text:list-item>
      </text:list>
      <text:p text:style-name="Text_20_body">в пословице <text:span text:style-name="Strong_20_Emphasis">“тише едешь - дальше будешь”</text:span> речь идёт о том, что если шизуха развивается медленнее (человек медленнее едет крышей), то и прогноз хуже (дальше будешь в смысле - попадёшь в какой-нибудь психоневрологический интернат). именно такое толкование нужно давать психологам при тестировании.</text:p>
      <text:p text:style-name="Text_20_body"><text:span text:style-name="Strong_20_Emphasis">отсоединение чувств</text:span> <text:span text:style-name="Emphasis">(и сборка garbage collector)</text:span>: понимание, что чувства, порой сильные, которые ты испытываешь к объекту, уже к нему не относятся, объект или изменился, или никогда таким и не был. чувства воспринимаются как что-то отделённое от него, а позже собираются сборщиком мусора.</text:p>
      <text:p text:style-name="Text_20_body"><text:span text:style-name="Strong_20_Emphasis">сменные наборы паттернов</text:span> как компонент возможности взглянуть на мир хоть одним чужим глазком (<text:span text:style-name="Strong_20_Emphasis">колеблющиеся паттерны</text:span> для того, чтобы посмотреть одним глазком того, чьи паттерны колеблются). <text:span text:style-name="Strong_20_Emphasis">колебание паттернов.</text:span></text:p>
      <text:p text:style-name="Text_20_body"><text:span text:style-name="Strong_20_Emphasis">мир</text:span> – совокупность нестабильных сущностей, пребывающих в, возможно, вечном, а возможно, временном (до тех пор, пока время существует) предшествовании разрушению <text:soft-page-break/>или трансформации в такие же нестабильные либо непосредственно в процессе разрушения и трансформации.</text:p>
      <text:p text:style-name="Text_20_body"><text:span text:style-name="Strong_20_Emphasis">взгляд на восприятие реальности как на карту со слоями:</text:span> динамичный слой собственно объектов и динамичный слой влечений-отвращений над ними, так что объекты окрашиваются в разные цвета в зависимости от нашего отношения к ним. или <text:span text:style-name="Strong_20_Emphasis">реальность как что-то отдельное, а наши отношения к ним - как стёклышки очков.</text:span> “розовые очки” - это один способ восприятия, очки, которые делают всё серым, другой. и т.д. блики в очках и прочее. “не можешь изменить вещь, измени своё отношение к ней” – как аналог коррекции зрения с помощью очков.</text:p>
      <text:p text:style-name="Text_20_body"><text:span text:style-name="Strong_20_Emphasis">маскированные суеверия</text:span> как бы основываются на науке, но при этом на неверной или устаревшей, а-ля “без мяса вам не будет хватать незаменимых аминокислот”.<text:line-break/><text:span text:style-name="Strong_20_Emphasis">лжесуеверия (суесуеверия)</text:span> – то, что массово считают суеверием, но на самом деле имеющее рациональную основу.<text:line-break/>искажённости научпопа из-за чрезмерной упрощённости как современная мифология и <text:span text:style-name="Strong_20_Emphasis">суеверия.NEXT.</text:span></text:p>
      <text:p text:style-name="Text_20_body"><text:span text:style-name="Strong_20_Emphasis">лишний вес в обществе</text:span> – лишний социальный статус, авторитет, из-за которого слова и действие человека воспринимают недостаточно критично, что несёт опасность как для других (он может ошибаться, но его не перепроверяют), так и для самого человека (путь к деградации). <text:span text:style-name="Emphasis">см. Принцип Питера</text:span></text:p>
      <text:p text:style-name="Text_20_body"><text:span text:style-name="Strong_20_Emphasis">роль создателя в создании идеи</text:span> называют <text:span text:style-name="Strong_20_Emphasis">статистически значимой</text:span>, если вероятность того, что она возникла просто случайно и создатель просто подобрал её с поверхности обстоятельств мала, и, похоже, у него была весомая активная (или пассивная, если это всё же ближе к инсайту, но всё равно была проделана творческая работа) творческая роль.</text:p>
      <text:p text:style-name="Text_20_body"><text:span text:style-name="Strong_20_Emphasis">парциальный протагонист (частичный протагонист)</text:span> – протагонист, который в чём-то сам себе противопостоит, сам себе вставляет палки в колёса.<text:line-break/><text:span text:style-name="Emphasis">другое значение:</text:span> можно ли называть частичными протагонистом Уолтера Уайта, превратившегося из протагониста в антагониста? это тем более в тему, раз он химик.</text:p>
      <text:p text:style-name="Text_20_body"><text:span text:style-name="Strong_20_Emphasis">дереализация идеи</text:span> – возврат материализованной идеи назад в платоновский мир идей, восстановление репутации скомпрометированной. Типа: все попытки реализовать красиво звучащий коммунизм были так себе. Дереализация - дистанцироваться от реализаций, диссоциация от реализации.</text:p>
      <text:p text:style-name="Text_20_body">Для большей доказательности проводился также <text:span text:style-name="Strong_20_Emphasis">рандомизированный double-blind Стэнфордский тюремный эксперимент</text:span>: испытуемых делили на охранников и заключённых не просто случайно, но ещё и так, чтобы ни они, не экспериментаторы не знали, кто охранник, а кто заключённый.</text:p>
      <text:p text:style-name="Text_20_body"><text:span text:style-name="Strong_20_Emphasis">круг обобщения</text:span> – круг людей, на основании которого выносятся глобальные суждения о людях вообще. состоит как из круга общения, так и наоборот, из тех, кого человек избегает. <text:span text:style-name="Emphasis">близкое понятие: референсная группа.</text:span></text:p>
      <text:p text:style-name="Text_20_body"><text:span text:style-name="Strong_20_Emphasis">мета-состояние</text:span> <text:span text:style-name="Emphasis">(син. распутье)</text:span> – состояние человека, когда он абстрагируется от своих текущих состояний с целью проанализировать их и попробовать синтезировать новые. разные состояния могут лежать в разных сферах (отношения с людьми, отношения с абстрактными объектами, цели и так далее). <text:span text:style-name="Strong_20_Emphasis">объединённые мета-состояния (united meta-</text:span><text:soft-page-break/><text:span text:style-name="Strong_20_Emphasis">states)</text:span> <text:span text:style-name="Emphasis">(син. мета-распутье)</text:span> - их объединение с целью глобального анализа и попытки глобальной перестройки.</text:p>
      <text:p text:style-name="Text_20_body"><text:span text:style-name="Strong_20_Emphasis">впечатление-обложка</text:span>. Я пытаюсь описать этим понятием вот что: когда я думаю некоторое абстрактное понятие или, например, думаю человека, в голове всплывает какой-то конкретный образ, впечатление. Если я думаю математический объект, это может быть, например, воспоминание о странице из учебника, где он определён с определённым эмоциональным отношением. Если я думаю человека, это может быть фотография. зависит от контекста. от чего ещё? Чувства к впечатлению-обложке – порой чувства к впечатлению-обложке, необязательно к объекту. Если взять за скобки тление привязок, то вещь, которая притягивает основной мой интерес - стабилизация и осознанный выбор впечатлений-обложек.</text:p>
      <text:p text:style-name="Text_20_body"><text:span text:style-name="Strong_20_Emphasis">семантические маятники</text:span> – цикличные смены значения чего-то во времени. пример: религия (свято) - атеизм (лживо) - религия (свято), объект любви и ненависти, дающий и отнимающий жизнь (про какие-то явления природы) - как река, выходящая из берегов. время собирать камни и время разбрасывать камни.</text:p>
      <text:p text:style-name="Text_20_body"><text:span text:style-name="Strong_20_Emphasis">я просто невыносим! абсолютно невозможно остаться наедине с собой.</text:span></text:p>
      <text:p text:style-name="Text_20_body"><text:span text:style-name="Strong_20_Emphasis">селфи с Хармсом</text:span> – хорошая альтернатива селф-харму.</text:p>
      <text:p text:style-name="Text_20_body"><text:span text:style-name="Strong_20_Emphasis">соревнование с (в т.ч. человеческой) природой</text:span></text:p>
      <text:p text:style-name="Text_20_body"><text:span text:style-name="Strong_20_Emphasis">метапакет</text:span> в реальности – специальный пакет, куда кладут другие пакеты (в пакетных менеджерах это пакет, не содержащий ПО сам по себе, но зависящий от других пакетов).</text:p>
      <text:p text:style-name="Text_20_body"><text:span text:style-name="Strong_20_Emphasis">“не сотвори себе кумира”, ибо терять их очень болезненно.</text:span> – простое следствие из второй благородной истины.</text:p>
      <text:p text:style-name="Text_20_body"><text:span text:style-name="Strong_20_Emphasis">загибаловка</text:span> – место, куда ходят (чаще постепенно и порционно) загибаться, например, наркопритон, казино, бар или БГУ ФПМИ.</text:p>
      <text:p text:style-name="Text_20_body"><text:span text:style-name="Strong_20_Emphasis">дополненная реальность, сокращённая реальность, искажённая реальность (исправленная и дополненная реальность).</text:span></text:p>
      <text:p text:style-name="Text_20_body"><text:span text:style-name="Strong_20_Emphasis">найти настройку наощупь</text:span> – найти нужную настройку в программе с неизвестным языком интерфейса или крякозябрами вместо кириллицы.</text:p>
      <text:p text:style-name="Text_20_body"><text:span text:style-name="Strong_20_Emphasis">гуморалитет</text:span> – глас крови (а также слюны, лимфы и тканевой жидкости) при выборе того, чью сторону следует занять.</text:p>
      <text:p text:style-name="Text_20_body"><text:span text:style-name="Strong_20_Emphasis">гуморалли</text:span> - игра-гонки по кровеносной системе.</text:p>
      <text:p text:style-name="Text_20_body"><text:span text:style-name="Strong_20_Emphasis">мгнове(ние-ве)чность, сингулярное мгновение</text:span> – мгновение, переживаемое как вечность. именно так и переживается момент смерти. далее происходит Большой Взрыв, и из каждого умершего разума рождается новая Вселенная, которую тот вынашивал всю жизнь.</text:p>
      <text:p text:style-name="Text_20_body"><text:span text:style-name="Strong_20_Emphasis">стереотип</text:span> – стандартный шаблон суждений и реакций. на его основе для индивидуального человека делаются <text:span text:style-name="Emphasis">некоторые</text:span> замещающие индивидуальные реакции и мнения, там, где они не определены, берутся реакции “по умолчанию”. подумать про аналогии из наследования классов. множественное наследование. миксины.</text:p>
      <text:p text:style-name="Text_20_body"><text:soft-page-break/><text:span text:style-name="Strong_20_Emphasis">масштаб значимостей</text:span> определяет, в каком масштабе мы смотрим на ценность и значения вещей: скажем, в масштабах Вселенной и целых эпох твоя жизнь имеет небольшое значение, а в масштабе твоей семьи - большое. в итоге можно как подобрать такой масштаб, который всё обесценит, так и такой, который не будет лишать тебя смыслов.</text:p>
      <text:p text:style-name="Text_20_body"><text:span text:style-name="Strong_20_Emphasis">Магистр Йода</text:span> – пример шизотипического расстройства. Из диагностических признаков у него были:</text:p>
      <text:list text:style-name="L8">
        <text:list-item>
          <text:p text:style-name="P35">странная вычурная речь </text:p>
        </text:list-item>
        <text:list-item>
          <text:p text:style-name="P35">странный внешний вид </text:p>
        </text:list-item>
        <text:list-item>
          <text:p text:style-name="P35">тенденция к социальной отгороженности (в конце жизни он стал отшельником) </text:p>
        </text:list-item>
        <text:list-item>
          <text:p text:style-name="P35">все эти приколы с Силой и джедайством – магическое мышление </text:p>
        </text:list-item>
        <text:list-item>
          <text:p text:style-name="P35">все эти “я чувствую возмущения в Силе” могли бы сойти “необычные феномены восприятия”, если бы Йода попал в поле зрения психиатров (а не попадать в него шизотипикам свойственно) </text:p>
        </text:list-item>
        <text:list-item>
          <text:p text:style-name="P34">но ведь могли быть и другие признаки. неизвестно, была ли у него деперсонализация (вполне могла быть, ведь джедаизм это во многом буддизм, а буддистам деперсонализация свойственна). </text:p>
        </text:list-item>
      </text:list>
      <text:p text:style-name="Text_20_body">среди зрительных галлюцинаций следует отдельно выделить <text:span text:style-name="Strong_20_Emphasis">галлюцинации, затрагивающие третий глаз</text:span>: вместо реального экстрасенсорного восприятия человек начинает видеть глюки, которые принимает за экстрасенсорику.</text:p>
      <text:p text:style-name="Text_20_body"><text:span text:style-name="Strong_20_Emphasis">временная кармочка</text:span> – мини-карма, которую можно специально изготовить перед совершением серии сомнительных поступков, чтобы они учитывались на ней, а не на основной карме. также используется посетителями нашей Вселенной извне, у которых нет своей, пригодной для этой Вселенной, кармы.</text:p>
      <text:p text:style-name="Text_20_body"><text:span text:style-name="Strong_20_Emphasis">ему порой было действительно сложно помыслить себя за рамками выхода за рамки.</text:span></text:p>
      <text:p text:style-name="Text_20_body"><text:span text:style-name="Strong_20_Emphasis">теория шести рукопожатий:</text:span> “ну, это не для меня, а для знакомого(ой) знакомого(ой) знакомого(ой) знакомого(ой) знакомого(ой) знакомого(ой)…”</text:p>
      <text:p text:style-name="Text_20_body"><text:span text:style-name="Strong_20_Emphasis">peyotry</text:span> – мескалиновая поэзия.</text:p>
      <text:p text:style-name="Text_20_body"><text:span text:style-name="Strong_20_Emphasis">обратить поток сознания вспять</text:span> – вернуться на мысль, с которой отвлёкся (и отвлечение зашло далеко).</text:p>
      <text:p text:style-name="Text_20_body"><text:span text:style-name="Strong_20_Emphasis">отношения, связи</text:span> – возможности для манипуляций (основное определение). меняем одно связанное - меняется и другое. с людьми то же самое: то же порождение манипуляций.</text:p>
      <text:p text:style-name="Text_20_body"><text:span text:style-name="Strong_20_Emphasis">закон сохранения: сумма самоуверенности и фактических знаний постоянна.</text:span></text:p>
      <text:p text:style-name="Text_20_body"><text:span text:style-name="Strong_20_Emphasis">среди моих друзей нет психически здоровых, потому что через какое-то время все они сходят с ума от общения со мной. нездоровые психически от меня всё равно сходят с ума.</text:span></text:p>
      <text:p text:style-name="Text_20_body">у меня порой проскакивают неплохие <text:span text:style-name="Strong_20_Emphasis">идеи идей</text:span>: ну, это идеи того, что было бы неплохо придумать такую-то и такую идею, прикольно будет. Можно было бы и глубже рекурсию сделать, вот и идея идеи. <text:span text:style-name="Emphasis">Пример:</text:span><text:line-break/>надо что-то умное придумать про отношения с людьми, когда к ним есть какое-то чувство с <text:soft-page-break/>примесью другого чувства. описать какие-то особые свойства таких отношений по аналогии с физикой полупроводников и примесями там.</text:p>
      <text:p text:style-name="Text_20_body"><text:span text:style-name="Strong_20_Emphasis">паранойя</text:span> – это подозрительно.</text:p>
      <text:p text:style-name="Text_20_body"><text:span text:style-name="Strong_20_Emphasis">монфлацн</text:span></text:p>
      <text:p text:style-name="Text_20_body"><text:span text:style-name="Strong_20_Emphasis">метафизические войска</text:span> комплектуются из шизофреников для борьбы с НЛО, демонами, телепатами и т.д. возможно прохождение службы в резерве со сборами два раза в год во время обострений. похожи на <text:span text:style-name="Strong_20_Emphasis">пограничные войска</text:span>, состоящие из носителей пограничного расстройства.</text:p>
      <text:p text:style-name="Text_20_body"><text:span text:style-name="Strong_20_Emphasis">творчество. попытка классификации (аналогия с классификацией состояний при БАР):</text:span></text:p>
      <text:list text:style-name="L9">
        <text:list-item>
          <text:p text:style-name="P37">organized (здоровые люди) </text:p>
        </text:list-item>
        <text:list-item>
          <text:p text:style-name="P37">disorganized (ар-брют) </text:p>
        </text:list-item>
        <text:list-item>
          <text:p text:style-name="P36">mixed state, organized with disorganized features (Хлебников, Хармс и ОБЭРИУ) </text:p>
        </text:list-item>
      </text:list>
      <text:p text:style-name="Text_20_body"><text:span text:style-name="Strong_20_Emphasis">полюбить себя = полюбить свою темницу</text:span></text:p>
      <text:p text:style-name="Text_20_body"><text:span text:style-name="Strong_20_Emphasis">бесплатные ресурсы БГУ:</text:span></text:p>
      <text:list text:style-name="L10">
        <text:list-item>
          <text:p text:style-name="P39">электричество </text:p>
        </text:list-item>
        <text:list-item>
          <text:p text:style-name="P39">интернет </text:p>
        </text:list-item>
        <text:list-item>
          <text:p text:style-name="P39">вода </text:p>
        </text:list-item>
        <text:list-item>
          <text:p text:style-name="P38">отчаяние (больше всего) </text:p>
        </text:list-item>
      </text:list>
      <text:p text:style-name="Text_20_body"><text:span text:style-name="Strong_20_Emphasis">типы течения поэзии:</text:span></text:p>
      <text:list text:style-name="L11">
        <text:list-item>
          <text:p text:style-name="P41">непрерывно-прогредиентный - человек пишет стихи постоянно, творчество развивается в процессе. </text:p>
        </text:list-item>
        <text:list-item>
          <text:p text:style-name="P41">приступообразный (рекуррентный) - человек пишет стихи приступами, но ничего глобально не меняется. </text:p>
        </text:list-item>
        <text:list-item>
          <text:p text:style-name="P40">приступообразно-прогредиентный (шубообразный) - человек пишет стихи приступами, творчество развивается. </text:p>
        </text:list-item>
      </text:list>
      <text:p text:style-name="Text_20_body">в результате болезни формируется дефект, необратимые изменения личности, характеризующиеся уходом в мир своих вычурных фантазий, оскудением интереса ко внешнему миру и социальной дезадаптацией.</text:p>
      <text:p text:style-name="Text_20_body"><text:span text:style-name="Strong_20_Emphasis">манифестация эндогенного процесса</text:span> – абстрактная группа, играющая абстрактный хип-хап, укомплектованная из носителей расстройств шизофренического спектра. тексты написаны в шизофреничном стиле: абстрактные, метафорические, символические, с речевой разорванностью и атактическими замыканиями. основные темы - метафизика и психические болезни. музыку нездоровая, “давящая на мозги”, на фоне крутятся записи речи психически больных и фрагменты советских психиатрических фильмов. живут при этом члены группы на пенсию по инвалидности, как и изначальные рэперы, которые живут на пособие по безработице.</text:p>
      <text:p text:style-name="Text_20_body"><text:span text:style-name="Emphasis">название первого альбома:</text:span> каждую ночь я превращаюсь в метро (2017)<text:line-break/><text:span text:style-name="Emphasis">жанр:</text:span> приступообразно-прогредиентный абстрактный хип-хоп на атактических замыканиях.<text:line-break/><text:span text:style-name="Emphasis">треклист:</text:span><text:line-break/>F20.0. утренняя доза рисполепта<text:line-break/><text:soft-page-break/>F20.1. семья, которая была расплавленным сыром.<text:line-break/>F20.2. семья людей, которые переводят свою жизнь в последний монолог, которая, тем не менее, расплавленным сыром не была.<text:line-break/>F20.3. каждую ночь я превращаюсь в метро.<text:line-break/>F20.4. шизофрейлен Амбивалерия.<text:line-break/>F20.5. апато-абулический дефект.</text:p>
      <text:p text:style-name="Text_20_body"><text:span text:style-name="Strong_20_Emphasis">человек-лента мёбиуса</text:span> – неориентированный, поверхностный, односторонний.</text:p>
      <text:p text:style-name="Text_20_body"><text:span text:style-name="Strong_20_Emphasis">вырвать без корня ~ вырвать из контекста.</text:span></text:p>
      <text:p text:style-name="Text_20_body"><text:span text:style-name="Strong_20_Emphasis">обесценивание мостиков небезразличия между другими и своим эго</text:span> – процесс самообвинения, отрицающий и обесценивающий свои альтруистические склонности: “я делаю это всё для собственной выгоды (репутации, помощи…)”, “я просто манипулирую другим” и т.д. в результате обесценивания недостаточно крепкие мостики могут рухнуть, оставив тебя один на один с онтологическим холодом эгоцентризма.</text:p>
      <text:p text:style-name="Text_20_body"><text:span text:style-name="Strong_20_Emphasis">восприятие</text:span> – наиболее изощрённый вид обмана: мало того, что человек “воспринимает” объекты искажённо, так их ещё вдобавок и в принципе не существует в реальности.</text:p>
      <text:p text:style-name="Text_20_body"><text:span text:style-name="Strong_20_Emphasis">тяжёлая работа: каждый день нужно засыпать и просыпаться!</text:span></text:p>
      <text:p text:style-name="Text_20_body"><text:span text:style-name="Strong_20_Emphasis">DIY-нейролептики.</text:span></text:p>
      <text:p text:style-name="Text_20_body"><text:span text:style-name="Strong_20_Emphasis">смысл жизни</text:span> – это вид ограничения.</text:p>
      <text:p text:style-name="Text_20_body"><text:span text:style-name="Strong_20_Emphasis">“я”</text:span> - это ограничение.</text:p>
      <text:p text:style-name="Text_20_body"><text:span text:style-name="Strong_20_Emphasis">нанимать и обниматься</text:span></text:p>
      <text:p text:style-name="Text_20_body"><text:span text:style-name="Strong_20_Emphasis">ці пройдзе Брахма праз браму рая?</text:span></text:p>
      <text:p text:style-name="Text_20_body"><text:span text:style-name="Strong_20_Emphasis">алогика</text:span> – фундамент для мышления иррационального (по аналогии с логикой как фундаментом мышления рационального; алогику её ещё только предстоит разработать).</text:p>
      <text:p text:style-name="Text_20_body"><text:span text:style-name="Strong_20_Emphasis">БАРмен</text:span> – врач, смешивающий несколько нормотимиков (т.е. делающий по сути аналог коктейля) при лечении БАР.</text:p>
      <text:p text:style-name="Text_20_body"><text:span text:style-name="Strong_20_Emphasis">вампир2вампир</text:span> – распределённая сеть по обмену кровью.</text:p>
      <text:p text:style-name="Text_20_body">наряду с <text:span text:style-name="Strong_20_Emphasis">предтекстом-потоком сознания</text:span> можно выделить <text:span text:style-name="Strong_20_Emphasis">предтекст-набор кластеров из мыслей</text:span>, который не то, что будет что-то утверждать, а скорее выдавать некоторый набор мыслей с некоторыми уже установленными связями и призывать к дальнейшему поиску связей и анализу предтекста.</text:p>
      <text:p text:style-name="Text_20_body">по своему опыту можно выделить <text:span text:style-name="Strong_20_Emphasis">2 типа баров</text:span>:<text:line-break/>в <text:span text:style-name="Strong_20_Emphasis">бар II типа</text:span> люди приходят грустными, но нажираются до умеренной весёлости.<text:line-break/>в <text:span text:style-name="Strong_20_Emphasis">бар I типа</text:span> люди приходят грустными, но могут нажираться до выраженного весёлого буйства или грустного буйства.<text:line-break/>порой бары II типа превращается в бары I типа.</text:p>
      <text:p text:style-name="Text_20_body"><text:span text:style-name="Strong_20_Emphasis">скольжение по поверхности - мой конёк.</text:span></text:p>
      <text:p text:style-name="Text_20_body"><text:span text:style-name="Strong_20_Emphasis">glutamate hypothesis of schizophrenia:</text:span> schizophrenia = <text:span text:style-name="Strong_20_Emphasis">glutamare</text:span> = glutamate + nightmare.</text:p>
      <text:p text:style-name="Text_20_body"><text:span text:style-name="Strong_20_Emphasis">входные</text:span> – дни после отпуска, нужные, чтобы влиться в работу.</text:p>
      <text:p text:style-name="Text_20_body"><text:soft-page-break/><text:span text:style-name="Strong_20_Emphasis">разница между мной и тобой не в том, что у тебя есть референсная группа, а у меня нет, а в том, что моя референсная группа куда более абстрактна.</text:span></text:p>
      <text:p text:style-name="Text_20_body"><text:span text:style-name="Strong_20_Emphasis">идеятельный человек</text:span> – человек, чья деятельность заключается в обильной генерации идей для деятельности и обламывании, когда речь заходит о реализации.</text:p>
      <text:p text:style-name="Text_20_body"><text:span text:style-name="Strong_20_Emphasis">Ваше Ботиночество</text:span> – почтительное обращение к ботинку, который остался без пары.</text:p>
      <text:p text:style-name="Text_20_body"><text:span text:style-name="Strong_20_Emphasis">братская молитва и сестринский пост</text:span> – “молитва и пост” + “сестринский пост”.</text:p>
      <text:p text:style-name="Text_20_body"><text:span text:style-name="Strong_20_Emphasis">время и медь</text:span> – аналог “время и стекло” The UNB.</text:p>
      <text:p text:style-name="Text_20_body"><text:span text:style-name="Strong_20_Emphasis">выстрелы в укор</text:span></text:p>
      <text:p text:style-name="Text_20_body"><text:span text:style-name="Strong_20_Emphasis">шиз-мат</text:span> – вычислительная психиатрия.</text:p>
      <text:p text:style-name="Text_20_body"><text:span text:style-name="Strong_20_Emphasis">шизоморфизм</text:span> – изоморфизм, заболевший шизофренией. если <text:span text:style-name="Strong_20_Emphasis">изоморфизм</text:span> – безразличие к носителю, то <text:span text:style-name="Strong_20_Emphasis">шизоморфизм</text:span> – амбивалентное отношение к носителю?</text:p>
      <text:p text:style-name="Text_20_body"><text:span text:style-name="Strong_20_Emphasis">грубоговоритель</text:span> и <text:span text:style-name="Strong_20_Emphasis">мягкоговоритель</text:span> – интереснейшие изобретения, созданные компьютерным лингвистом Василием П. в 2021 году. Первый позволяет мягкому человеку, неспособному даже повысить голос, наконец поставить всех на место. Второй в силах превратить речь строителя с 40летним стажем, который не может обойтись без мата, в чистейший литературный язык.</text:p>
      <text:p text:style-name="Text_20_body"><text:span text:style-name="Strong_20_Emphasis">котбук</text:span> – гибрид нетбука и кошки. Сам себя вылизывает (не нужно чистить от пыли) и засыпает на коленях.</text:p>
      <text:p text:style-name="Text_20_body"><text:span text:style-name="Strong_20_Emphasis">крупюры</text:span> – название для крупных банкнот. Для мелких купюр широко распространены специальные названия (мелочь, копьё), а для крупных - нет.</text:p>
      <text:p text:style-name="Text_20_body"><text:span text:style-name="Strong_20_Emphasis">марихуаны Настенька</text:span> – ну или валерианы настойка. Кому как больше нравится.</text:p>
      <text:p text:style-name="Text_20_body"><text:span text:style-name="Strong_20_Emphasis">мыслекружение</text:span></text:p>
      <text:p text:style-name="Text_20_body"><text:span text:style-name="Strong_20_Emphasis">накармить</text:span> – насовершать поступков, которые сильно меняют карму.</text:p>
      <text:p text:style-name="Text_20_body"><text:span text:style-name="Strong_20_Emphasis">неохармизмы</text:span> – неологизмы, придуманные Даниилом Хармсом.</text:p>
      <text:p text:style-name="Text_20_body"><text:span text:style-name="Strong_20_Emphasis">орлиная соль</text:span></text:p>
      <text:p text:style-name="Text_20_body"><text:span text:style-name="Strong_20_Emphasis">параноидная зашифрения</text:span> – болезненное увлечение криптографией.</text:p>
      <text:p text:style-name="Text_20_body"><text:span text:style-name="Strong_20_Emphasis">подсветка синтаксиса</text:span> – жалкий костыль для неспособных к синестезии.</text:p>
      <text:p text:style-name="Text_20_body"><text:span text:style-name="Strong_20_Emphasis">прерываются маленькими Ремарками</text:span></text:p>
      <text:p text:style-name="Text_20_body"><text:span text:style-name="Strong_20_Emphasis">существовать</text:span> – это очень, очень, очень страшно.</text:p>
      <text:p text:style-name="Text_20_body"><text:span text:style-name="Strong_20_Emphasis">смещенник</text:span> – человек, который помнит смещения священных текстов в числе Пи. Такой подход очень удобен: эти тексты просто невозможно уничтожить.</text:p>
      <text:p text:style-name="Text_20_body"><text:span text:style-name="Strong_20_Emphasis">человек</text:span> – это угроза.</text:p>
      <text:p text:style-name="Text_20_body"><text:span text:style-name="Strong_20_Emphasis">шизофрения</text:span> – атипичная форма бронхита. Доказывается, например, тем, что “от шизофрении” помогают АЦЦ и аспирин.</text:p>
      <text:p text:style-name="Text_20_body"><text:span text:style-name="Strong_20_Emphasis">звёздное небо</text:span> – это нуль-граф.</text:p>
      <text:p text:style-name="Text_20_body"><text:soft-page-break/><text:span text:style-name="Strong_20_Emphasis">точкалокальногоминимума</text:span> и <text:span text:style-name="Strong_20_Emphasis">достижениеглобальногоминимума</text:span> – названия для абстрактной хип-хап группы.</text:p>
      <text:p text:style-name="Text_20_body"><text:span text:style-name="Strong_20_Emphasis">отжимание с хлопками одной ладонью</text:span> – один из способов объединить духовное развитие с физическим.</text:p>
      <text:p text:style-name="Text_20_body"><text:span text:style-name="Strong_20_Emphasis">“Чего ты ко мне привязался?”</text:span> – фраза, которую часто повторял Будда Гуатама, заботясь о найскорейшем просветлении своих учеников.</text:p>
      <text:p text:style-name="Text_20_body"><text:span text:style-name="Strong_20_Emphasis">разогреть обиду</text:span> – вспомнить былую обиду. Созвучие с “разогреть обед”.</text:p>
      <text:p text:style-name="Text_20_body"><text:span text:style-name="Strong_20_Emphasis">берег ли мыс ли</text:span></text:p>
      <text:p text:style-name="Text_20_body"><text:span text:style-name="Strong_20_Emphasis">кокон нерешимости</text:span></text:p>
      <text:p text:style-name="Text_20_body"><text:span text:style-name="Strong_20_Emphasis">библиотечные попки</text:span> – для тех, кто любит ботаничек.</text:p>
      <text:p text:style-name="Text_20_body"><text:span text:style-name="Strong_20_Emphasis">Вселплан</text:span> – вселенский аналог Госплана. Инстанция, раздающая судьбы и проч.</text:p>
      <text:p text:style-name="Text_20_body"><text:span text:style-name="Strong_20_Emphasis">поэзия и философия</text:span> – отрасли, созданные для “трудоустройства” разнообразных шизиков. (Один известный математик говорил что-то про ценность чистой математики: что она полезна тем, что отвлекает на себя умы, которые иначе могли бы заняться чем-то более опасным. Тут принцип тот же).</text:p>
      <text:p text:style-name="Text_20_body"><text:span text:style-name="Strong_20_Emphasis">дьяблоко</text:span></text:p>
      <text:p text:style-name="Text_20_body"><text:span text:style-name="Strong_20_Emphasis">у тебя очень красивая структура</text:span> – комплимент от математика.</text:p>
      <text:p text:style-name="Text_20_body"><text:span text:style-name="Strong_20_Emphasis">как перестать ненавидеть математику после N лет ФПМ</text:span> – очень нужная, но ещё не написанная статья. т.е., я хотел сказать, однопараметрическое семейство статей.</text:p>
      <text:p text:style-name="Text_20_body"><text:span text:style-name="Strong_20_Emphasis">шизоброжение</text:span> – хождение по улицам человека в психозе.</text:p>
      <text:p text:style-name="Text_20_body"><text:span text:style-name="Strong_20_Emphasis">небоикарус, неборайт</text:span> – два вида первопроходцев, в первом случае что-то пошло не так, во втором – всё обошлось. Пример: <text:span text:style-name="Strong_20_Emphasis">кто небоикарус, а кто неборайт - как можно об этом знать наперёд?</text:span></text:p>
      <text:p text:style-name="Text_20_body"><text:span text:style-name="Strong_20_Emphasis">яркая индивидуальность целых чисел</text:span></text:p>
      <text:p text:style-name="Text_20_body"><text:span text:style-name="Strong_20_Emphasis">ущербники</text:span> – могу сказать такое об очень многих учебниках, которыми приходилось пользоваться.</text:p>
      <text:p text:style-name="Text_20_body"><text:span text:style-name="Strong_20_Emphasis">Хроники N-арнии</text:span> – однопараметрическое семейство книг с занимательными головоломками в духе Смаллиана. причём “Хроники Бинарнии” посвещены булевой логике, “Хроники Тернарнии” трёхзначной и т.д.</text:p>
      <text:p text:style-name="Text_20_body"><text:span text:style-name="Strong_20_Emphasis">“Художник и люстратор”</text:span> – пьеса о том, как Гитлер, которому удалось сбежать, всё-таки получает по заслугам.</text:p>
      <text:p text:style-name="Text_20_body"><text:span text:style-name="Strong_20_Emphasis">cлушать в пельмешку</text:span> – распространённая практика на Бете Проциона.</text:p>
      <text:p text:style-name="Text_20_body"><text:span text:style-name="Strong_20_Emphasis">Спасения Душ</text:span> – фрагмент ванной комнаты, какой её представляет очень грязный человек, мечтающий помыться.</text:p>
      <text:p text:style-name="Text_20_body"><text:span text:style-name="Strong_20_Emphasis">последний upload человечества</text:span></text:p>
      <text:p text:style-name="Text_20_body"><text:span text:style-name="Strong_20_Emphasis">подметал под метал под метал</text:span></text:p>
      <text:p text:style-name="Text_20_body"><text:soft-page-break/><text:span text:style-name="Strong_20_Emphasis">раскат</text:span> = <text:span text:style-name="Strong_20_Emphasis">рассвет</text:span> + <text:span text:style-name="Strong_20_Emphasis">закат</text:span></text:p>
      <text:p text:style-name="Text_20_body"><text:span text:style-name="Strong_20_Emphasis">свинец</text:span> – это так сокращённо будет “свиной холодец”.</text:p>
      <text:p text:style-name="Text_20_body"><text:span text:style-name="Strong_20_Emphasis">спортивное комментирование</text:span> – популярный вид спорта среди программистов. заключается в комментировании строк кода в большом проекте. Выигрывает тот, у кого код дольше окажется работоспособным.</text:p>
      <text:p text:style-name="Text_20_body"><text:span text:style-name="Strong_20_Emphasis">не менее чем достаточно</text:span> – достаточно или более чем достаточно.</text:p>
      <text:p text:style-name="Text_20_body"><text:span text:style-name="Strong_20_Emphasis">общаться скачками</text:span> – обычное дело на Бете Проциона.</text:p>
      <text:p text:style-name="Text_20_body"><text:span text:style-name="Strong_20_Emphasis">косотретьеглазие</text:span> – заболевание, существенно ухудшающее точность прогноза у профессиональных предсказателей.</text:p>
      <text:p text:style-name="Text_20_body"><text:span text:style-name="Strong_20_Emphasis">мёртвые души</text:span> – большая проблема на Бете Проциона, где в качестве душей используют один из видов растений.</text:p>
      <text:p text:style-name="Text_20_body"><text:span text:style-name="Strong_20_Emphasis">квантовая запуганность</text:span></text:p>
      <text:p text:style-name="Text_20_body"><text:span text:style-name="Strong_20_Emphasis">конечно клёвые</text:span> vs <text:span text:style-name="Strong_20_Emphasis">бесконечно клёвые</text:span></text:p>
      <text:p text:style-name="Text_20_body">пример <text:span text:style-name="Strong_20_Emphasis">бесконечной вложенности</text:span>: если взять кого-то за руку, то у тебя в руке будет рука в которой рука.</text:p>
      <text:p text:style-name="Text_20_body"><text:span text:style-name="Strong_20_Emphasis">достижениеглобальногоминимума</text:span> и <text:span text:style-name="Strong_20_Emphasis">точкалокальногоминимума</text:span> – названия для абстрактной хип-хап группы. <text:span text:style-name="Strong_20_Emphasis">поющие ботаны</text:span> – название для группы, состоящей из ботаников.</text:p>
      <text:p text:style-name="Text_20_body"><text:span text:style-name="Strong_20_Emphasis">веки веков</text:span> / <text:span text:style-name="Strong_20_Emphasis">хвосты тысячелетий</text:span></text:p>
      <text:p text:style-name="Text_20_body"><text:span text:style-name="Strong_20_Emphasis">исчезал</text:span> – исчезающий зал.</text:p>
      <text:p text:style-name="Text_20_body"><text:span text:style-name="Strong_20_Emphasis">естественная а ну-ка!</text:span></text:p>
      <text:p text:style-name="Text_20_body"><text:span text:style-name="Strong_20_Emphasis">бобэоби-ван кеноби</text:span></text:p>
      <text:p text:style-name="Text_20_body"><text:span text:style-name="Strong_20_Emphasis">сплошные среды</text:span> – один из возможных вариантов Дня Сурка.</text:p>
      <text:p text:style-name="Text_20_body"><text:span text:style-name="Strong_20_Emphasis">конспект-размышление</text:span></text:p>
      <text:p text:style-name="Text_20_body"><text:span text:style-name="Strong_20_Emphasis">Как спасти мир:</text:span></text:p>
      <text:list text:style-name="L12">
        <text:list-item>
          <text:p text:style-name="P43">Спасти себя. </text:p>
        </text:list-item>
        <text:list-item>
          <text:p text:style-name="P43">Спасти сначала кого-то конкретного, убедившись, что этот кто-то хочет, чтобы его спасали. Собрать достаточно наблюдений. </text:p>
        </text:list-item>
        <text:list-item>
          <text:p text:style-name="P43">Обобщить шаги (1) и (2). </text:p>
        </text:list-item>
        <text:list-item>
          <text:p text:style-name="P42">Готово! Вы спасли мир! </text:p>
        </text:list-item>
      </text:list>
      <text:p text:style-name="Text_20_body"><text:span text:style-name="Strong_20_Emphasis">Как расширить круг своего сострадания до Вселенной во всём многообразии и великолепии, как завещал Эйнштейн:</text:span></text:p>
      <text:list text:style-name="L13">
        <text:list-item>
          <text:p text:style-name="P45">Включить туда хотя бы себя. </text:p>
        </text:list-item>
        <text:list-item>
          <text:p text:style-name="P45">Включить туда своё ближайшее окружение, непосредственно доступное вам. </text:p>
        </text:list-item>
        <text:list-item>
          <text:p text:style-name="P45">Включить туда всё остальное. </text:p>
        </text:list-item>
        <text:list-item>
          <text:p text:style-name="P44">Готово! Вы включили в свой круг сострадания Вселенную во всём её многообразии и великолепии! Ом мани падме хум! </text:p>
        </text:list-item>
      </text:list>
      <text:p text:style-name="Text_20_body"><text:soft-page-break/><text:span text:style-name="Strong_20_Emphasis">вопросы на ответы и ответы на вопросы</text:span> – мера непонимания и способ, которым непонимание размножается (чем больше открытых вопросов, тем меньше ты понимаешь явление; чем больше ответов задал, тем больше получил новых). примеры вопросов:</text:p>
      <text:list text:style-name="L14">
        <text:list-item>
          <text:p text:style-name="P47">почему вообще существует что-то? </text:p>
        </text:list-item>
        <text:list-item>
          <text:p text:style-name="P47">почему в этом чём-то существует кто-то? </text:p>
        </text:list-item>
        <text:list-item>
          <text:p text:style-name="P47">почему среди этих “кто-то” существую я? </text:p>
        </text:list-item>
        <text:list-item>
          <text:p text:style-name="P47">почему эти кто-то и я существуем в таком чернушном дерьме? </text:p>
        </text:list-item>
        <text:list-item>
          <text:p text:style-name="P46">почему кто-то из этих “кто-то” существует так недолго, что не успевает даже понять, что происходит? то, что где-то в принципе зажглась искорка сознания, уже удивительно. но ещё удивительней и то, что осмотревшись, она может констатировать “ну и в говне же я зажглась”, погореть себе и погаснуть. и вот зачем? </text:p>
        </text:list-item>
      </text:list>
      <text:p text:style-name="Text_20_body"><text:span text:style-name="Strong_20_Emphasis">мысли о смерти</text:span> – вид самореферентности, раз уж “всё” воспринимается через линзу индивидуалного существования. вопрос “что будет, когда меня не будет?” имеет какое-то сходство с парадоксом лжеца.</text:p>
      <text:p text:style-name="Text_20_body"><text:span text:style-name="Strong_20_Emphasis">научные и религиозные модели, магия</text:span> – интерфейсы ко вселенной.</text:p>
      <text:p text:style-name="Text_20_body"><text:span text:style-name="Strong_20_Emphasis">Решатели задач.</text:span> (Неполная?) класификация:</text:p>
      <text:list text:style-name="L15">
        <text:list-item>
          <text:p text:style-name="P49">Широкошажные: быстро находят решения задач, но не оглядываются по сторонам, потому что не видят смысла (им неинтересно, они и так решают) </text:p>
        </text:list-item>
        <text:list-item>
          <text:p text:style-name="P49">Узкошажные: идут узкими шагами, но много смотрят по сторонам и анализируют. В результате, до финиша доходят медленнее, но на выходе всегда получается общая теория. И в какой-то момент эта стратегия может стать круче первой. </text:p>
        </text:list-item>
        <text:list-item>
          <text:p text:style-name="P48">Паникёры. Думают, что они глупые (но это не беда, если ты глупый, нужно сбавить темп, оглядеться и таким образом поумнеть), думают, что ничего не решат, носятся туда-сюда и выдыхаются, ничего не сделав. Из третьей категории во вторую перейти не так уж и сложно, нужно только капли времени и пространства для экспериментов. А ещё? </text:p>
        </text:list-item>
      </text:list>
      <text:p text:style-name="Text_20_body"><text:span text:style-name="Strong_20_Emphasis">психотическая чистота чувств</text:span></text:p>
      <text:p text:style-name="Text_20_body"><text:span text:style-name="Strong_20_Emphasis">определения математических объектов, аксиоматики и доказательства</text:span> – это способ проникнуть в мир, где “живут” математические объекты мир проникнуть, своего рода костыли, которые компенсируют отсутствие у нас органов чувств, способных этот мир воспринимать. <text:span text:style-name="Strong_20_Emphasis">уидвиты</text:span> способны просто чувствовать этот мир таким, какой он есть. ну, вот есть такой-то объект, они смотрят на него, и просто видят, какие у него свойства. для таких существ красота математики так же же естественна, как для нас красота заката. Альберт Эйнштейн: <text:span text:style-name="Source_20_Text">Наши математические затруднения Бога не беспокоят. Он интегрирует эмпирически.</text:span> Пример с братьями-аутистами из “Человека, который перепутал жену со шляпой”, которые не зная элементарной математики как-то быстро определяли, простое ли число и на какой день недели придётся какая-нибудь (сильно удалённая от сегодняшнего дня) дата. А вообще Миша Слизень таки напомнил, что интуиция при обращении с той же математикой образуется в процессе. Правда, математика всё равно остаётся во многих моментах контринтутивной: “я вижу доказательство, но не могу поверить” Кантора. аналог оптических иллюзий в случае зрения, например. любое чувство неидеально.</text:p>
      <text:p text:style-name="Text_20_body"><text:soft-page-break/><text:span text:style-name="Strong_20_Emphasis">пластилинукс</text:span> – линукс для дошкольников (модификация Arch Linux).</text:p>
      <text:p text:style-name="Text_20_body"><text:span text:style-name="Strong_20_Emphasis">синхронизация фаз биполярного расстройства</text:span> – аналог синхронизации месячных (которой на самом деле нет).</text:p>
      <text:p text:style-name="Text_20_body"><text:span text:style-name="Strong_20_Emphasis">удовольствие приносят не объекты, а процессы</text:span></text:p>
      <text:p text:style-name="Text_20_body"><text:a xlink:type="simple" xlink:href="https://web.archive.org/web/20180630165535/https://www.kinopoisk.ru/film/teorema-zero-2013-696977/" text:style-name="Internet_20_link" text:visited-style-name="Visited_20_Internet_20_Link">Теорема Зеро</text:a>: <text:span text:style-name="Strong_20_Emphasis">для любого смысла существует момент времени t, когда он обнулится.</text:span></text:p>
      <text:p text:style-name="Text_20_body"><text:span text:style-name="Strong_20_Emphasis">схизис</text:span> интересен. так до меня никто мог не смотреть, и из надлома часто доносятся интересные вещи… только вот из трещины дует.</text:p>
      <text:p text:style-name="Text_20_body"><text:span text:style-name="Strong_20_Emphasis">широта эгоцентризма</text:span> – насколько человек склонен задумываться о других, продолжая помещать в центр себя.</text:p>
      <text:p text:style-name="Text_20_body"><text:span text:style-name="Strong_20_Emphasis">стили сомнения</text:span>. как сомневаться правильно, рационально, чтобы это не парализовало</text:p>
      <text:p text:style-name="Text_20_body"><text:span text:style-name="Strong_20_Emphasis">таксофобы</text:span> – подвид людей, боящихся собак, с узкой специализацией на таксах. иногда распространяется также на такси и таксофоны.</text:p>
      <text:p text:style-name="Text_20_body"><text:span text:style-name="Strong_20_Emphasis">болотце = (бороться + колоться) / 2</text:span></text:p>
      <text:p text:style-name="Text_20_body"><text:span text:style-name="Strong_20_Emphasis">вырина</text:span></text:p>
      <text:p text:style-name="Text_20_body"><text:span text:style-name="Strong_20_Emphasis">о происхождении названий песен БГ</text:span>:</text:p>
      <text:list text:style-name="L16">
        <text:list-item>
          <text:p text:style-name="P51">электрический ток -&gt; электрический кот -&gt; электрический пёс </text:p>
        </text:list-item>
        <text:list-item>
          <text:p text:style-name="P50">сестра-хозяйка -&gt; сестра Хо </text:p>
        </text:list-item>
      </text:list>
      <text:p text:style-name="Text_20_body"><text:span text:style-name="Strong_20_Emphasis">электрофорель</text:span> – а-ля “электрический пёс” Бориса Гребенщикова.</text:p>
      <text:p text:style-name="Text_20_body"><text:span text:style-name="Strong_20_Emphasis">Трохрогать</text:span> кого-то.</text:p>
      <text:p text:style-name="Text_20_body"><text:span text:style-name="Strong_20_Emphasis">братья на кек</text:span></text:p>
      <text:p text:style-name="Text_20_body"><text:span text:style-name="Strong_20_Emphasis">абстрактный атактический хип-хоп</text:span> – см. атактическое мышление.</text:p>
      <text:p text:style-name="Text_20_body"><text:span text:style-name="Strong_20_Emphasis">атактическая поэзия</text:span> – см. атактическое мышление.</text:p>
      <text:p text:style-name="Text_20_body"><text:span text:style-name="Strong_20_Emphasis">Атактический Генератор Парадоксов</text:span> – см. атактическое мышление.</text:p>
      <text:p text:style-name="Text_20_body"><text:span text:style-name="Strong_20_Emphasis">атактический малопрогредиентный гиппопанк</text:span> – см. атактическое мышление. Стиль, в котором я, в основном, пишу.</text:p>
      <text:p text:style-name="Text_20_body"><text:span text:style-name="Strong_20_Emphasis">сходящиеся стихи</text:span>, <text:span text:style-name="Strong_20_Emphasis">расходящиеся стихи</text:span></text:p>
      <text:p text:style-name="Text_20_body"><text:span text:style-name="Strong_20_Emphasis">бездарностиль</text:span></text:p>
      <text:p text:style-name="Text_20_body"><text:span text:style-name="Strong_20_Emphasis">во всюнедельник</text:span> – алиас для выражения “в любой день недели”. подумать об аналогах алиасов, symlink, hardlink, variant symlink и unionfs в естественных языках.</text:p>
      <text:p text:style-name="Text_20_body"><text:span text:style-name="Strong_20_Emphasis">востребованность шизофреничной продукции</text:span></text:p>
      <text:p text:style-name="Text_20_body"><text:span text:style-name="Strong_20_Emphasis">математическая ангедония</text:span></text:p>
      <text:p text:style-name="Text_20_body"><text:span text:style-name="Strong_20_Emphasis">мозговой шторм</text:span></text:p>
      <text:p text:style-name="Text_20_body"><text:span text:style-name="Strong_20_Emphasis">мыслекружение</text:span></text:p>
      <text:p text:style-name="Text_20_body"><text:span text:style-name="Strong_20_Emphasis">раскрой мысли</text:span> в смысле раскроя ткани.</text:p>
      <text:p text:style-name="Text_20_body"><text:soft-page-break/><text:span text:style-name="Strong_20_Emphasis">мельница</text:span> и <text:span text:style-name="Strong_20_Emphasis">больница</text:span> относятся друг к другу как <text:span text:style-name="Strong_20_Emphasis">меньше</text:span> и <text:span text:style-name="Strong_20_Emphasis">больше</text:span>.</text:p>
      <text:p text:style-name="Text_20_body"><text:span text:style-name="Strong_20_Emphasis">поверхаться</text:span> – нахвататься по верхам.</text:p>
      <text:p text:style-name="Text_20_body"><text:span text:style-name="Strong_20_Emphasis">думать о предстоящих восходах</text:span> – то, что можно сделать после того, как вы подумали о предстоящих расходах, чтобы придти в себя. Не помогает, правда, если вам предстоит, например, расстрел с конфискацией имущества.</text:p>
      <text:p text:style-name="Text_20_body"><text:span text:style-name="Strong_20_Emphasis">полный унюханной радости</text:span></text:p>
      <text:p text:style-name="Text_20_body"><text:span text:style-name="Strong_20_Emphasis">потихонькое возвращение</text:span></text:p>
      <text:p text:style-name="Text_20_body"><text:span text:style-name="Strong_20_Emphasis">альтруизм</text:span> – одна из масок для потребность в отождествлении с чем-то другим и забывании себя самого? альтруизм - это стремление к целостности?</text:p>
      <text:p text:style-name="Text_20_body"><text:span text:style-name="Strong_20_Emphasis">“Игры, в которые играет Пространство”</text:span> – по аналогии с “Играми, в которые играют люди” Эрика Бёрна.</text:p>
      <text:p text:style-name="Text_20_body"><text:span text:style-name="Strong_20_Emphasis">вещи, большие понятия “вещи”</text:span></text:p>
      <text:p text:style-name="Text_20_body"><text:span text:style-name="Strong_20_Emphasis">я пшеничен как никогда</text:span></text:p>
      <text:p text:style-name="Text_20_body"><text:span text:style-name="Strong_20_Emphasis">переодел штаны в штаны</text:span></text:p>
      <text:p text:style-name="Text_20_body"><text:span text:style-name="Strong_20_Emphasis">кетчуп-пароли</text:span></text:p>
      <text:p text:style-name="Text_20_body"><text:span text:style-name="Strong_20_Emphasis">мы логику учили не по Гёделю</text:span></text:p>
      <text:p text:style-name="Text_20_body">– ты вообще понимаешь, что говоришь?<text:line-break/>– понимаю. бывает месяц понимаю, два понимаю, и наконец понимаю.</text:p>
      <text:p text:style-name="Text_20_body"><text:span text:style-name="Strong_20_Emphasis">злаки</text:span> - злые знаки.</text:p>
      <text:p text:style-name="Text_20_body"><text:span text:style-name="Strong_20_Emphasis">решительно заснуть (нерешительно проснуться)</text:span></text:p>
      <text:p text:style-name="Text_20_body"><text:span text:style-name="Strong_20_Emphasis">ненавистиль</text:span> / <text:span text:style-name="Strong_20_Emphasis">ненавистих</text:span> / <text:span text:style-name="Strong_20_Emphasis">ненависти-хотворение</text:span>.</text:p>
      <text:p text:style-name="Text_20_body"><text:span text:style-name="Strong_20_Emphasis">атематический анализ</text:span> – анализ самых разных понятий, не объединённых одной темой, как единого целого.</text:p>
      <text:p text:style-name="Text_20_body"><text:span text:style-name="Strong_20_Emphasis">Вопрекилий</text:span> – хорошее имя для нонконформиста.</text:p>
      <text:p text:style-name="Text_20_body"><text:span text:style-name="Strong_20_Emphasis">Химерика</text:span> – нереалистичная мечта об Америке, американская мечта как иллюзия.</text:p>
      <text:p text:style-name="Text_20_body"><text:span text:style-name="Strong_20_Emphasis">факультесса</text:span></text:p>
      <text:p text:style-name="Text_20_body"><text:span text:style-name="Strong_20_Emphasis">город сегодня не в погоде</text:span> – по аналогии с “человек сегодня не в настроении”.</text:p>
      <text:p text:style-name="Text_20_body"><text:span text:style-name="Strong_20_Emphasis">мемопауза</text:span> – остановка для просмотра мемов.</text:p>
      <text:p text:style-name="Text_20_body"><text:span text:style-name="Strong_20_Emphasis">молодой успешный примат</text:span></text:p>
      <text:p text:style-name="Text_20_body"><text:span text:style-name="Strong_20_Emphasis">мы все гораздо человечнее стали</text:span></text:p>
      <text:p text:style-name="Text_20_body"><text:span text:style-name="Strong_20_Emphasis">наигрик</text:span> – человек с наигранными эмоциями</text:p>
      <text:p text:style-name="Text_20_body"><text:span text:style-name="Strong_20_Emphasis">овраг</text:span> – это твой обезглавленный враг</text:p>
      <text:p text:style-name="Text_20_body"><text:span text:style-name="Strong_20_Emphasis">отъебаксы</text:span> – деньги, которые платят кому-то, чтобы это кто-то отцепился.</text:p>
      <text:p text:style-name="Text_20_body"><text:span text:style-name="Strong_20_Emphasis">Площадь Зависимости</text:span> с барами, казино и интернет-клубами.</text:p>
      <text:p text:style-name="Text_20_body"><text:soft-page-break/><text:span text:style-name="Strong_20_Emphasis">(площадь [победы) над головой]</text:span>. если стоять на ст.м. “Площадь Победы”, то получается, что Площадь Победы над головой. Прямо на станции метро сидят такие просветлённые гуру.</text:p>
      <text:p text:style-name="Text_20_body"><text:span text:style-name="Strong_20_Emphasis">пратчеттная</text:span></text:p>
      <text:p text:style-name="Text_20_body"><text:span text:style-name="Strong_20_Emphasis">Проспект Линейной Независмости</text:span>. ну а что? Базисная улица ведь есть уже.</text:p>
      <text:p text:style-name="Text_20_body"><text:span text:style-name="Strong_20_Emphasis">потрясти бесконечностями</text:span> (в смысле впечатления). Так в своё время сделал Кантор, доказав, например, что в квадрате [0;1]x[0;1] столько же точек, сколько на отрезке [0;1]. В сравнении с этим трясти конечностями куда скучнее.</text:p>
      <text:p text:style-name="Text_20_body"><text:span text:style-name="Strong_20_Emphasis">психопайп</text:span> – телепатическая связь, сделанная по принципу Unix Pipelines. Получается конвейер по обработке информации: один человек сделал свою часть работы, его выход идёт на вход другому. И т.д.</text:p>
      <text:p text:style-name="Text_20_body"><text:span text:style-name="Strong_20_Emphasis">с Олей Лидия</text:span> – нерасслышанное <text:span text:style-name="Strong_20_Emphasis">соли лития</text:span>.</text:p>
      <text:p text:style-name="Text_20_body"><text:span text:style-name="Strong_20_Emphasis">сплошные среды</text:span> в смысле дней недели. Бывает, если машина времени барахлит.</text:p>
      <text:p text:style-name="Text_20_body"><text:span text:style-name="Strong_20_Emphasis">трипистадор</text:span> ~ 9.42стадор</text:p>
      <text:p text:style-name="Text_20_body"><text:span text:style-name="Strong_20_Emphasis">у тебя вся куртка в Мексике</text:span> – у тебя вся куртка в мелу.</text:p>
      <text:p text:style-name="Text_20_body"><text:span text:style-name="Strong_20_Emphasis">убежденьги</text:span> – сумма денег, нужная для того, чтобы человек поменял свои убеждения.</text:p>
      <text:p text:style-name="Text_20_body"><text:span text:style-name="Strong_20_Emphasis">трёхкомнатная вселенная</text:span></text:p>
      <text:p text:style-name="Text_20_body"><text:span text:style-name="Strong_20_Emphasis">Эгоцентричная модель солнечной системы</text:span>. связь между “геоцентрическая система” и “эгоцентричная модель” в смысле человека.</text:p>
      <text:p text:style-name="Text_20_body"><text:span text:style-name="Strong_20_Emphasis">разорованностиль</text:span> / <text:span text:style-name="Strong_20_Emphasis">разорванностих</text:span> / <text:span text:style-name="Strong_20_Emphasis">разорванностихотворение</text:span></text:p>
      <text:p text:style-name="Text_20_body"><text:span text:style-name="Strong_20_Emphasis">зерновой</text:span> – вой зерна на полях. часто можно слышать в поле ночью при полной луне.</text:p>
      <text:p text:style-name="Text_20_body"><text:span text:style-name="Strong_20_Emphasis">числовой</text:span> – вой чисел в поле вещественных чисел.</text:p>
      <text:p text:style-name="Text_20_body"><text:span text:style-name="Strong_20_Emphasis">рококола</text:span> – стиль оформления бутылки колы, возникший во Франции в первой половине XVIII века как развитие стиля барокко.</text:p>
      <text:p text:style-name="Text_20_body"><text:span text:style-name="Strong_20_Emphasis">ёхо-хо и бутылка Рома</text:span> – комикс из коллажей про Ёхо-ху и его друга бутылку.</text:p>
      <text:p text:style-name="Text_20_body"><text:span text:style-name="Strong_20_Emphasis">изгородь-койкоместо</text:span></text:p>
      <text:p text:style-name="Text_20_body"><text:span text:style-name="Strong_20_Emphasis">ватное мышление</text:span> – онемение мыслительных процессов.</text:p>
      <text:p text:style-name="Text_20_body"><text:span text:style-name="Strong_20_Emphasis">озеро</text:span> – обман.</text:p>
      <text:p text:style-name="Text_20_body"><text:span text:style-name="Strong_20_Emphasis">ламповая шизоняша</text:span>, <text:span text:style-name="Strong_20_Emphasis">шизоняша-стесняша</text:span>.</text:p>
      <text:p text:style-name="Text_20_body"><text:span text:style-name="Strong_20_Emphasis">ревизия отвращений</text:span></text:p>
      <text:p text:style-name="Text_20_body"><text:span text:style-name="Strong_20_Emphasis">пустынная точка</text:span>, <text:span text:style-name="Strong_20_Emphasis">пересечённая точка</text:span>.</text:p>
      <text:p text:style-name="Text_20_body"><text:span text:style-name="Strong_20_Emphasis">очень пожарные люди</text:span></text:p>
      <text:p text:style-name="Text_20_body"><text:span text:style-name="Strong_20_Emphasis">“Ромео и Шуньятта”</text:span> – аналог “Чапаева и Пустоты”.</text:p>
      <text:p text:style-name="Text_20_body"><text:span text:style-name="Strong_20_Emphasis">лепка любви</text:span> – одна из самых высоких форм творчества.</text:p>
      <text:p text:style-name="Text_20_body"><text:span text:style-name="Strong_20_Emphasis">водный курс</text:span> – вводный курс, полностью состоящий из воды (философия, например)</text:p>
      <text:p text:style-name="Text_20_body"><text:soft-page-break/><text:span text:style-name="Strong_20_Emphasis">злаки</text:span> – это то же самое, что злые знаки.</text:p>
      <text:p text:style-name="Text_20_body"><text:span text:style-name="Strong_20_Emphasis">щекотка соли</text:span></text:p>
      <text:p text:style-name="Text_20_body"><text:span text:style-name="Strong_20_Emphasis">как перестать ненавидеть математику после N лет ФПМ</text:span> – очень нужная, но ещё не написанная статья. т.е., я хотел сказать, однопараметрическое семейство статей.</text:p>
      <text:p text:style-name="Text_20_body"><text:span text:style-name="Strong_20_Emphasis">потерянный рай</text:span> возвращается на завышенном дофамине. в яблоке был нейролептик.</text:p>
      <text:p text:style-name="Text_20_body"><text:span text:style-name="Strong_20_Emphasis">вход с элементами выхода</text:span>.</text:p>
      <text:p text:style-name="Text_20_body"><text:span text:style-name="Strong_20_Emphasis">соврачи</text:span> – врачи, совращающие пациенток.</text:p>
      <text:p text:style-name="Text_20_body">Велимир Хлебников et al. “Садок судей”<text:line-break/><text:span text:style-name="Strong_20_Emphasis">Белимир Хлевников et al. “Адок судеб”</text:span><text:line-break/>kaplan and sadock как объединяющая связь.</text:p>
      <text:p text:style-name="Text_20_body"><text:span text:style-name="Strong_20_Emphasis">“выздоровление” = борьба + адаптация</text:span></text:p>
      <text:p text:style-name="Text_20_body"><text:span text:style-name="Strong_20_Emphasis">тактичный</text:span> произошло от слова <text:span text:style-name="Strong_20_Emphasis">тактика</text:span>.</text:p>
      <text:p text:style-name="Text_20_body"><text:span text:style-name="Strong_20_Emphasis">самогипердиагностика</text:span> – форма иппохондрии, когда человек пытается сам ставить себе диагнозы и находит у себя всё, что только можно (и чего на самом деле у него нет).</text:p>
      <text:p text:style-name="Text_20_body"><text:span text:style-name="Strong_20_Emphasis">органы гиперопеки</text:span></text:p>
      <text:p text:style-name="Text_20_body"><text:span text:style-name="Strong_20_Emphasis">нейролептики</text:span> – метод заземления.</text:p>
      <text:p text:style-name="Text_20_body"><text:span text:style-name="Strong_20_Emphasis">Вселенная</text:span> – пакетный менеджер. если нужное событие не произошло, возможно, что для него ещё устанавливаются зависимости. возможно, что для того, чтобы оно произошло, нужно сначала обновить пол-системы. возможно, что оно конфликтует с другими событиями, которые тоже должны произойти или уже произошли.<text:line-break/>всякие эзотерики говорят, что, мол, если правильно заказать Вселенной исполнение желания, оно выполнится самым оптимальным образом. крайне интересно! выходит, Вселенная имеет какой-то механизм разрешения зависимостей, возможно, лучший, чем в существующих пакетных менеджерах и умеет оптимально составлять расписания. возможно, тут используются какие-то квантовые алгоритмы, а Вселенная - огромный квантовый компьютер. было бы интересно попробовать использовать эти её возможности в своих целях: формировать какое-то фиктивное желание, правильным образом его загадывать, но так. чтобы и оно, и его пререквизиты соответствовали каким-то абстрактным объектам абстрактной задачи, а потом смотреть, в какой последовательности и в какие сроки она всё делала (оптимальным образом). что-то вроде имитационного моделирования выходит. впрочем, возможно, всё это неправда.</text:p>
      <text:p text:style-name="Text_20_body"><text:span text:style-name="Strong_20_Emphasis">селф-харм</text:span> – перераспределение сгустков боли.</text:p>
      <text:p text:style-name="Text_20_body"><text:span text:style-name="Strong_20_Emphasis">двойные стандарты</text:span> и <text:span text:style-name="Strong_20_Emphasis">лицемерие</text:span> – частный случай смешанных стратегий из теории игр.</text:p>
      <text:p text:style-name="Text_20_body">По аналогии с родственником психиатра Кандинского художником Кандинским, должен быть придуман родственник психиатра Снежневского <text:span text:style-name="Strong_20_Emphasis">писатель-соцреалист Снежневский</text:span> (антигерой).</text:p>
      <text:p text:style-name="Text_20_body"><text:span text:style-name="Strong_20_Emphasis">биполярная звезда</text:span>, <text:span text:style-name="Strong_20_Emphasis">цефеида</text:span> – звезда с биполярным аффективным расстройством. Хотя и Полярная Звезда тоже на самом деле биполярная.</text:p>
      <text:p text:style-name="Text_20_body"><text:soft-page-break/><text:span text:style-name="Strong_20_Emphasis">медитативный криз</text:span> – паническая атака при медитации, если что-то пошло не так.</text:p>
      <text:p text:style-name="Text_20_body"><text:span text:style-name="Strong_20_Emphasis">известняк</text:span> – депресняк у известного человека.</text:p>
      <text:p text:style-name="Text_20_body"><text:span text:style-name="Strong_20_Emphasis">неологизмы</text:span> – найти личный язык (ср. найти общий язык).</text:p>
      <text:p text:style-name="Text_20_body"><text:span text:style-name="Strong_20_Emphasis">астенимметрия (астеническая асимметрия)</text:span> – состояние, когда на симметрию в отношениях уже нет сил.</text:p>
      <text:p text:style-name="Text_20_body"><text:span text:style-name="Strong_20_Emphasis">деперсонализация</text:span> – отдых от себя.</text:p>
      <text:p text:style-name="Text_20_body"><text:span text:style-name="Strong_20_Emphasis">альтруизм в кавычках той или иной степени.</text:span> (<text:span text:style-name="Strong_20_Emphasis">кавычки той или иной степени</text:span> – промежуточная степень между прямым и переносным смыслом). например, <text:span text:style-name="Emphasis">“альтруизм”^0.1</text:span></text:p>
      <text:p text:style-name="Text_20_body"><text:span text:style-name="Strong_20_Emphasis">Спецсимволическое мышление</text:span> чаще всего встречается при шизофрении. заключается в том, что мышление больного § ¶ √ ∑ ∏ ☭ ♪, с быстрым развитием ⇐ ⇒ ⇑ ⇓ ⇔. особенно серьёзно проявляется при использовании больным многобайтовых кодировок.</text:p>
      <text:p text:style-name="Text_20_body"><text:span text:style-name="Strong_20_Emphasis">неологистика</text:span> – наука о создании неологизмов. пришла на смену логистике, когда люди развились настолько, что поняли, что минимизация затрат - это полная фигня, и занялись чем-то действительно важным.</text:p>
      <text:p text:style-name="Text_20_body"><text:span text:style-name="Strong_20_Emphasis">Географ с большой буквы</text:span>: с широтой взглядов и долготой привязанностей.</text:p>
      <text:p text:style-name="Text_20_body"><text:span text:style-name="Strong_20_Emphasis">Атрика</text:span> – континент, главная статья экспорта стран которого - рифмы для более-менее современной поэзии. Этим он поразительно напоминает Африку, страны которой экспортируют рифмы для более-менее современной музыки. Среди туземцев много племён, недалеко отошедших от первобытного состояния. Особенно интересно искусство этих племён и их поэты-авангардисты, читающие свои стихи у костров.</text:p>
      <text:p text:style-name="Text_20_body"><text:span text:style-name="Strong_20_Emphasis">Сидетель</text:span> – свидетель какого-то плохого поступка, который сидит и ничего не делает, разве что делает вид, что ничего не замечает.</text:p>
      <text:p text:style-name="Text_20_body"><text:span text:style-name="Strong_20_Emphasis">снеговник</text:span> – снеговик из грязного снега.</text:p>
      <text:p text:style-name="Text_20_body"><text:span text:style-name="Strong_20_Emphasis">неосознанная осознанная медитация</text:span> – медитация осознанности, которая получается спонтанно, ненамеренно.</text:p>
      <text:p text:style-name="Text_20_body"><text:span text:style-name="Strong_20_Emphasis">“Солярис” Лема</text:span> – метафора для бессознательного и психической болезни. Очевидный смысл Соляриса: столкновение человека с чем-то внешним и непонятным. И в то же время таково же столкновение с собой самим: своё же бессознательное оказывается внешним и непонятным.</text:p>
      <text:p text:style-name="Text_20_body"><text:span text:style-name="Strong_20_Emphasis">симметрия</text:span> – вещь, думать о которой часто бывает очень в тему (примеры симметрии: справедливость). тяга к справедливости в отношениях с людьми и любовь к симметрии на уровне абстракций связаны?</text:p>
      <text:p text:style-name="Text_20_body">если как следует сконцентрироваться на деле, можно в нём раствориться. <text:span text:style-name="Strong_20_Emphasis">концентрированный раствор</text:span> получается, короче. и почему я дурак и не знаю химии? какие свойства реальных концентрированных растворов тут можно подметить и прикрутить по аналогии?</text:p>
      <text:p text:style-name="Text_20_body"><text:span text:style-name="Strong_20_Emphasis">Творчество</text:span> – это тогда, когда через “создающего” говорит сакральное, то какова его роль? <text:s/>Истина, которую выдаёт сакральное, проста, а люди всё усложняют в искусстве? или упаковывают переживание и Истину в “фантик” из слов. сами по себе слова не содержат это <text:soft-page-break/>переживание и эту Истину, и сами по себе они не передадут. можно читать этикетку и сформировать понимание этой истины, и возможно, даже узнать какие-то аспекты уже известной Истины, читая этикетку. но сути они не передадут. суть раскроется после того, как фантик будет развёрнут?</text:p>
      <text:p text:style-name="Text_20_body"><text:span text:style-name="Strong_20_Emphasis">кумар</text:span> – возможная расплата за сотворение кумира.</text:p>
      <text:p text:style-name="Text_20_body"><text:span text:style-name="Strong_20_Emphasis">ярлык</text:span> – преграда для дробления. мы раздробили явление и снова дали название, ярлык. если этого не делать, как знать, может, процесс дробления не остановится никогда. наши модели в итоге описывают реальность с какой-то погрешностью не потому ли, что мы в какой-то момент остановились и дали название? а реальность как она есть - предел этого процесса, неподвижная точка такого преобразования мировоззрения.</text:p>
      <text:p text:style-name="Text_20_body"><text:span text:style-name="Strong_20_Emphasis">свалка обязанностей и долгов</text:span></text:p>
      <text:p text:style-name="Text_20_body"><text:span text:style-name="Strong_20_Emphasis">дофамин</text:span> – смысл в том числе. <text:span text:style-name="Strong_20_Emphasis">психоз</text:span> – избыточная чувствительность к ним, иллюзии надвосприятия и зрительные галлюцинации, затрагивающие третий глаз: видеть их избыточно, там где их нет, или видеть реальные искажённо.</text:p>
      <text:p text:style-name="Text_20_body"><text:span text:style-name="Strong_20_Emphasis">crapplication (crapp)</text:span> – название для плохого приложения.</text:p>
      <text:p text:style-name="Text_20_body"><text:span text:style-name="Strong_20_Emphasis">литературоед</text:span> – это литературовед, владеющий скорочтением.</text:p>
      <text:p text:style-name="Text_20_body"><text:span text:style-name="Strong_20_Emphasis">сумасшествие</text:span> – следующая ситуация. обычная жизнь - это игра в шахматы с мирозданием (по определённым правилам, в рамках которых нужно существовать). тебя это достаёт, ты сметаешь шахматы рукой и бьёшь его по голове шахматной доской. вот только и оно это без ответа не оставит. серьёзного ответа.</text:p>
      <text:p text:style-name="Text_20_body">– всё это я.</text:p>
      <text:p text:style-name="Text_20_body"><text:span text:style-name="Strong_20_Emphasis">человек-методичка</text:span> – антисупергерой. специалист с шаблонным поверхностным взглядом, почерпнутым из методичек из университета, всё загоняющий в шаблоны оттуда.</text:p>
      <text:p text:style-name="Text_20_body"><text:span text:style-name="Strong_20_Emphasis">мистическое</text:span> и <text:span text:style-name="Strong_20_Emphasis">рациональное</text:span> – это не разные категории вещей в одной реальности, а разные способы восприятия одного и того же.</text:p>
      <text:p text:style-name="Text_20_body"><text:span text:style-name="Strong_20_Emphasis">обобщественная деятельность</text:span> – общественная деятельность, когда занимающийся ей решает какую-то актуальную для себя проблему, обобщая её и на других.</text:p>
      <text:p text:style-name="Text_20_body"><text:span text:style-name="Strong_20_Emphasis">бредовая система шизофреника</text:span> – похожее упорядочивание психотического хаоса. и творчество того же Хармса - это то же упорядочивание хаоса порой.</text:p>
      <text:p text:style-name="Text_20_body"><text:span text:style-name="Strong_20_Emphasis">voice schizotyping</text:span> – процесс набора шизотипиком контента, услышанного от “голосов”, которые допустимы в рамках этого диагноза.</text:p>
      <text:p text:style-name="Text_20_body"><text:span text:style-name="Strong_20_Emphasis">дуброта</text:span> – смесь доброты и дуроты (то, что они коморбидны, и так известно)</text:p>
      <text:p text:style-name="Text_20_body"><text:span text:style-name="Strong_20_Emphasis">Ассоциация создателей смыслов</text:span> и <text:span text:style-name="Strong_20_Emphasis">Ассоциация авторов словарей</text:span>.</text:p>
      <text:p text:style-name="Text_20_body"><text:span text:style-name="Strong_20_Emphasis">деформаты</text:span> – люди с деформированным мышлением.</text:p>
      <text:p text:style-name="Text_20_body"><text:span text:style-name="Strong_20_Emphasis">сыроданники</text:span> – просветлённый дзен-монах, воспринимающий мир как он есть.</text:p>
      <text:p text:style-name="Text_20_body"><text:span text:style-name="Emphasis">1608+ год:</text:span> После изобретения телескопа новые звезды (nova) стали менее таинственными.<text:line-break/><text:span text:style-name="Emphasis">2015+ год:</text:span> После изобретения перископа новые звезды стали менее таинственными.</text:p>
      <text:p text:style-name="Text_20_body"><text:soft-page-break/><text:span text:style-name="Strong_20_Emphasis">говнарейка</text:span> – это такая птичка, подвид канарейки, которая поёт в основном говнорок. узор на перьях похож на косуху.</text:p>
      <text:p text:style-name="Text_20_body"><text:span text:style-name="Strong_20_Emphasis">мемантин</text:span> – лекарство, которое пьют, чтобы начать понимать сложные мемы.</text:p>
      <text:p text:style-name="Text_20_body"><text:span text:style-name="Strong_20_Emphasis">сценарист психозов</text:span> – профессия.</text:p>
      <text:p text:style-name="Text_20_body"><text:span text:style-name="Strong_20_Emphasis">“Падаль” Бодлера</text:span> – мерзость в пробирке. мне оно нравится, даже не красочным описание гниения, а тем, как он говорит об этом своей тянке: сначала давит психологически тяжёлыми сценами, потом напоминает ей, что и с ней будет то же, а потом самоутверждается, говоря о том, как он значим, как он важен для неё, как важно его творчество, что оно-то сохранит её красоту. обрабатывает её психологически, короче. и это очень мерзко! а стихотворение - он как будто бы взял эту мерзость в пробирку, отделил от своей жизни и теперь её можно осмотреть, изучить.</text:p>
      <text:p text:style-name="Text_20_body"><text:span text:style-name="Strong_20_Emphasis">серфинг на волнах гипоманий</text:span></text:p>
      <text:p text:style-name="Text_20_body"><text:span text:style-name="Strong_20_Emphasis">ну его как бы весь интернет знает, и это взаимно, в принципе.</text:span></text:p>
      <text:p text:style-name="Text_20_body"><text:span text:style-name="Strong_20_Emphasis">личность</text:span> – одна из комбинаций.</text:p>
      <text:p text:style-name="Text_20_body"><text:span text:style-name="Strong_20_Emphasis">опыт</text:span> – одна из комбинаций.</text:p>
      <text:p text:style-name="Text_20_body"><text:span text:style-name="Strong_20_Emphasis">аромат второго порядка</text:span> - это, например, когда произведение искусства пахнет Хлебниковым, но потому, что пахнет Хармсом, пахнущим Хлебниковым.</text:p>
      <text:p text:style-name="Text_20_body"><text:span text:style-name="Strong_20_Emphasis">Энергия. Как её приобрести и как потратить. Самоучитель (в смысле, автор учит сам себя, интересный вид самоучителей).</text:span></text:p>
      <text:p text:style-name="Text_20_body"><text:span text:style-name="Strong_20_Emphasis">интересно, что стоит за и что стоит над надмировыми принципами.</text:span></text:p>
      <text:p text:style-name="Text_20_body"><text:span text:style-name="Strong_20_Emphasis">овраг</text:span> – это твой обезглавленный враг.</text:p>
      <text:p text:style-name="Text_20_body"><text:span text:style-name="Strong_20_Emphasis">свинец</text:span> сокращённо – свиной холодец.</text:p>
      <text:p text:style-name="Text_20_body"><text:span text:style-name="Strong_20_Emphasis">“Вавилонская Библиотека” Борхеса</text:span> – хранилище, в котором могла храниться “Вавилонская Библиотека” Борхеса хотя бы в упрощённом виде.</text:p>
      <text:p text:style-name="Text_20_body"><text:span text:style-name="Strong_20_Emphasis">окей гугл как научиться картавить</text:span></text:p>
      <text:p text:style-name="Text_20_body"><text:span text:style-name="Strong_20_Emphasis">лезть в депри разума</text:span> – депрессивные загоны.</text:p>
      <text:p text:style-name="Text_20_body"><text:span text:style-name="Strong_20_Emphasis">носкопаемые</text:span> – ну это типа носки, которые давно не стирали.</text:p>
      <text:p text:style-name="Text_20_body"><text:span text:style-name="Strong_20_Emphasis">галлюцинации, которые считают, что это ты галлюцинация.</text:span></text:p>
      <text:p text:style-name="Text_20_body"><text:span text:style-name="Strong_20_Emphasis">расстояние от палубы до расстояния</text:span></text:p>
      <text:p text:style-name="Text_20_body"><text:span text:style-name="Strong_20_Emphasis">продолажаю дальше</text:span></text:p>
      <text:p text:style-name="Text_20_body"><text:span text:style-name="Strong_20_Emphasis">“я случайно переоделась”</text:span></text:p>
      <text:p text:style-name="Text_20_body"><text:span text:style-name="Strong_20_Emphasis">“в глубине души я рыжий”</text:span>.</text:p>
      <text:p text:style-name="Text_20_body"><text:span text:style-name="Strong_20_Emphasis">масса мемаса</text:span> определяет, насколько “толстая” шутка лежит в его основе.</text:p>
      <text:p text:style-name="Text_20_body"><text:span text:style-name="Strong_20_Emphasis">лекарство от одиночества</text:span>: включать женский голос майкрософтовского синтезатора речи, пусть читает текст с нежностями.</text:p>
      <text:p text:style-name="Text_20_body"><text:soft-page-break/><text:span text:style-name="Strong_20_Emphasis">текут болотные тона</text:span></text:p>
      <text:p text:style-name="Text_20_body"><text:span text:style-name="Strong_20_Emphasis">яблоневый сан</text:span> – сан в церкви Поклонников Продукции Apple. созвучие с “яблоневый сад”</text:p>
      <text:p text:style-name="Text_20_body"><text:span text:style-name="Strong_20_Emphasis">просветление</text:span> – понять, что этой крысы не больше, чем ни одной из этих крыс.</text:p>
      <text:p text:style-name="Text_20_body"><text:span text:style-name="Strong_20_Emphasis">радикальное веганство:</text:span> засадить всю планету хищными растениями, скормить им всех мясоедов, а потом съесть эти растения.</text:p>
      <text:p text:style-name="Text_20_body"><text:span text:style-name="Strong_20_Emphasis">оснащённое усами средство контрацепции барьерного типа</text:span></text:p>
      <text:p text:style-name="Text_20_body"><text:span text:style-name="Strong_20_Emphasis">“говорил он в основном на дикой смеси трасянки и суржика”</text:span></text:p>
      <text:p text:style-name="Text_20_body"><text:span text:style-name="Strong_20_Emphasis">хипстерок</text:span> – синоним для инди-рока.</text:p>
      <text:p text:style-name="Text_20_body"><text:span text:style-name="Strong_20_Emphasis">веган с шизофреническим дефектом</text:span> – это овощ-каннибал.</text:p>
      <text:p text:style-name="Text_20_body"><text:span text:style-name="Strong_20_Emphasis">простая форма шизофрении</text:span> – непростая форма шизофрении.</text:p>
      <text:p text:style-name="Text_20_body"><text:span text:style-name="Strong_20_Emphasis">моя цель и моё предназачение – поебистика высшего сорта.</text:span></text:p>
      <text:p text:style-name="Text_20_body"><text:span text:style-name="Strong_20_Emphasis">странноватный</text:span> – странноватый ватник.</text:p>
      <text:p text:style-name="Text_20_body"><text:span text:style-name="Strong_20_Emphasis">вещь в себе</text:span> – хорошее название для рекурсии. как жаль, что занято.</text:p>
      <text:p text:style-name="Text_20_body"><text:span text:style-name="Strong_20_Emphasis">если я проснусь, ты исчезнешь. поэтому просыпаться я не буду.</text:span></text:p>
      <text:p text:style-name="Text_20_body"><text:span text:style-name="Strong_20_Emphasis">порой во снах мне очень хочется спать и я ложусь спать во сне.</text:span></text:p>
      <text:p text:style-name="Text_20_body"><text:span text:style-name="Strong_20_Emphasis">доставка смузи на дронах и гироскутерах.</text:span></text:p>
      <text:p text:style-name="Text_20_body"><text:span text:style-name="Strong_20_Emphasis">абстрактная модель</text:span> – ну, это такая абстрактная девушка, работающая моделью в Платоновском мире идей.</text:p>
      <text:p text:style-name="Text_20_body"><text:span text:style-name="Strong_20_Emphasis">щекотные мысли</text:span></text:p>
      <text:p text:style-name="Text_20_body"><text:span text:style-name="Strong_20_Emphasis">выключатель ангедонии</text:span></text:p>
      <text:p text:style-name="Text_20_body"><text:span text:style-name="Strong_20_Emphasis">полуснится, полусниться</text:span></text:p>
      <text:p text:style-name="Text_20_body"><text:span text:style-name="Strong_20_Emphasis">каркас небес</text:span></text:p>
      <text:p text:style-name="P14"><text:span text:style-name="Strong_20_Emphasis">принять ванну такой, как она есть</text:span></text:p>
      <text:p text:style-name="Text_20_body"><text:span text:style-name="Strong_20_Emphasis">поддельные совпадения</text:span></text:p>
      <text:p text:style-name="Text_20_body"><text:span text:style-name="Strong_20_Emphasis">амбивалентность</text:span> порой – это компромисс.</text:p>
      <text:p text:style-name="Text_20_body"><text:span text:style-name="Strong_20_Emphasis">дзен-коан:</text:span> шизофреник может слышать комментирующие/осуждающие голоса. т.е. эти голоса выражают мнение. вопрос: чьё это мнение?</text:p>
      <text:p text:style-name="Text_20_body"><text:span text:style-name="Strong_20_Emphasis">продажа контекстов, 7 баксов за контекст.</text:span></text:p>
      <text:p text:style-name="Text_20_body"><text:span text:style-name="Strong_20_Emphasis">В конечном итоге мы все проиграем.</text:span></text:p>
      <text:p text:style-name="Text_20_body"><text:span text:style-name="Strong_20_Emphasis"><text:span text:style-name="T10">Неологизмы — </text:span></text:span><text:span text:style-name="Strong_20_Emphasis"><text:span text:style-name="T12">е</text:span></text:span><text:span text:style-name="Strong_20_Emphasis"><text:span text:style-name="T11">сли мы для того, чтобы понимать мир, активно используем слова (и понимание мира порой ограничивается тем, что можно словами выразить), может ли быть, что способность шизофреников изобретать новые слова (неологизмы) связана со способностью видеть мир по-новому и изобретать новые концепции?</text:span></text:span></text:p>
      <text:p text:style-name="Text_20_body"><text:span text:style-name="Strong_20_Emphasis">обрыв чувств, обрыв эмоций</text:span> – аналоги шперрунгов.</text:p>
      <text:p text:style-name="Text_20_body"><text:soft-page-break/><text:span text:style-name="Strong_20_Emphasis">глупый вопрос. но вот если кто-то говорит про кого-то знаменитого, мол, тот перевернулся в гробу, то что говорить про человека, которого кремировали?</text:span></text:p>
      <text:p text:style-name="Text_20_body"><text:span text:style-name="Strong_20_Emphasis">вершчы</text:span></text:p>
      <text:p text:style-name="Text_20_body"><text:span text:style-name="Strong_20_Emphasis">touch the skype</text:span> – способ запуска Skype на планшете.</text:p>
      <text:p text:style-name="Text_20_body">не понимаю, почему Hardened Android не назвали <text:span text:style-name="Strong_20_Emphasis">Marvin</text:span>.</text:p>
      <text:p text:style-name="Text_20_body"><text:span text:style-name="Strong_20_Emphasis">sandy ego</text:span></text:p>
      <text:p text:style-name="Text_20_body"><text:span text:style-name="Strong_20_Emphasis">полустон</text:span></text:p>
      <text:p text:style-name="Text_20_body"><text:span text:style-name="Strong_20_Emphasis">Культ Парадокса</text:span> – неплохой компонент для религии. Если ядро станет противоречивым, про него можно сказать, например, что это трансцендентность и эти явления просто не поддаются обычной человеческой логике. Религии обвиняют в противоречивости, но, может, противоречия порой и являются чем-то, что делает религию успешной?</text:p>
      <text:p text:style-name="Text_20_body">если подняться на <text:span text:style-name="Strong_20_Emphasis">метафорический уровень</text:span> и <text:span text:style-name="Strong_20_Emphasis">увидеть метафорическую надстройку над миром</text:span>, можно увидеть <text:span text:style-name="Strong_20_Emphasis">существа-паучих, которые плетут паутину интриг, обволакивающих мир.</text:span></text:p>
      <text:p text:style-name="Text_20_body"><text:span text:style-name="Strong_20_Emphasis">психоз</text:span> – это порой не иллюзия, а подъём на этот <text:span text:style-name="Strong_20_Emphasis">метафорический уровень</text:span>.</text:p>
      <text:p text:style-name="Text_20_body"><text:span text:style-name="Strong_20_Emphasis">основать свой Cartoon Network с Flapjack`ом и Вселенной Стивена.</text:span></text:p>
      <text:p text:style-name="Text_20_body">даже самые <text:span text:style-name="Strong_20_Emphasis">низкоквалифицированные хипстеры-вебмастера</text:span> “делают сайты на заказ” не на ucoz, джумле и вордпрессе, а на jekyll и pelican и хостят на github pages или других хипстерских хостингах.</text:p>
      <text:p text:style-name="Text_20_body"><text:span text:style-name="Strong_20_Emphasis">Высший Тотальный Смысл</text:span> – это способ сгиперкомпенсировать <text:span text:style-name="Strong_20_Emphasis">психотический хаос</text:span> или <text:span text:style-name="Strong_20_Emphasis">психотический хаос</text:span> – компенсация Тотального Смысла? или ..?</text:p>
      <text:p text:style-name="Text_20_body"><text:span text:style-name="Strong_20_Emphasis">Шизопенгауэр</text:span>, <text:span text:style-name="Strong_20_Emphasis">Schizopenhauer</text:span></text:p>
      <text:p text:style-name="Text_20_body"><text:span text:style-name="Strong_20_Emphasis">каким бы ты не был мастером самостёба, у жизни это всё равно получится лучше.</text:span></text:p>
      <text:p text:style-name="Text_20_body"><text:span text:style-name="Strong_20_Emphasis">юеурн.це</text:span></text:p>
      <text:p text:style-name="Text_20_body"><text:span text:style-name="Strong_20_Emphasis">апато-абулический сироп</text:span> – это сироп рисполепта в больших дозах.</text:p>
      <text:p text:style-name="Text_20_body"><text:span text:style-name="Strong_20_Emphasis">борьба с абстрактными понятиями</text:span></text:p>
      <text:p text:style-name="Text_20_body"><text:span text:style-name="Strong_20_Emphasis">любовь к пространству</text:span> – любовь к проявлениям, иное невозможно в рамках дуккха. любят и ненавидят Проявления, но не всё Простраство целиком. но почему-то часто говорят, что любят или ненавидят всё Пространство. амбивалентность даже честнее? атомарны ли Проявления? отношение формируется к элементарному Проявлению? или логика совсем иная: есть какое-то понятие, неважно, простое или сложное, а отношение к нему формулируется исходя из ассоциаций, <text:span text:style-name="Strong_20_Emphasis">аромат ассоциаций</text:span>.</text:p>
      <text:p text:style-name="Text_20_body"><text:span text:style-name="Strong_20_Emphasis">банализ</text:span> – анализ разных банальностей и очевидностей. желательно как можно более детализированный. порой необходим для того, чтобы начать, наконец-то, понимать эти давно понятные штуки.</text:p>
      <text:p text:style-name="Text_20_body"><text:span text:style-name="Strong_20_Emphasis">депривация Интернета</text:span> – очень серьезный метод лечения кучи вещей, особенно бессонницы. И в то же время <text:span text:style-name="Strong_20_Emphasis">Интернет</text:span> – серьёзный анальгетик.</text:p>
      <text:p text:style-name="Text_20_body"><text:soft-page-break/>космическая шутка про созвучие слов JSON и Jason: {“firstName”: “Jason”, “lastName”: “Statham”}</text:p>
      <text:p text:style-name="Text_20_body"><text:span text:style-name="Strong_20_Emphasis">говорят, что от вранья (другим?) растёт нос. а что происходит от вранья себе?</text:span></text:p>
      <text:p text:style-name="Text_20_body"><text:span text:style-name="Strong_20_Emphasis">нужно сделать специальный пляж для жирных и не пускать туда худых, чтобы жирным не было стыдно и они могли позагорать.</text:span></text:p>
      <text:p text:style-name="Text_20_body"><text:span text:style-name="Strong_20_Emphasis">“твои гены”</text:span> – распространённая ошибка! это не гены мои, а я их (машина для выживания).</text:p>
      <text:p text:style-name="Text_20_body"><text:span text:style-name="Strong_20_Emphasis">нытьё полов</text:span> – нытьё людей о проблемах в отношениях с противоположным (или там своим) полом.</text:p>
      <text:p text:style-name="Text_20_body"><text:span text:style-name="Strong_20_Emphasis">неторопливо нейротопливо (сто роб не растотроп но).</text:span></text:p>
      <text:p text:style-name="Text_20_body"><text:span text:style-name="Strong_20_Emphasis">топливо для психоза</text:span></text:p>
      <text:p text:style-name="Text_20_body"><text:span text:style-name="Strong_20_Emphasis">перепетийное заведение.</text:span></text:p>
      <text:p text:style-name="Text_20_body"><text:span text:style-name="Strong_20_Emphasis">нейролептики</text:span> бывают <text:span text:style-name="Strong_20_Emphasis">атипичные</text:span> и <text:span text:style-name="Strong_20_Emphasis">апатичные</text:span>.</text:p>
      <text:p text:style-name="Text_20_body"><text:span text:style-name="Strong_20_Emphasis">армия обратных захватчиков.</text:span></text:p>
      <text:p text:style-name="Text_20_body"><text:span text:style-name="Strong_20_Emphasis">теория деформации</text:span> охватывает в том числе изменения личности от внешних воздействий.</text:p>
      <text:p text:style-name="Text_20_body"><text:span text:style-name="Strong_20_Emphasis">камера экстрасенсорной депривации</text:span> – специальная комната, обитая фольгой, которая глушит всю экстрасенсорику, чтобы экстрасенсы могли от неё отдохнуть (вариант: палата в психиатрической больнице).</text:p>
      <text:p text:style-name="Text_20_body"><text:span text:style-name="Strong_20_Emphasis">двойные региональные стандарты</text:span> – аналог билингвизма (причём формального, когда второй язык де-факто мёртв) для региональных стандартов.</text:p>
      <text:p text:style-name="Text_20_body"><text:span text:style-name="Strong_20_Emphasis">детей у него не было.</text:span></text:p>
      <text:p text:style-name="Text_20_body"><text:span text:style-name="Strong_20_Emphasis">леводопад = леводопа + водопад</text:span></text:p>
      <text:p text:style-name="Text_20_body"><text:span text:style-name="Strong_20_Emphasis">анестетическое удовольствие</text:span> – удовольствие от того, что ты больше не испытываешь чувств по отношению к чему-то, что тебя задевало, как будто бы на это место души анестетик нанесли.</text:p>
      <text:p text:style-name="Text_20_body"><text:span text:style-name="Strong_20_Emphasis">стигматизация</text:span> – расстройство мышления (конкретно - нарушение процесса обобщения и конкретизации).</text:p>
      <text:p text:style-name="Text_20_body"><text:span text:style-name="Strong_20_Emphasis">mental health consumer starter kit</text:span></text:p>
      <text:p text:style-name="Text_20_body"><text:span text:style-name="Strong_20_Emphasis">мышление немного отсырело</text:span> – мышление стало менее обработанным, более “сырым”.</text:p>
      <text:p text:style-name="Text_20_body"><text:span text:style-name="Strong_20_Emphasis">hoping with depression</text:span></text:p>
      <text:p text:style-name="Text_20_body">суть <text:span text:style-name="Strong_20_Emphasis">кремниеводолинской шкалы мании</text:span> состоит в измерении степени выраженности мании в количестве идей для стартапов, придумываемых в минуту.</text:p>
      <text:p text:style-name="Text_20_body"><text:span text:style-name="Strong_20_Emphasis">подняться над своими силами</text:span> – избежать соблазна применить какую-то свою силу или сильную черту там, где успех гарантирован, но это неуместно из соображений морали. например, избежать соблазна унизить или отобрать что-то у слабого, даже если он не может дать сдачи.</text:p>
      <text:p text:style-name="Text_20_body"><text:soft-page-break/><text:span text:style-name="Strong_20_Emphasis">гениальный исследователь мира своих бредовых концепций, первооткрыватель многих несуществующих вещей.</text:span></text:p>
      <text:p text:style-name="Text_20_body"><text:span text:style-name="Strong_20_Emphasis">шизофрейд</text:span> – вербальная псевдогаллюцинация-психоаналитик.</text:p>
      <text:p text:style-name="Text_20_body"><text:span text:style-name="Strong_20_Emphasis">стили существования.</text:span></text:p>
      <text:p text:style-name="Text_20_body"><text:span text:style-name="Strong_20_Emphasis">обстоятельства внутренней жизни.</text:span></text:p>
      <text:p text:style-name="Text_20_body"><text:span text:style-name="Strong_20_Emphasis">потерянный и возвращённый мир (история одной декомпенсации)</text:span></text:p>
      <text:p text:style-name="Text_20_body"><text:span text:style-name="Strong_20_Emphasis">пир дуккха</text:span></text:p>
      <text:p text:style-name="Text_20_body"><text:span text:style-name="Strong_20_Emphasis">анализ проблем и синтез решений.</text:span></text:p>
      <text:p text:style-name="Text_20_body"><text:span text:style-name="Strong_20_Emphasis">парциальная агония (частичная агония)</text:span> – агония с некоторыми вкраплениями кайфа (наверное, на нехороших веществах такое возможно).</text:p>
      <text:p text:style-name="Text_20_body"><text:span text:style-name="Strong_20_Emphasis">зеркало Тарковского</text:span> – mirror-сайт основного сайта, посвящённого творчеству Тарковского.</text:p>
      <text:p text:style-name="Text_20_body"><text:span text:style-name="Strong_20_Emphasis">времечко и материйка.</text:span></text:p>
      <text:p text:style-name="Text_20_body"><text:span text:style-name="Strong_20_Emphasis">мульти-донный</text:span> – человек, который находится на дне сразу в нескольких областях.</text:p>
      <text:p text:style-name="Text_20_body"><text:span text:style-name="Strong_20_Emphasis">самогнобление</text:span> – это, порой, саботаж реальной самокритики и реальных самоизменений, уход от реальной работы над ошибками.</text:p>
      <text:p text:style-name="Text_20_body"><text:span text:style-name="Strong_20_Emphasis">смерчавый парень</text:span></text:p>
      <text:p text:style-name="Text_20_body"><text:span text:style-name="Strong_20_Emphasis">затраты на поддержание контекста</text:span></text:p>
      <text:p text:style-name="Text_20_body"><text:span text:style-name="Strong_20_Emphasis">что же, а эти операции на отношениях и жизни следует производить только под психической анестезией.</text:span></text:p>
      <text:p text:style-name="Text_20_body"><text:span text:style-name="Strong_20_Emphasis">ВИЧиринка</text:span> – вечеринка инфицированных ВИЧ для обмена разными типами.</text:p>
      <text:p text:style-name="Text_20_body"><text:span text:style-name="Strong_20_Emphasis">подножие бессилия</text:span></text:p>
      <text:p text:style-name="Text_20_body">вычислительная химия, вычислительные нейронауки, вычислительная биология… кроме всего этого существуют и вычислительные качки, которые <text:span text:style-name="Strong_20_Emphasis">“вычисляют протеины”</text:span>.</text:p>
      <text:p text:style-name="P15"><text:span text:style-name="Strong_20_Emphasis">логика</text:span> – набор строгих правил, которых нужно придерживаться, чтобы получить из одного набора неверной фигни другой набор неверной фигни. ой, простите, получить набор фигни, про истинность которой ничего не известно.</text:p>
      <text:p text:style-name="P15"><text:span text:style-name="Strong_20_Emphasis">прогресс</text:span> я понимаю примерно так: если католическая церковь в прошлом преследовала тех, кто не соглашался с физикой Аристотеля, геоцентрической системой, сторонников теории Дарвина, то теперь, признав, скажем, теорию Большого взрыва и, опять же, теорию эволюции, она будет преследовать тех, кто не соглашается с ними. ну, т.е. буквально такого не происходит, но что-то близкое чуть в другой форме – вполне.</text:p>
      <text:p text:style-name="P15">общеизвестно, что ответ на <text:span text:style-name="Strong_20_Emphasis">Главный Вопрос Жизни, Вселенной и Всего Такого</text:span> - это 42. общеизвестно, что правильно заданный вопрос - это половина ответа. Если 42 разделить на 2, получится 21. т.е. <text:span text:style-name="Strong_20_Emphasis">Главный Вопрос Жизни, Вселенной и Всего Такого</text:span> - это 21. Вычисления завершены и Строительный Флот Вогонов им не помешал. а <text:span text:style-name="Strong_20_Emphasis">двадцать одно</text:span> – игра о природе реальности.</text:p>
      <text:p text:style-name="P15"><text:soft-page-break/><text:span text:style-name="Strong_20_Emphasis">численные методы</text:span> – это, возможно, доказательство того, что Бог есть и Он заботится о нас. если математические объекты существуют объективно в каком-то своём мире, а математики их не придумывают, а открывают (такой неоплатонизм часто им свойственен. Вы сами подумайте: вот придумывают люди абстракцию “натуральное число” для каких-то утилитарных целей. Проходит куча времени, и на его основе появляется теория чисел, огромная наука с кучей нерешённых задач. Да неужели это всё в эту концепцию заложили те, кто её придумал?), то это, наверное, распространяется и на численные методы. А зачем они могут быть “нужны” в природе? Не для того ли, чтобы обитатели свежесозданной Вселенной могли их потихоньку открывать для себя и использовать. кафедра вычислительных методов должна быть объединена с кафедрой теологии. Тем не менее, сакральность не всегда подразумевает положительное отношение:</text:p>
      <text:list text:style-name="L17">
        <text:list-item>
          <text:p text:style-name="P52">безрадостная схема </text:p>
        </text:list-item>
        <text:list-item>
          <text:p text:style-name="P52">порядок тошности </text:p>
        </text:list-item>
        <text:list-item>
          <text:p text:style-name="P52">порядок гадкости функции </text:p>
        </text:list-item>
        <text:list-item>
          <text:p text:style-name="P53">устойчивость по печальным данным </text:p>
        </text:list-item>
      </text:list>
      <text:p text:style-name="P15">насчёт разговоров, что, мол, <text:span text:style-name="Strong_20_Emphasis">психи опасны и их нужно изолировать от общества</text:span>: большинство преступлений совершает психически здоровые люди. поэтому рациональнее будет изолировать от общества их - преступлений станет меньше.</text:p>
      <text:p text:style-name="P12"><text:span text:style-name="Strong_20_Emphasis">связь</text:span> – порождающая структуры, наряду с порядком. лежит в основе магии, где связь может быть весьма и весьма символичной. <text:span text:style-name="Strong_20_Emphasis">примеры элементарных связей:</text:span></text:p>
      <text:list text:style-name="L18">
        <text:list-item>
          <text:p text:style-name="P54"><text:span text:style-name="Strong_20_Emphasis">Площадь Победы</text:span> и <text:span text:style-name="Strong_20_Emphasis">радиус поражения</text:span> – антонимы. </text:p>
        </text:list-item>
        <text:list-item>
          <text:p text:style-name="P54">у <text:span text:style-name="Strong_20_Emphasis">котёнка</text:span> и <text:span text:style-name="Strong_20_Emphasis">яблока</text:span> общее то, что они оба - потенция, нечто нереализованное по задумке природы, но в то же время и самоценное в глазах человека. кроме того они подвержены гниению и в них могут водиться червяки. </text:p>
        </text:list-item>
        <text:list-item>
          <text:p text:style-name="P54">у <text:span text:style-name="Strong_20_Emphasis">ботинка</text:span> и <text:span text:style-name="Strong_20_Emphasis">карандаша</text:span> общее то, что они приходят в ветхость: ботинок изнашивается, карандаш стирается. </text:p>
        </text:list-item>
        <text:list-item>
          <text:p text:style-name="P54">среди общего у <text:span text:style-name="Strong_20_Emphasis">собаки</text:span> и <text:span text:style-name="Strong_20_Emphasis">звоночка</text:span> можно выделить язычок. </text:p>
        </text:list-item>
        <text:list-item>
          <text:p text:style-name="P54">а вот у <text:span text:style-name="Strong_20_Emphasis">ночи</text:span> и <text:span text:style-name="Strong_20_Emphasis">страдания</text:span> общее то, что они обволакивают действительность. </text:p>
        </text:list-item>
        <text:list-item>
          <text:p text:style-name="P54">в <text:span text:style-name="Strong_20_Emphasis">трамвае</text:span> и <text:span text:style-name="Strong_20_Emphasis">яблоке</text:span> 1. много железа 2. трамвай питается от линии электропередач, яблоко питается от яблони 2. падающее яблоко может быть орудием убийства, трамвай тоже 3. трамвай ржавеет, яблоко гниёт. </text:p>
        </text:list-item>
        <text:list-item>
          <text:p text:style-name="P54">и <text:span text:style-name="Strong_20_Emphasis">ночь</text:span>, и <text:span text:style-name="Strong_20_Emphasis">человек</text:span>, как правило, что-то скрывают и имеют ограниченную протяжённость во времени. </text:p>
        </text:list-item>
        <text:list-item>
          <text:p text:style-name="P54">у <text:span text:style-name="Strong_20_Emphasis">автомобильной оси</text:span> есть колёса, у <text:span text:style-name="Strong_20_Emphasis">осы</text:span> есть лапки. и то, и другое - конечности. </text:p>
        </text:list-item>
      </text:list>
      <text:p text:style-name="P12">кроме элементарных связей, существуют <text:span text:style-name="Strong_20_Emphasis">связи высших порядков (метасвязи)</text:span> – связи между связями. <text:span text:style-name="Strong_20_Emphasis">люди с метасвязями</text:span> (более высокая ступень развития, чем люди со связями) тоже могут актуализировать латентные признаки для связей высшего порядка.</text:p>
      <text:list text:style-name="L19">
        <text:list-item>
          <text:p text:style-name="P55"><text:span text:style-name="Strong_20_Emphasis">связь (Брака і Верніке)</text:span> и <text:span text:style-name="Strong_20_Emphasis">связь (Брахма і вернікі)</text:span> связаны между собой созвучием и белорусскоязычием. Брахма творит мир, верующие его воспринимают. Область Брока отвечает за воспроизведение речи (ну, это не совсем создание, да), область Вернике отвечает за усвоение и понимание. </text:p>
        </text:list-item>
        <text:list-item>
          <text:p text:style-name="P55"><text:soft-page-break/><text:span text:style-name="Strong_20_Emphasis">связь “сознание-тело” (в смысле философской проблемы)</text:span> и <text:span text:style-name="Strong_20_Emphasis">связь “сознание-тело” (которая может “рваться” при деперсонализации, когда человек чувствует себя чистым разумом, оторванным от тела)</text:span> связаны тем, что опыт деперсонализации, который испытывали люди (вторая связь) наверняка был подпиткой для размышлений над философской проблемой (первая связь). </text:p>
        </text:list-item>
        <text:list-item>
          <text:p text:style-name="P56"><text:span text:style-name="Strong_20_Emphasis">связь яблока и котёнка</text:span> и <text:span text:style-name="Strong_20_Emphasis">связь карандаша и ботинка</text:span> связаны тем, что их часто приводят в учебниках как пример, где шизофреники будут актуализировать латентные признаки (“косточки” и “оставляют след” соотвественно). </text:p>
        </text:list-item>
      </text:list>
      <text:h text:style-name="Heading_20_3" text:outline-level="3"><text:bookmark text:name="бестиарий"/>Бестиарий</text:h>
      <text:p text:style-name="Text_20_body"><text:span text:style-name="Strong_20_Emphasis">Озирости</text:span> – существо, для обслуживания которого создан наш мир. Оно питается обманутыми ожиданиями, прошедшими любвями, разачарованиями и прочим. Любовь, вдохновение, красота, утопии, мечты о лучшей жизни существуют лишь для того, чтобы быть в какой-то момент поломанными и пойти Озирости на корм. Самое вкусное блюдо для него - уничтожение любимого объекта (в обобщённом смысле) сильного и благородного человека, готового отдать свою жизнь, чтобы свою любовь (в обобщённом смысле) защитить.</text:p>
      <text:p text:style-name="Text_20_body"><text:span text:style-name="Strong_20_Emphasis">Вселенский Пастух, его Альдебараны, первичные бульоны, приготовленные из звёздной пыли, галактика как мясорубка и круговорот веществ в природе как мясорубка.</text:span></text:p>
      <text:p text:style-name="Text_20_body"><text:span text:style-name="Strong_20_Emphasis">Большой взрыд</text:span> – одна из малоизвестных космологических теорий. Состоит в том, что новые Вселенные постоянно выплакивает <text:span text:style-name="Strong_20_Emphasis">Сонали</text:span>, почти забытое божество из почти забытого пантеона.<text:line-break/><text:span text:style-name="Strong_20_Emphasis">Сонали</text:span> редко плачет, но когда она плачет, она выплакивает целые Вселенные.</text:p>
      <text:p text:style-name="Text_20_body"><text:span text:style-name="Strong_20_Emphasis">мыслепуты</text:span> – существа, запутывающие мысли.</text:p>
      <text:p text:style-name="Text_20_body"><text:span text:style-name="Strong_20_Emphasis">призраки</text:span> – ностальгия Вселенной по исчезнувшему объекту, её воспоминание о нём. аналогия такая: мы могли испытывать какое-то сильное чувство, например любовь, к кому-то или чему-то. само это чувство ушло, но вспоминая о нём, мы можем чувствовать ностальгию по этому чувству, и в каком-то неполном виде оно снова оживает. так и призраки – это ожившие воспоминания в сознании Порождающего Метачитателя Мноха.</text:p>
      <text:p text:style-name="Text_20_body"><text:span text:style-name="Strong_20_Emphasis">Мнох</text:span> – Порождающий Метачитатель.</text:p>
      <text:p text:style-name="Text_20_body"><text:span text:style-name="Strong_20_Emphasis">Шибайоми</text:span> – Начало. Ломка. Перестройка. Значение. Событие. Ненависть этого мира, его гнев и боль.</text:p>
      <text:p text:style-name="Text_20_body"><text:span text:style-name="Strong_20_Emphasis">Абаломпе</text:span> – хранитель Структуры, Формы, управляющий Метаморфозами, Деформациями, Преобразованиями. Весь Порядок (и, следовательно, вся несвобода) - его сфера и ответственность. Он - персонификация всей математики и химии нашего мира, а также большей части искусства, кроме бесформенного - ташизма, например.</text:p>
      <text:p text:style-name="Text_20_body"><text:span text:style-name="Strong_20_Emphasis">Юироа</text:span> – мать Невозможного, богиня парадоксов. Реализовывалась через Эшера, Бертрана Рассела и многих других.</text:p>
      <text:p text:style-name="Text_20_body"><text:span text:style-name="Strong_20_Emphasis">Ильсанори</text:span> – это Пространство и это Время.</text:p>
      <text:p text:style-name="Text_20_body"><text:span text:style-name="Strong_20_Emphasis">Безымянная</text:span> – хранительница Бесформенного, Невыразимого, мать едва намеченного, туманного. Отвечает за непонимание и интуицию, и бесформенное искусство - уже её сфера.</text:p>
      <text:p text:style-name="Text_20_body"><text:soft-page-break/><text:span text:style-name="Strong_20_Emphasis">Исиндала</text:span> – богиня Абстракции. Редко покидает Платоновский мир идей. Покровительница всех шизоидов.</text:p>
      <text:p text:style-name="Text_20_body"><text:span text:style-name="Strong_20_Emphasis">Шибайоми</text:span> – Начало, Ломка, Перестройка, Значение, Событие. Ненависть мира, его гнев и боль.</text:p>
      <text:p text:style-name="Text_20_body"><text:span text:style-name="Strong_20_Emphasis">кинциуты (энципроты)</text:span> – один из типов энергитических паразитов. их пища - “кидалово”, вернее состояние, когда человек, уже успокоившийся по поводу какой-то ситуации и считающий, что всё в порядке, осознаёт, что его обманули.</text:p>
      <text:p text:style-name="Text_20_body"><text:span text:style-name="Strong_20_Emphasis">Миртазоба, Ардагони, Имитах, Шмиаоа, Эмолииивоца, Силиали, Исингера, Вольцемаг, Истания, Истарга, Иртасан, Ирмитья, Ирнасика, Фиртаканья, Финкьяри, Фиртаканья, Толкунак, Ильнаси, Альманора, Арьяти, Арсабха, Артабола, Ардагони, Ирнабоя, Ирданья, Ингабека, Саламутья, Сыятфе, Липёта</text:span> – пока что не додуманные существа.</text:p>
      <text:h text:style-name="Heading_20_3" text:outline-level="3">Полусонные фразочки</text:h>
      <text:list text:style-name="L20">
        <text:list-item>
          <text:p text:style-name="P58">в автобусе работаю, в троллейбусе отдыхаю. </text:p>
        </text:list-item>
        <text:list-item>
          <text:p text:style-name="P58">весь устный веб я перевираю. </text:p>
        </text:list-item>
        <text:list-item>
          <text:p text:style-name="P58">изнутри знает, что язык изменённый. </text:p>
        </text:list-item>
        <text:list-item>
          <text:p text:style-name="P58">каждую ночь,,,,,,, я превращаюсь в метро. </text:p>
        </text:list-item>
        <text:list-item>
          <text:p text:style-name="P58">ключ оставил с войн </text:p>
        </text:list-item>
        <text:list-item>
          <text:p text:style-name="P58">лежит в передаче лесу углеводов. </text:p>
        </text:list-item>
        <text:list-item>
          <text:p text:style-name="P58">людей, которые переводят свою жизнь в последний монолог. </text:p>
        </text:list-item>
        <text:list-item>
          <text:p text:style-name="P58">молодой человек заземлился. </text:p>
        </text:list-item>
        <text:list-item>
          <text:p text:style-name="P58">наша родная голова разъезжается. </text:p>
        </text:list-item>
        <text:list-item>
          <text:p text:style-name="P58">однажды в обычную пятку войны влетело-вылетело. </text:p>
        </text:list-item>
        <text:list-item>
          <text:p text:style-name="P58">озеро - обман. Вселился в селюху и подумал, что я галлюцинирую. </text:p>
        </text:list-item>
        <text:list-item>
          <text:p text:style-name="P58">она начинание, сразу не предвидел. но она не начало. </text:p>
        </text:list-item>
        <text:list-item>
          <text:p text:style-name="P58">Пётр встал вопреки, опрокинув руки скрипкой (привокзальные крюки согласованы с улыбкой) </text:p>
        </text:list-item>
        <text:list-item>
          <text:p text:style-name="P58">по всем девятым каналам девяносто пятого года. </text:p>
        </text:list-item>
        <text:list-item>
          <text:p text:style-name="P58">пожары двадцатилетнего возраста. </text:p>
        </text:list-item>
        <text:list-item>
          <text:p text:style-name="P58">предложение плёнки. </text:p>
        </text:list-item>
        <text:list-item>
          <text:p text:style-name="P58">семья, которая была расплавленным сыром. </text:p>
        </text:list-item>
        <text:list-item>
          <text:p text:style-name="P58">с невероятной скоростью, которой осталось двадцать минут. </text:p>
        </text:list-item>
        <text:list-item>
          <text:p text:style-name="P58">средняя страница - девять девять десять. </text:p>
        </text:list-item>
        <text:list-item>
          <text:p text:style-name="P58">так я думаю в течение недель, а так - только с вами. </text:p>
        </text:list-item>
        <text:list-item>
          <text:p text:style-name="P58">тебе дали новый мир, который Сталин повышал первой партией. </text:p>
        </text:list-item>
        <text:list-item>
          <text:p text:style-name="P58">что толку было изобретать три измерения, если я постоянно застреваю в пикселях? это как про время у кого-то из фашистов. </text:p>
        </text:list-item>
        <text:list-item>
          <text:p text:style-name="P58">этот сказочно богатый плакат не принёс нам никаких событий. </text:p>
        </text:list-item>
        <text:list-item>
          <text:p text:style-name="P58">я ведь говорил тебе не верить в то что может ему навредить. </text:p>
        </text:list-item>
        <text:list-item>
          <text:p text:style-name="P58">над искривым огнём бежать и струиться счастливо в нём </text:p>
        </text:list-item>
        <text:list-item>
          <text:p text:style-name="P58">относительно пустынной точки пересечённую точку. </text:p>
        </text:list-item>
        <text:list-item>
          <text:p text:style-name="P58">он крадётся беспилотным цветом. </text:p>
        </text:list-item>
        <text:list-item>
          <text:p text:style-name="P58"><text:soft-page-break/>купи своей девушке латы без очереди и переплаты </text:p>
        </text:list-item>
        <text:list-item>
          <text:p text:style-name="P58">всякий “всё есть” (all inclusive) мнит себя лидером, когда это просто игра. </text:p>
        </text:list-item>
        <text:list-item>
          <text:p text:style-name="P58">частично признался, потом свою вину запретил, на несколько дней или даже два месяца. </text:p>
        </text:list-item>
        <text:list-item>
          <text:p text:style-name="P58">запутался в составе: ложка капель или ложка воды. </text:p>
        </text:list-item>
        <text:list-item>
          <text:p text:style-name="P58">да она носу китайца мечта насекомого рот! </text:p>
        </text:list-item>
        <text:list-item>
          <text:p text:style-name="P58">эти воды лекарства были вредными? тогда очистить всё вместе. </text:p>
        </text:list-item>
        <text:list-item>
          <text:p text:style-name="P58">кетчуп-пароли, кетчуп-пароли: губки играют новые роли, буквы играют новые роли </text:p>
        </text:list-item>
        <text:list-item>
          <text:p text:style-name="P58">Большая Голова содержит возвращение. </text:p>
        </text:list-item>
        <text:list-item>
          <text:p text:style-name="P58">Как там у тебя с девчонками, с семьёй, с молитвами? </text:p>
        </text:list-item>
        <text:list-item>
          <text:p text:style-name="P58">ринуться^ в пятнадцатой. </text:p>
        </text:list-item>
        <text:list-item>
          <text:p text:style-name="P58">переехал дорогу, потому что подсыпайся рукой. хотя, в принципе, всё это можно перепонкаграммировать за ту же самую дорогу,юю. Это не дорого. </text:p>
        </text:list-item>
        <text:list-item>
          <text:p text:style-name="P58">&amp;:водяная(хм) роскошь™ измочалена(да ну!) до(а как без этого?) блеска #(орёл не всегда тот, за кого себя выдаёт) </text:p>
        </text:list-item>
        <text:list-item>
          <text:p text:style-name="P58">;мо ?тле::разобрать::ниеь ом </text:p>
        </text:list-item>
        <text:list-item>
          <text:p text:style-name="P58">стр..кт..ра б..зум..я </text:p>
        </text:list-item>
        <text:list-item>
          <text:p text:style-name="P58">&amp;((берего вой) линейзадолжать)? </text:p>
        </text:list-item>
        <text:list-item>
          <text:p text:style-name="P58">;те ли существа<text:line-break/>хотедавайте будем честными :—: наверное главное впечатление за сегоаря<text:line-break/>!бездонность как 1порядок из самых замеча_АРХИТЕКТУРА_тельных свойств<text:line-break/>в этой <text:span text:style-name="Strong_20_Emphasis">(бесс)мысленной кашице</text:span> хранится примерно <text:span text:style-name="Strong_20_Emphasis">8/9 сути вещей</text:span>, остальное завтра. </text:p>
          <text:list>
            <text:list-item>
              <text:p text:style-name="P58">знать меня совсем надёжней, чем .ПОДОБИЕ. в сети (знать меня совсем обычней) </text:p>
            </text:list-item>
            <text:list-item>
              <text:p text:style-name="P57">знать меня совсем (ты совсем меня знаешь)<text:line-break/>Девушка, 1909 год (Всемирный Год Войны), хикки. </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ru" fo:country="RU" style:letter-kerning="true" style:font-name-asian="NSimSun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ru" fo:country="RU" style:letter-kerning="true" style:font-name-asian="NSimSun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3:02:53.975922899</meta:creation-date>
    <dc:date>2024-04-29T09:59:28.737569595</dc:date>
    <meta:editing-duration>PT1H29M18S</meta:editing-duration>
    <meta:editing-cycles>25</meta:editing-cycles>
    <meta:generator>LibreOffice/24.2.0.3$Linux_X86_64 LibreOffice_project/420$Build-3</meta:generator>
    <meta:print-date>2024-04-29T09:57:56.440268869</meta:print-date>
    <meta:printed-by>PDF files</meta:printed-by>
    <dc:title>Черновики за 2017-2018 годы</dc:title>
    <dc:creator>Павел Любецкий</dc:creator>
    <meta:document-statistic meta:table-count="0" meta:image-count="0" meta:object-count="0" meta:page-count="50" meta:paragraph-count="867" meta:word-count="14834" meta:character-count="104721" meta:non-whitespace-character-count="90429"/>
  </office:meta>
</office:document-meta>
</file>